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63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31.68mm"/>
    </style:style>
    <style:style style:name="co5" style:family="table-column">
      <style:table-column-properties fo:break-before="auto" style:column-width="27.53mm"/>
    </style:style>
    <style:style style:name="co6" style:family="table-column">
      <style:table-column-properties fo:break-before="auto" style:column-width="81.65mm"/>
    </style:style>
    <style:style style:name="co7" style:family="table-column">
      <style:table-column-properties fo:break-before="auto" style:column-width="3.35mm"/>
    </style:style>
    <style:style style:name="co8" style:family="table-column">
      <style:table-column-properties fo:break-before="auto" style:column-width="4.23mm"/>
    </style:style>
    <style:style style:name="co9" style:family="table-column">
      <style:table-column-properties fo:break-before="auto" style:column-width="17.23mm"/>
    </style:style>
    <style:style style:name="co10" style:family="table-column">
      <style:table-column-properties fo:break-before="auto" style:column-width="73.11mm"/>
    </style:style>
    <style:style style:name="co11" style:family="table-column">
      <style:table-column-properties fo:break-before="auto" style:column-width="50.45mm"/>
    </style:style>
    <style:style style:name="co12" style:family="table-column">
      <style:table-column-properties fo:break-before="auto" style:column-width="19.26mm"/>
    </style:style>
    <style:style style:name="co13" style:family="table-column">
      <style:table-column-properties fo:break-before="auto" style:column-width="28.03mm"/>
    </style:style>
    <style:style style:name="co14" style:family="table-column">
      <style:table-column-properties fo:break-before="auto" style:column-width="43.62mm"/>
    </style:style>
    <style:style style:name="co15" style:family="table-column">
      <style:table-column-properties fo:break-before="auto" style:column-width="56.07mm"/>
    </style:style>
    <style:style style:name="co16" style:family="table-column">
      <style:table-column-properties fo:break-before="auto" style:column-width="55.92mm"/>
    </style:style>
    <style:style style:name="co17" style:family="table-column">
      <style:table-column-properties fo:break-before="auto" style:column-width="20.32mm"/>
    </style:style>
    <style:style style:name="co18" style:family="table-column">
      <style:table-column-properties fo:break-before="auto" style:column-width="24.13mm"/>
    </style:style>
    <style:style style:name="co19" style:family="table-column">
      <style:table-column-properties fo:break-before="auto" style:column-width="121.99mm"/>
    </style:style>
    <style:style style:name="co20" style:family="table-column">
      <style:table-column-properties fo:break-before="auto" style:column-width="17.55mm"/>
    </style:style>
    <style:style style:name="co21" style:family="table-column">
      <style:table-column-properties fo:break-before="auto" style:column-width="19.74mm"/>
    </style:style>
    <style:style style:name="co24" style:family="table-column">
      <style:table-column-properties fo:break-before="auto" style:column-width="9.53mm"/>
    </style:style>
    <style:style style:name="co25" style:family="table-column">
      <style:table-column-properties fo:break-before="auto" style:column-width="98.87mm"/>
    </style:style>
    <style:style style:name="ro6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3.81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0">
      <style:text-properties style:text-position=""/>
    </style:style>
    <style:style style:name="ce38" style:family="table-cell" style:parent-style-name="Default" style:data-style-name="N0">
      <style:table-cell-properties style:vertical-align="automatic"/>
      <style:text-properties fo:color="#0000ff" style:text-position="" style:font-name="Cambria" style:text-underline-style="solid" style:text-underline-width="auto" style:text-underline-color="font-color" style:font-name-asian="Cambria1" style:font-name-complex="Cambria1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d9ead3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b4a7d6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f9cb9c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a2c4c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9" style:family="table-cell" style:parent-style-name="Default" style:data-style-name="N0">
      <style:table-cell-properties fo:background-color="#b6d7a8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22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3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4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5" style:family="table-cell" style:parent-style-name="Default" style:data-style-name="N0">
      <style:table-cell-properties fo:background-color="#b6d7a8" fo:border="0.06pt solid #000000" style:vertical-align="automatic"/>
      <style:text-properties style:font-name="Arial" fo:font-size="7pt" style:font-name-asian="Arial" style:font-size-asian="7pt" style:font-name-complex="Arial" style:font-size-complex="7pt"/>
    </style:style>
    <style:style style:name="ce26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7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8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30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d5a6bd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ffe59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6" style:family="table-cell" style:parent-style-name="Default" style:data-style-name="N0">
      <style:table-cell-properties fo:background-color="#f9cb9c" fo:border="0.74pt solid #000000"/>
      <style:text-properties style:font-name="Cambria" fo:font-size="7pt" style:font-name-asian="Cambria1" style:font-size-asian="7pt" style:font-name-complex="Cambria1" style:font-size-complex="7pt"/>
    </style:style>
    <style:style style:name="ce40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41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2" style:family="table-cell" style:parent-style-name="Default" style:data-style-name="N0">
      <style:table-cell-properties fo:background-color="#ffffff" fo:border="0.06pt solid #000000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21" table:default-cell-style-name="ce10"/>
        <table:table-column table:style-name="co24" table:default-cell-style-name="ce10"/>
        <table:table-column table:style-name="co25" table:default-cell-style-name="ce10"/>
        <table:table-column table:style-name="co22" table:number-columns-repeated="1002" table:default-cell-style-name="ce10"/>
        <table:table-column table:style-name="co23" table:default-cell-style-name="ce10"/>
        <table:table-row table:style-name="ro3">
          <table:table-cell table:style-name="ce4" office:value-type="string" calcext:value-type="string">
            <text:p>ID nam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lural name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scene</text:p>
          </table:table-cell>
          <table:table-cell table:style-name="ce4" office:value-type="string" calcext:value-type="string">
            <text:p>reserved</text:p>
          </table:table-cell>
          <table:table-cell table:style-name="ce4" office:value-type="string" calcext:value-type="string">
            <text:p>faction</text:p>
          </table:table-cell>
          <table:table-cell table:style-name="ce4" office:value-type="string" calcext:value-type="string">
            <text:p>head armors</text:p>
          </table:table-cell>
          <table:table-cell table:style-name="ce4" office:value-type="string" calcext:value-type="string">
            <text:p>body armors</text:p>
          </table:table-cell>
          <table:table-cell table:style-name="ce4" office:value-type="string" calcext:value-type="string">
            <text:p>hand armors</text:p>
          </table:table-cell>
          <table:table-cell table:style-name="ce4" office:value-type="string" calcext:value-type="string">
            <text:p>foot armors</text:p>
          </table:table-cell>
          <table:table-cell table:style-name="ce4" office:value-type="string" calcext:value-type="string">
            <text:p>pri weapons</text:p>
          </table:table-cell>
          <table:table-cell table:style-name="ce4" office:value-type="string" calcext:value-type="string">
            <text:p>sec weapions</text:p>
          </table:table-cell>
          <table:table-cell table:style-name="ce4" office:value-type="string" calcext:value-type="string">
            <text:p>horses</text:p>
          </table:table-cell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proficiencies</text:p>
          </table:table-cell>
          <table:table-cell table:style-name="ce4" office:value-type="string" calcext:value-type="string">
            <text:p>skills</text:p>
          </table:table-cell>
          <table:table-cell table:style-name="ce4" office:value-type="string" calcext:value-type="string">
            <text:p>face code 1</text:p>
          </table:table-cell>
          <table:table-cell table:style-name="ce4" office:value-type="string" calcext:value-type="string">
            <text:p>face code 2</text:p>
          </table:table-cell>
          <table:table-cell table:style-name="ce4" office:value-type="string" calcext:value-type="string">
            <text:p>image</text:p>
          </table:table-cell>
          <table:table-cell table:style-name="ce41" office:value-type="string" calcext:value-type="string">
            <text:p>code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Woodmen</text:p>
          </table:table-cell>
          <table:table-cell table:style-name="ce7" table:number-columns-repeated="19"/>
          <table:table-cell table:style-name="ce7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youth</text:p>
          </table:table-cell>
          <table:table-cell table:style-name="ce6" office:value-type="string" calcext:value-type="string">
            <text:p>Woodman</text:p>
          </table:table-cell>
          <table:table-cell table:style-name="ce6" office:value-type="string" calcext:value-type="string">
            <text:p>Woodme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staff,</text:p>
          </table:table-cell>
          <table:table-cell table:style-name="ce18" table:number-columns-repeated="2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2|knows_power_strike_1|knows_ironflesh_1</text:p>
          </table:table-cell>
          <table:table-cell table:style-name="ce33" office:value-type="string" calcext:value-type="string">
            <text:p>rohan_face_younger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gondor_ranger_hood,itm_woodman_tunic,itm_rohan_shoes,itm_beorn_staff,],attr_tier_1,wp_tier_1,knows_common|knows_athletics_2|knows_power_strike_1|knows_ironflesh_1,rohan_face_younger_1,rohan_face_middle_2]," calcext:value-type="string">
            <text:p>["woodmen_youth","Woodman","Woodmen",tfg_armor| tfg_boots,0,0,fac_beorn,[itm_gondor_ranger_hood,itm_woodman_tunic,itm_rohan_shoes,itm_beorn_staff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scout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staff,</text:p>
          </table:table-cell>
          <table:table-cell table:style-name="ce18" table:number-columns-repeated="2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power_strike_2|knows_ironflesh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gondor_ranger_hood,itm_woodman_scout,itm_rohan_shoes,itm_beorn_staff,],attr_tier_2,wp_tier_2,knows_common|knows_athletics_2|knows_power_strike_2|knows_ironflesh_2,rohan_face_young_1,rohan_face_middle_2]," calcext:value-type="string">
            <text:p>["woodmen_forester","Woodmen_Forester","Woodmen_Foresters",tfg_armor| tfg_boots,0,0,fac_beorn,[itm_gondor_ranger_hood,itm_woodman_scout,itm_rohan_shoes,itm_beorn_staff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, itm_north_leather_skullcap_bad,</text:p>
          </table:table-cell>
          <table:table-cell table:style-name="ce18" office:value-type="string" calcext:value-type="string">
            <text:p>itm_woodman_padde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ong_bearded_axe,</text:p>
          </table:table-cell>
          <table:table-cell table:style-name="ce18" table:number-columns-repeated="2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power_strike_2|knows_ironflesh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" calcext:value-type="string">
            <text:p>["woodmen_skilled_forester","Woodmen_Skilled_Forester","Woodmen_Skilled_Foresters"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woodmen_axemen</text:p>
          </table:table-cell>
          <table:table-cell table:style-name="ce6" office:value-type="string" calcext:value-type="string">
            <text:p>Woodmen_Axeman</text:p>
          </table:table-cell>
          <table:table-cell table:style-name="ce6" office:value-type="string" calcext:value-type="string">
            <text:p>Woodmen_Axemen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, itm_north_leather_skullcap_bad,itm_north_leather_skullcap_good, itm_north_skullcap, </text:p>
          </table:table-cell>
          <table:table-cell table:style-name="ce18" office:value-type="string" calcext:value-type="string">
            <text:p>itm_woodman_padd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ong_bearded_axe,</text:p>
          </table:table-cell>
          <table:table-cell table:style-name="ce18" table:number-columns-repeated="2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power_strike_3|knows_ironflesh_3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strike_3|knows_ironflesh_3,rohan_face_young_1,rohan_face_old_2]," calcext:value-type="string">
            <text:p>["woodmen_axemen","Woodmen_Axeman","Woodmen_Axemen"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strike_3|knows_ironflesh_3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woodmen_master_axemen</text:p>
          </table:table-cell>
          <table:table-cell table:style-name="ce6" office:value-type="string" calcext:value-type="string">
            <text:p>Night_Guard_of_Mirkwood</text:p>
          </table:table-cell>
          <table:table-cell table:style-name="ce6" office:value-type="string" calcext:value-type="string">
            <text:p>Night_Guards_of_Mirkwood</text:p>
          </table:table-cell>
          <table:table-cell table:style-name="ce12" office:value-type="string" calcext:value-type="string">
            <text:p>tfg_armor| tfg_helm| tfg_boots| tfg_glove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_good, itm_north_skullcap, itm_north_nasal_helm_good,</text:p>
          </table:table-cell>
          <table:table-cell table:style-name="ce18" office:value-type="string" calcext:value-type="string">
            <text:p>itm_woodmen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2_handed_axe,</text:p>
          </table:table-cell>
          <table:table-cell table:style-name="ce18" table:number-columns-repeated="2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4|knows_power_strike_4|knows_ironflesh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" calcext:value-type="string">
            <text:p>["woodmen_master_axemen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tunic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beorn_staff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common|knows_athletics_2|knows_power_draw_1|knows_ironflesh_1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 itm_north_leather_skullcap_bad,</text:p>
          </table:table-cell>
          <table:table-cell table:style-name="ce18" office:value-type="string" calcext:value-type="string">
            <text:p>itm_woodman_scou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beorn_staff, itm_axe_a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2|knows_power_draw_2|knows_power_strike_1|knows_ironflesh_1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" calcext:value-type="string">
            <text:p>["woodmen_scout","Woodmen_Scout","Woodmen_Scouts"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s</text:p>
          </table:table-cell>
          <table:table-cell table:style-name="ce12" office:value-type="string" calcext:value-type="string">
            <text:p>tfg_ranged| tfg_armor| tfg_helm|tfg_boots| tfg_glove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 itm_north_leather_skullcap_bad, itm_north_leather_skullcap,</text:p>
          </table:table-cell>
          <table:table-cell table:style-name="ce18" office:value-type="string" calcext:value-type="string">
            <text:p>itm_woodman_scou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regular_bow,itm_arrows,</text:p>
          </table:table-cell>
          <table:table-cell table:style-name="ce18" office:value-type="string" calcext:value-type="string">
            <text:p>itm_axe_a, itm_axe_b, itm_beorn_staff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3|knows_power_draw_2|knows_power_strike_2|knows_ironflesh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axe_a, itm_axe_b, itm_beorn_staff,],attr_tier_4,wp_tier_bow_5,knows_common|knows_athletics_3|knows_power_draw_2|knows_power_strike_2|knows_ironflesh_2,rohan_face_young_1,rohan_face_old_2]," calcext:value-type="string">
            <text:p>["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axe_a, itm_axe_b, itm_beorn_staff,],attr_tier_4,wp_tier_bow_5,knows_common|knows_athletics_3|knows_power_draw_2|knows_power_strike_2|knows_ironflesh_2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fell_huntsmen_of_mirkwood</text:p>
          </table:table-cell>
          <table:table-cell table:style-name="ce6" office:value-type="string" calcext:value-type="string">
            <text:p>Night_Stalker_of_Mirkwood</text:p>
          </table:table-cell>
          <table:table-cell table:style-name="ce6" office:value-type="string" calcext:value-type="string">
            <text:p>Night_Stalkers_of_Mirkwood</text:p>
          </table:table-cell>
          <table:table-cell table:style-name="ce12" office:value-type="string" calcext:value-type="string">
            <text:p>tfg_ranged| tfg_gloves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, itm_north_leather_skullcap_bad,itm_north_leather_skullcap_good, itm_north_skullcap, </text:p>
          </table:table-cell>
          <table:table-cell table:style-name="ce18" office:value-type="string" calcext:value-type="string">
            <text:p>itm_woodman_padd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elven_bow,itm_arrows,</text:p>
          </table:table-cell>
          <table:table-cell table:style-name="ce18" office:value-type="string" calcext:value-type="string">
            <text:p>itm_axe_c, itm_long_bearded_axe,itm_beorn_staff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archery(210)|wp_melee(150)</text:p>
          </table:table-cell>
          <table:table-cell table:style-name="ce30" office:value-type="string" calcext:value-type="string">
            <text:p>knows_common|knows_athletics_4|knows_power_draw_3|knows_power_strike_3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Night_Stalker_of_Mirkwood&quot;,&quot;Night_Stalkers_of_Mirkwood&quot;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itm_beorn_staff,],attr_tier_5,wp_archery(210)|wp_melee(150),knows_common|knows_athletics_4|knows_power_draw_3|knows_power_strike_3|knows_ironflesh_3,rohan_face_middle_1,rohan_face_old_2]," calcext:value-type="string">
            <text:p>["fell_huntsmen_of_mirkwood","Night_Stalker_of_Mirkwood","Night_Stalkers_of_Mirkwood"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itm_beorn_staff,],attr_tier_5,wp_archery(210)|wp_melee(150),knows_common|knows_athletics_4|knows_power_draw_3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5"/>
          <table:table-cell table:style-name="ce7" table:formula="of:=[.F3]+[.F4]+[.F5]+[.F6]+[.F7]+[.F8]" office:value-type="float" office:value="0" calcext:value-type="float">
            <text:p>0</text:p>
          </table:table-cell>
          <table:table-cell table:style-name="ce7" table:number-columns-repeated="14"/>
          <table:table-cell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Beornings</text:p>
          </table:table-cell>
          <table:table-cell table:style-name="ce7" table:number-columns-repeated="19"/>
          <table:table-cell table:style-name="ce7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vale_man</text:p>
          </table:table-cell>
          <table:table-cell table:style-name="ce6" office:value-type="string" calcext:value-type="string">
            <text:p>Beorning_Man</text:p>
          </table:table-cell>
          <table:table-cell table:style-name="ce6" office:value-type="string" calcext:value-type="string">
            <text:p>Beorning_Me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staff,itm_beorn_axe,itm_dwarf_sword_b,</text:p>
          </table:table-cell>
          <table:table-cell table:style-name="ce18" table:number-columns-repeated="2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2|knows_power_strike_1|knows_ironflesh_2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en&quot;,tfg_armor| tfg_boots,0,0,fac_beorn,[itm_gondor_ranger_hood,itm_beorn_tunic,itm_rohan_shoes,itm_beorn_staff,itm_beorn_axe,itm_dwarf_sword_b,],attr_tier_1,wp_tier_1,knows_common|knows_athletics_2|knows_power_strike_1|knows_ironflesh_2,beorn_face1,beorn_face2]," calcext:value-type="string">
            <text:p>["beorning_vale_man","Beorning_Man","Beorning_Men",tfg_armor| tfg_boots,0,0,fac_beorn,[itm_gondor_ranger_hood,itm_beorn_tunic,itm_rohan_shoes,itm_beorn_staff,itm_beorn_axe,itm_dwarf_sword_b,],attr_tier_1,wp_tier_1,knows_common|knows_athletics_2|knows_power_strike_1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axe,itm_dwarf_sword_b,</text:p>
          </table:table-cell>
          <table:table-cell table:style-name="ce18" office:value-type="string" calcext:value-type="string">
            <text:p>itm_beorn_shield,itm_north_round_shield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power_strike_1|knows_ironflesh_2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north_skullcap, itm_beorn_tunic,itm_rohan_shoes,itm_beorn_axe,itm_dwarf_sword_b,itm_beorn_shield,itm_north_round_shield,],attr_tier_2,wp_tier_2,knows_common|knows_athletics_2|knows_power_strike_1|knows_ironflesh_2,beorn_face1,beorn_face2]," calcext:value-type="string">
            <text:p>["beorning_warrior","Beorning_Warrior","Beorning_Warriors",tfg_armor| tfg_boots,0,0,fac_beorn,[itm_north_skullcap, itm_beorn_tunic,itm_rohan_shoes,itm_beorn_axe,itm_dwarf_sword_b,itm_beorn_shield,itm_north_round_shield,],attr_tier_2,wp_tier_2,knows_common|knows_athletics_2|knows_power_strike_1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tolltacker</text:p>
          </table:table-cell>
          <table:table-cell table:style-name="ce6" office:value-type="string" calcext:value-type="string">
            <text:p>Beorning_Toll-Taker</text:p>
          </table:table-cell>
          <table:table-cell table:style-name="ce6" office:value-type="string" calcext:value-type="string">
            <text:p>Beorning_Toll-Takers</text:p>
          </table:table-cell>
          <table:table-cell table:style-name="ce12" office:value-type="string" calcext:value-type="string">
            <text:p>tfg_armor| tfg_boots|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padded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dwarf_sword_b,</text:p>
          </table:table-cell>
          <table:table-cell table:style-name="ce18" office:value-type="string" calcext:value-type="string">
            <text:p>itm_beorn_shield,itm_north_round_shield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power_strike_2|knows_ironflesh_3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|tfg_shield,0,0,fac_beorn,[itm_north_skullcap, itm_beorn_padded,itm_rohan_shoes,itm_dwarf_sword_b,itm_beorn_shield,itm_north_round_shield,],attr_tier_3,wp_tier_3,knows_common|knows_athletics_2|knows_power_strike_2|knows_ironflesh_3,beorn_face1,beorn_face2]," calcext:value-type="string">
            <text:p>["beorning_tolltacker","Beorning_Toll-Taker","Beorning_Toll-Takers",tfg_armor| tfg_boots|tfg_shield,0,0,fac_beorn,[itm_north_skullcap, itm_beorn_padded,itm_rohan_shoes,itm_dwarf_sword_b,itm_beorn_shield,itm_north_round_shield,],attr_tier_3,wp_tier_3,knows_common|knows_athletics_2|knows_power_strike_2|knows_ironflesh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heavy, itm_beorn_padde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warf_sword_b,itm_dale_sword,</text:p>
          </table:table-cell>
          <table:table-cell table:style-name="ce18" office:value-type="string" calcext:value-type="string">
            <text:p>itm_beorn_shield,itm_beorn_shield_good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power_strike_3|knows_ironflesh_4|knows_shield_3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4|knows_shield_3,beorn_face1,beorn_face2]," calcext:value-type="string">
            <text:p>["beorning_sentinel","Beorning_Sentinel","Beorning_Sentinels"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4|knows_shield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s_of_the_Ford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warf_sword_a,itm_dwarf_sword_b,itm_dale_sword,itm_dale_sword_long,</text:p>
          </table:table-cell>
          <table:table-cell table:style-name="ce18" office:value-type="string" calcext:value-type="string">
            <text:p>itm_beorn_shield_good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4|knows_power_strike_3|knows_ironflesh_5|knows_shield_5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" calcext:value-type="string">
            <text:p>["beorning_warden_of_the_ford","Beorning_Warden_of_the_Ford","Beorning_Wardens_of_the_Ford"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axe,</text:p>
          </table:table-cell>
          <table:table-cell table:style-name="ce18" table:number-columns-repeated="2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4|knows_power_strike_3|knows_ironflesh_4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north_skullcap, itm_beorn_tunic,itm_rohan_shoes,itm_beorn_axe,],attr_tier_3,wp_tier_3,knows_common|knows_athletics_4|knows_power_strike_3|knows_ironflesh_4,beorn_face1,beorn_face2]," calcext:value-type="string">
            <text:p>["beorning_carrock_lookout","Beorning_Carrock_Lookout","Beorning_Carrock_Lookouts",tfg_armor| tfg_boots,0,0,fac_beorn,[itm_north_skullcap, itm_beorn_tunic,itm_rohan_shoes,itm_beorn_axe,],attr_tier_3,wp_tier_3,knows_common|knows_athletics_4|knows_power_strike_3|knows_ironflesh_4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axe,itm_beorn_battle_axe,</text:p>
          </table:table-cell>
          <table:table-cell table:style-name="ce18" table:number-columns-repeated="2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5|knows_power_strike_4|knows_ironflesh_6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tunic,itm_leather_boots,itm_beorn_axe,itm_beorn_battle_axe,],attr_tier_4,wp_tier_4,knows_common|knows_athletics_5|knows_power_strike_4|knows_ironflesh_6,beorn_face1,beorn_face2]," calcext:value-type="string">
            <text:p>["beorning_carrock_fighter","Beorning_Carrock_Fighter","Beorning_Carrock_Fighters",tfg_shield| tfg_armor| tfg_helm| tfg_boots,0,0,fac_beorn,[itm_beorn_helmet,itm_beorn_tunic,itm_leather_boots,itm_beorn_axe,itm_beorn_battle_axe,],attr_tier_4,wp_tier_4,knows_common|knows_athletics_5|knows_power_strike_4|knows_ironflesh_6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s</text:p>
          </table:table-cell>
          <table:table-cell table:style-name="ce12" office:value-type="string" calcext:value-type="string">
            <text:p>tfg_gloves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berserk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battle_axe,</text:p>
          </table:table-cell>
          <table:table-cell table:style-name="ce18" table:number-columns-repeated="2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7|knows_power_strike_6|knows_ironflesh_8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beorn_berserk,itm_leather_boots,itm_beorn_battle_axe,],attr_tier_5,wp_tier_5,knows_common|knows_athletics_7|knows_power_strike_6|knows_ironflesh_8,beorn_face1,beorn_face2]," calcext:value-type="string">
            <text:p>["beorning_carrock_berserker","Beorning_Carrock_Berserker","Beorning_Carrock_Berserkers",tfg_gloves| tfg_armor| tfg_helm| tfg_boots,0,0,fac_beorn,[itm_beorn_helmet,itm_beorn_berserk,itm_leather_boots,itm_beorn_battle_axe,],attr_tier_5,wp_tier_5,knows_common|knows_athletics_7|knows_power_strike_6|knows_ironflesh_8,beorn_face1,beorn_face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shield_bear</text:p>
          </table:table-cell>
          <table:table-cell table:style-name="ce6" office:value-type="string" calcext:value-type="string">
            <text:p>Bear_Warrior</text:p>
          </table:table-cell>
          <table:table-cell table:style-name="ce6" office:value-type="string" calcext:value-type="string">
            <text:p>Bear_Warriors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chie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axe_reward,</text:p>
          </table:table-cell>
          <table:table-cell table:style-name="ce18" office:value-type="string" calcext:value-type="string">
            <text:p>itm_beorn_shield_reward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power_strike_4|knows_ironflesh_6|knows_shield_7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beorning_shield_bea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" calcext:value-type="string">
            <text:p>["beorning_shield_bear","Bear_Warrior","Bear_Warriors"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ale</text:p>
          </table:table-cell>
          <table:table-cell table:style-name="ce7" table:number-columns-repeated="19"/>
          <table:table-cell table:style-name="ce7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ilitia</text:p>
          </table:table-cell>
          <table:table-cell table:style-name="ce6" office:value-type="string" calcext:value-type="string">
            <text:p>Dale_Militiaman</text:p>
          </table:table-cell>
          <table:table-cell table:style-name="ce6" office:value-type="string" calcext:value-type="string">
            <text:p>Dale_Militia</text:p>
          </table:table-cell>
          <table:table-cell table:style-name="ce12" office:value-type="string" calcext:value-type="string">
            <text:p>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bad,</text:p>
          </table:table-cell>
          <table:table-cell table:style-name="ce18" office:value-type="string" calcext:value-type="string">
            <text:p>itm_fur_coat, itm_blue_tunic, 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dale_pike, itm_dale_sword, itm_arrows,itm_short_bow,itm_axe_a,</text:p>
          </table:table-cell>
          <table:table-cell table:style-name="ce18" office:value-type="string" calcext:value-type="string">
            <text:p>itm_north_round_shield,</text:p>
          </table:table-cell>
          <table:table-cell table:style-name="ce18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vaegir_face_younger_1</text:p>
          </table:table-cell>
          <table:table-cell table:style-name="ce33" office:value-type="string" calcext:value-type="string">
            <text:p>vaegir_face_middle_2</text:p>
          </table:table-cell>
          <table:table-cell table:style-name="ce35"/>
          <table:table-cell table:style-name="ce7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dale_militia&quot;,&quot;Dale_Militiaman&quot;,&quot;Dale_Militia&quot;,tfg_boots| tfg_armor,0,0,fac_dale,[itm_north_leather_skullcap, itm_north_leather_skullcap_bad,itm_fur_coat, itm_blue_tunic, itm_rohan_shoes,itm_dale_pike, itm_dale_sword, itm_arrows,itm_short_bow,itm_axe_a,itm_north_round_shield,],attr_tier_1,wp_tier_1,knows_common,vaegir_face_younger_1,vaegir_face_middle_2]," calcext:value-type="string">
            <text:p>["dale_militia","Dale_Militiaman","Dale_Militia",tfg_boots| tfg_armor,0,0,fac_dale,[itm_north_leather_skullcap, itm_north_leather_skullcap_bad,itm_fur_coat, itm_blue_tunic, 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an_at_arms</text:p>
          </table:table-cell>
          <table:table-cell table:style-name="ce6" office:value-type="string" calcext:value-type="string">
            <text:p>Dale_Man-at-Arms</text:p>
          </table:table-cell>
          <table:table-cell table:style-name="ce6" office:value-type="string" calcext:value-type="string">
            <text:p>Dale_Men-at-Arm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8" office:value-type="string" calcext:value-type="string">
            <text:p>itm_dale_light_a, itm_dale_light_a_good, itm_dale_med_b_bad, 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dale_sword,itm_dale_pike, itm_axe_a, itm_axe_b, itm_axe_c,</text:p>
          </table:table-cell>
          <table:table-cell table:style-name="ce18" office:value-type="string" calcext:value-type="string">
            <text:p>itm_north_round_shield, itm_dale_shield_c, itm_dale_shield_a, 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middle_2</text:p>
          </table:table-cell>
          <table:table-cell table:style-name="ce35"/>
          <table:table-cell table:style-name="ce7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 itm_leather_boots,itm_rohan_shoes,itm_dale_sword,itm_dale_pike, itm_axe_a, itm_axe_b, itm_axe_c,itm_north_round_shield, itm_dale_shield_c, itm_dale_shield_a, ],attr_tier_2,wp_tier_2,knows_common,vaegir_face_young_1,vaegir_face_middle_2]," calcext:value-type="string">
            <text:p>["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 itm_leather_boots,itm_rohan_shoes,itm_dale_sword,itm_dale_pike, itm_axe_a, itm_axe_b, itm_axe_c,itm_north_round_shield, itm_dale_shield_c, itm_dale_shield_a, ],attr_tier_2,wp_tier_2,knows_common,vaegir_face_young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scout</text:p>
          </table:table-cell>
          <table:table-cell table:style-name="ce6" office:value-type="string" calcext:value-type="string">
            <text:p>Dale_Scout</text:p>
          </table:table-cell>
          <table:table-cell table:style-name="ce6" office:value-type="string" calcext:value-type="string">
            <text:p>Dale_Scouts</text:p>
          </table:table-cell>
          <table:table-cell table:style-name="ce12" office:value-type="string" calcext:value-type="string">
            <text:p>tfg_ranged| 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good, itm_north_skullcap,</text:p>
          </table:table-cell>
          <table:table-cell table:style-name="ce18" office:value-type="string" calcext:value-type="string">
            <text:p><text:s/>itm_dale_light_a, itm_dale_light_a_good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arrows,itm_regular_bow,</text:p>
          </table:table-cell>
          <table:table-cell table:style-name="ce18" office:value-type="string" calcext:value-type="string">
            <text:p>itm_dale_sword, itm_axe_a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ironflesh_1|knows_power_draw_1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scout&quot;,&quot;Dale_Scout&quot;,&quot;Dale_Scouts&quot;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" calcext:value-type="string">
            <text:p>["laketown_scout","Dale_Scout","Dale_Scouts"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bowmen</text:p>
          </table:table-cell>
          <table:table-cell table:style-name="ce6" office:value-type="string" calcext:value-type="string">
            <text:p>Dale_Bowman</text:p>
          </table:table-cell>
          <table:table-cell table:style-name="ce6" office:value-type="string" calcext:value-type="string">
            <text:p>Dale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b,itm_dale_helmet_b,itm_dale_helmet_b, itm_dale_helmet_b_good, </text:p>
          </table:table-cell>
          <table:table-cell table:style-name="ce18" office:value-type="string" calcext:value-type="string">
            <text:p>itm_dale_med_b,itm_dale_med_b_bad,itm_dale_med_b_ok,itm_dale_med_b_bad,itm_dale_med_b_good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, itm_axe_a, itm_axe_b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ironflesh_1|knows_power_draw_2|knows_athletics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laketown_bowmen&quot;,&quot;Dale_Bowman&quot;,&quot;Dale_Bowmen&quot;,tfg_ranged| tfg_boots| tfg_armor| tfg_helm,0,0,fac_dale,[itm_dale_helmet_b,itm_dale_helmet_b,itm_dale_helmet_b, itm_dale_helmet_b_good, 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" calcext:value-type="string">
            <text:p>["laketown_bowmen","Dale_Bowman","Dale_Bowmen",tfg_ranged| tfg_boots| tfg_armor| tfg_helm,0,0,fac_dale,[itm_dale_helmet_b,itm_dale_helmet_b,itm_dale_helmet_b, itm_dale_helmet_b_good, 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archer</text:p>
          </table:table-cell>
          <table:table-cell table:style-name="ce6" office:value-type="string" calcext:value-type="string">
            <text:p>Dale_Archer</text:p>
          </table:table-cell>
          <table:table-cell table:style-name="ce6" office:value-type="string" calcext:value-type="string">
            <text:p>Dale_Archers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d,itm_dale_helmet_c,</text:p>
          </table:table-cell>
          <table:table-cell table:style-name="ce18" office:value-type="string" calcext:value-type="string">
            <text:p>itm_dale_med_b_lordly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, itm_axe_b, itm_axe_c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ironflesh_1|knows_power_draw_2|knows_athletics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laketown_archer&quot;,&quot;Dale_Archer&quot;,&quot;Dale_Archers&quot;,tfg_ranged| tfg_boots| tfg_armor| tfg_helm,0,0,fac_dale,[itm_dale_helmet_d,itm_dale_helmet_c,itm_dale_med_b_lordly,itm_leather_boots,itm_arrows,itm_dale_bow,itm_dale_sword, itm_axe_b, itm_axe_c,],attr_tier_4,wp_tier_bow_4,knows_ironflesh_1|knows_power_draw_2|knows_athletics_2,vaegir_face_young_1,vaegir_face_older_2]," calcext:value-type="string">
            <text:p>["laketown_archer","Dale_Archer","Dale_Archers",tfg_ranged| tfg_boots| tfg_armor| tfg_helm,0,0,fac_dale,[itm_dale_helmet_d,itm_dale_helmet_c,itm_dale_med_b_lordly,itm_leather_boots,itm_arrows,itm_dale_bow,itm_dale_sword, itm_axe_b, itm_axe_c,],attr_tier_4,wp_tier_bow_4,knows_ironflesh_1|knows_power_draw_2|knows_athletics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arding_bowmen_of_esgaroth</text:p>
          </table:table-cell>
          <table:table-cell table:style-name="ce6" office:value-type="string" calcext:value-type="string">
            <text:p>Barding_Bowman</text:p>
          </table:table-cell>
          <table:table-cell table:style-name="ce6" office:value-type="string" calcext:value-type="string">
            <text:p>Barding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d_good,itm_dale_helmet_c_good,</text:p>
          </table:table-cell>
          <table:table-cell table:style-name="ce18" office:value-type="string" calcext:value-type="string">
            <text:p>itm_dale_med_c,itm_dale_med_c_bad,itm_dale_med_c_good,itm_dale_med_c_cloak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_broad, itm_axe_d, 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archery(260)|wp_melee(180)</text:p>
          </table:table-cell>
          <table:table-cell table:style-name="ce30" office:value-type="string" calcext:value-type="string">
            <text:p>knows_ironflesh_2|knows_power_draw_4|knows_power_strike_1|knows_athletics_3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barding_bowmen_of_esgaroth&quot;,&quot;Barding_Bowman&quot;,&quot;Barding_Bowmen&quot;,tfg_ranged| tfg_boots| tfg_armor| tfg_helm,0,0,fac_dale,[itm_dale_helmet_d_good,itm_dale_helmet_c_good,itm_dale_med_c,itm_dale_med_c_bad,itm_dale_med_c_good,itm_dale_med_c_cloak,itm_leather_gloves,itm_leather_boots,itm_arrows,itm_dale_bow,itm_dale_sword_broad, itm_axe_d, ],attr_tier_5,wp_archery(260)|wp_melee(180),knows_ironflesh_2|knows_power_draw_4|knows_power_strike_1|knows_athletics_3,vaegir_face_young_1,vaegir_face_older_2]," calcext:value-type="string">
            <text:p>["barding_bowmen_of_esgaroth","Barding_Bowman","Barding_Bowmen",tfg_ranged| tfg_boots| tfg_armor| tfg_helm,0,0,fac_dale,[itm_dale_helmet_d_good,itm_dale_helmet_c_good,itm_dale_med_c,itm_dale_med_c_bad,itm_dale_med_c_good,itm_dale_med_c_cloak,itm_leather_gloves,itm_leather_boots,itm_arrows,itm_dale_bow,itm_dale_sword_broad, itm_axe_d, ],attr_tier_5,wp_archery(260)|wp_melee(180),knows_ironflesh_2|knows_power_draw_4|knows_power_strike_1|knows_athletics_3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warrior</text:p>
          </table:table-cell>
          <table:table-cell table:style-name="ce6" office:value-type="string" calcext:value-type="string">
            <text:p>Dale_Swordsman</text:p>
          </table:table-cell>
          <table:table-cell table:style-name="ce6" office:value-type="string" calcext:value-type="string">
            <text:p>Dale_Swordsmen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skullcap, itm_north_skullcap_good, itm_north_nasal_helm, itm_dale_helmet_a, itm_dale_helmet_a_good,</text:p>
          </table:table-cell>
          <table:table-cell table:style-name="ce18" office:value-type="string" calcext:value-type="string">
            <text:p>itm_dale_med_d_ba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,</text:p>
          </table:table-cell>
          <table:table-cell table:style-name="ce18" office:value-type="string" calcext:value-type="string">
            <text:p>itm_dale_shield_a, itm_dale_shield_b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1|knows_power_strike_1|knows_ironflesh_1|knows_shield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warrior&quot;,&quot;Dale_Swordsman&quot;,&quot;Dale_Swordsmen&quot;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" calcext:value-type="string">
            <text:p>["dale_warrior","Dale_Swordsman","Dale_Swordsmen"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veteran_warrior</text:p>
          </table:table-cell>
          <table:table-cell table:style-name="ce6" office:value-type="string" calcext:value-type="string">
            <text:p>Dale_Sergeant</text:p>
          </table:table-cell>
          <table:table-cell table:style-name="ce6" office:value-type="string" calcext:value-type="string">
            <text:p>Dale_Sergeant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</text:p>
          </table:table-cell>
          <table:table-cell table:style-name="ce18" office:value-type="string" calcext:value-type="string">
            <text:p>itm_dale_med_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,itm_dale_sword_broad,itm_axe_d, </text:p>
          </table:table-cell>
          <table:table-cell table:style-name="ce18" office:value-type="string" calcext:value-type="string">
            <text:p>itm_dale_shield_b, 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2|knows_ironflesh_2|knows_power_strike_2|knows_shield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veteran_warrior&quot;,&quot;Dale_Sergeant&quot;,&quot;Dale_Sergeants&quot;,tfg_shield| tfg_boots| tfg_armor| tfg_helm,0,0,fac_dale,[itm_dale_helmet_c,itm_dale_med_d,itm_leather_boots,itm_dale_sword,itm_dale_sword_broad,itm_axe_d, itm_dale_shield_b, ],attr_tier_4,wp_tier_4,knows_athletics_2|knows_ironflesh_2|knows_power_strike_2|knows_shield_2,vaegir_face_young_1,vaegir_face_older_2]," calcext:value-type="string">
            <text:p>["dale_veteran_warrior","Dale_Sergeant","Dale_Sergeants",tfg_shield| tfg_boots| tfg_armor| tfg_helm,0,0,fac_dale,[itm_dale_helmet_c,itm_dale_med_d,itm_leather_boots,itm_dale_sword,itm_dale_sword_broad,itm_axe_d, itm_dale_shield_b, 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archwarden</text:p>
          </table:table-cell>
          <table:table-cell table:style-name="ce6" office:value-type="string" calcext:value-type="string">
            <text:p>Hearthman_of_Dale</text:p>
          </table:table-cell>
          <table:table-cell table:style-name="ce6" office:value-type="string" calcext:value-type="string">
            <text:p>Hearthmen_of_Dale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 itm_dale_helmet_c_good, itm_dale_helmet_e,</text:p>
          </table:table-cell>
          <table:table-cell table:style-name="ce18" office:value-type="string" calcext:value-type="string">
            <text:p>itm_dale_heavy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_broad, itm_axe_d, </text:p>
          </table:table-cell>
          <table:table-cell table:style-name="ce18" office:value-type="string" calcext:value-type="string">
            <text:p>itm_dale_shield_b_good, 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3|knows_shield_2|knows_ironflesh_3|knows_power_strike_3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marchwarden&quot;,&quot;Hearthman_of_Dale&quot;,&quot;Hearthmen_of_Dale&quot;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" calcext:value-type="string">
            <text:p>["dale_marchwarden","Hearthman_of_Dale","Hearthmen_of_Dale"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pikeman</text:p>
          </table:table-cell>
          <table:table-cell table:style-name="ce6" office:value-type="string" calcext:value-type="string">
            <text:p>Dale_Spearman</text:p>
          </table:table-cell>
          <table:table-cell table:style-name="ce6" office:value-type="string" calcext:value-type="string">
            <text:p>Dale_Spear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skullcap, itm_north_skullcap_good, itm_north_nasal_helm, itm_dale_helmet_a, itm_dale_helmet_a_good,</text:p>
          </table:table-cell>
          <table:table-cell table:style-name="ce18" office:value-type="string" calcext:value-type="string">
            <text:p>itm_dale_med_b_good,itm_dale_med_b_lordly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pike,</text:p>
          </table:table-cell>
          <table:table-cell table:style-name="ce18" table:number-columns-repeated="2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1|knows_power_strike_1|knows_ironflesh_1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pikeman&quot;,&quot;Dale_Spearman&quot;,&quot;Dale_Spearmen&quot;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" calcext:value-type="string">
            <text:p>["dale_pikeman","Dale_Spearman","Dale_Spearmen"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</text:p>
          </table:table-cell>
          <table:table-cell table:style-name="ce18" office:value-type="string" calcext:value-type="string">
            <text:p>itm_dale_med_c, itm_dale_med_c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billhook,</text:p>
          </table:table-cell>
          <table:table-cell table:style-name="ce18" table:number-columns-repeated="2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2|knows_ironflesh_2|knows_power_strike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dale_billman&quot;,&quot;Dale_Billman&quot;,&quot;Dale_Billmen&quot;,tfg_boots| tfg_armor| tfg_helm,0,0,fac_dale,[itm_dale_helmet_c,itm_dale_med_c, itm_dale_med_c_good,itm_leather_gloves,itm_leather_boots,itm_dale_billhook,],attr_tier_4,wp_tier_4,knows_athletics_2|knows_ironflesh_2|knows_power_strike_2,vaegir_face_young_1,vaegir_face_older_2]," calcext:value-type="string">
            <text:p>["dale_billman","Dale_Billman","Dale_Billmen",tfg_boots| tfg_armor| tfg_helm,0,0,fac_dale,[itm_dale_helmet_c,itm_dale_med_c, itm_dale_med_c_good,itm_leather_gloves,itm_leather_boots,itm_dale_billhook,],attr_tier_4,wp_tier_4,knows_athletics_2|knows_ironflesh_2|knows_power_strike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s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 itm_dale_helmet_c_good, itm_dale_helmet_f,</text:p>
          </table:table-cell>
          <table:table-cell table:style-name="ce18" office:value-type="string" calcext:value-type="string">
            <text:p>itm_dale_heavy_b,itm_dale_heavy_b_good, itm_dale_heavy_b_pelt, itm_dale_heavy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billhook,</text:p>
          </table:table-cell>
          <table:table-cell table:style-name="ce18" table:number-columns-repeated="2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2|knows_ironflesh_5|knows_power_strike_4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" calcext:value-type="string">
            <text:p>["dale_bill_master","Dale_Bill_Master","Dale_Bill_Masters"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squire_or_dale</text:p>
          </table:table-cell>
          <table:table-cell table:style-name="ce6" office:value-type="string" calcext:value-type="string">
            <text:p>Northmen_Retainer</text:p>
          </table:table-cell>
          <table:table-cell table:style-name="ce6" office:value-type="string" calcext:value-type="string">
            <text:p>Northmen_Retainers</text:p>
          </table:table-cell>
          <table:table-cell table:style-name="ce12" office:value-type="string" calcext:value-type="string">
            <text:p>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bad,</text:p>
          </table:table-cell>
          <table:table-cell table:style-name="ce18" office:value-type="string" calcext:value-type="string">
            <text:p>itm_dale_light_b, itm_dale_light_b_good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dale_pike,itm_dale_sword_long,</text:p>
          </table:table-cell>
          <table:table-cell table:style-name="ce18" office:value-type="string" calcext:value-type="string">
            <text:p>itm_north_round_shield,itm_beorn_shield,</text:p>
          </table:table-cell>
          <table:table-cell table:style-name="ce18" office:value-type="string" calcext:value-type="string">
            <text:p>itm_dale_horse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riding_2|knows_athletics_1|knows_ironflesh_1|knows_shield_3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squire_or_dale&quot;,&quot;Northmen_Retainer&quot;,&quot;Northmen_Retainers&quot;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" calcext:value-type="string">
            <text:p>["merchant_squire_or_dale","Northmen_Retainer","Northmen_Retainers"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guard_of_dale</text:p>
          </table:table-cell>
          <table:table-cell table:style-name="ce6" office:value-type="string" calcext:value-type="string">
            <text:p>Northmen_Auxiliary</text:p>
          </table:table-cell>
          <table:table-cell table:style-name="ce6" office:value-type="string" calcext:value-type="string">
            <text:p>Northmen_Auxilia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bad,itm_north_leather_skullcap_good, itm_north_skullcap, </text:p>
          </table:table-cell>
          <table:table-cell table:style-name="ce18" office:value-type="string" calcext:value-type="string">
            <text:p>itm_dale_light_b_good, itm_dale_light_b_reinf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north_round_shield,itm_beorn_shield,</text:p>
          </table:table-cell>
          <table:table-cell table:style-name="ce18" office:value-type="string" calcext:value-type="string">
            <text:p>itm_dale_horse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riding_4|knows_athletics_1|knows_ironflesh_1|knows_power_strike_1|knows_shield_3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merchant_guard_of_dale&quot;,&quot;Northmen_Auxiliary&quot;,&quot;Northmen_Auxilia&quot;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" calcext:value-type="string">
            <text:p>["merchant_guard_of_dale","Northmen_Auxiliary","Northmen_Auxilia"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protector_of_dale</text:p>
          </table:table-cell>
          <table:table-cell table:style-name="ce6" office:value-type="string" calcext:value-type="string">
            <text:p>Rhovanion_Rider</text:p>
          </table:table-cell>
          <table:table-cell table:style-name="ce6" office:value-type="string" calcext:value-type="string">
            <text:p>Rhovanion_Riders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_good, itm_north_skullcap, itm_north_nasal_helm, itm_north_skullcap_good,</text:p>
          </table:table-cell>
          <table:table-cell table:style-name="ce18" office:value-type="string" calcext:value-type="string">
            <text:p>itm_dale_med_a_bad, itm_dale_med_a, 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north_round_shield, itm_dale_shield_c,itm_dale_shield_c_good, </text:p>
          </table:table-cell>
          <table:table-cell table:style-name="ce18" office:value-type="string" calcext:value-type="string">
            <text:p>itm_dale_horse,itm_dale_warhorse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riding_5|knows_ironflesh_2|knows_power_strike_2|knows_shield_4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merchant_protector_of_dale&quot;,&quot;Rhovanion_Rider&quot;,&quot;Rhovanion_Riders&quot;,tf_mounted| tfg_boots| tfg_armor| tfg_helm| tfg_horse| tfg_shield,0,0,fac_dale,[itm_north_leather_skullcap_good, itm_north_skullcap, itm_north_nasal_helm, itm_north_skullcap_good,itm_dale_med_a_bad, itm_dale_med_a, itm_leather_boots,itm_lance,itm_dale_sword_long,itm_north_round_shield, itm_dale_shield_c,itm_dale_shield_c_good, itm_dale_horse,itm_dale_warhorse,],attr_tier_4,wp_tier_4,knows_riding_5|knows_ironflesh_2|knows_power_strike_2|knows_shield_4,vaegir_face_young_1,vaegir_face_older_2]," calcext:value-type="string">
            <text:p>["merchant_protector_of_dale","Rhovanion_Rider","Rhovanion_Riders",tf_mounted| tfg_boots| tfg_armor| tfg_helm| tfg_horse| tfg_shield,0,0,fac_dale,[itm_north_leather_skullcap_good, itm_north_skullcap, itm_north_nasal_helm, itm_north_skullcap_good,itm_dale_med_a_bad, itm_dale_med_a, itm_leather_boots,itm_lance,itm_dale_sword_long,itm_north_round_shield, itm_dale_shield_c,itm_dale_shield_c_good, itm_dale_horse,itm_dale_warhorse,],attr_tier_4,wp_tier_4,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irions_guard_of_dale</text:p>
          </table:table-cell>
          <table:table-cell table:style-name="ce6" office:value-type="string" calcext:value-type="string">
            <text:p>Rhovanion_Marchwarden</text:p>
          </table:table-cell>
          <table:table-cell table:style-name="ce6" office:value-type="string" calcext:value-type="string">
            <text:p>Rhovanion_Marchwardens</text:p>
          </table:table-cell>
          <table:table-cell table:style-name="ce12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e, itm_dale_helmet_f,itm_north_skullcap_good,</text:p>
          </table:table-cell>
          <table:table-cell table:style-name="ce18" office:value-type="string" calcext:value-type="string">
            <text:p>itm_dale_med_a_good,itm_dale_med_a_lordly, 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_long, itm_javelin, itm_javelin,</text:p>
          </table:table-cell>
          <table:table-cell table:style-name="ce18" office:value-type="string" calcext:value-type="string">
            <text:p>itm_north_round_shield, itm_dale_shield_c,itm_dale_shield_c_good, </text:p>
          </table:table-cell>
          <table:table-cell table:style-name="ce18" office:value-type="string" calcext:value-type="string">
            <text:p>itm_dale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8|knows_shield_5|knows_ironflesh_3|knows_power_strike_3|knows_power_throw_6|knows_horse_archery_5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girions_guard_of_dale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8|knows_shield_5|knows_ironflesh_3|knows_power_strike_3|knows_power_throw_6|knows_horse_archery_5,vaegir_face_middle_1,vaegir_face_older_2]," calcext:value-type="string">
            <text:p>["girions_guard_of_dale","Rhovanion_Marchwarden","Rhovanion_Marchwardens",tf_mounted| tfg_boots| tfg_gloves| tfg_armor| tfg_helm| tfg_horse| tfg_shield|tfg_ranged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ovanion_noble</text:p>
          </table:table-cell>
          <table:table-cell table:style-name="ce6" office:value-type="string" calcext:value-type="string">
            <text:p>Rhovanion_Noble</text:p>
          </table:table-cell>
          <table:table-cell table:style-name="ce6" office:value-type="string" calcext:value-type="string">
            <text:p>Rhovanion_Noblemen</text:p>
          </table:table-cell>
          <table:table-cell table:style-name="ce12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e, itm_dale_helmet_f, itm_north_nasal_helm_good,</text:p>
          </table:table-cell>
          <table:table-cell table:style-name="ce18" office:value-type="string" calcext:value-type="string">
            <text:p>itm_dale_heavy_c,itm_dale_heavy_c_good, </text:p>
          </table:table-cell>
          <table:table-cell table:style-name="ce18" office:value-type="string" calcext:value-type="string">
            <text:p>itm_leather_gloves,itm_mail_mitten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dwarf_shield_c, itm_dwarf_shield_c_good,</text:p>
          </table:table-cell>
          <table:table-cell table:style-name="ce18" office:value-type="string" calcext:value-type="string">
            <text:p>itm_dale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7|knows_shield_6|knows_ironflesh_4|knows_power_strike_3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 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" calcext:value-type="string">
            <text:p>["rhovanion_noble","Rhovanion_Noble","Rhovanion_Noblemen",tf_mounted| tfg_boots| tfg_gloves| tfg_armor| tfg_helm| tfg_horse| tfg_shield|tfg_polearm,0,0,fac_dale,[itm_dale_helmet_e, itm_dale_helmet_f, itm_north_nasal_helm_good,itm_dale_heavy_c,itm_dale_heavy_c_good, 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hun</text:p>
          </table:table-cell>
          <table:table-cell table:style-name="ce7" table:number-columns-repeated="19"/>
          <table:table-cell table:style-name="ce7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en</text:p>
          </table:table-cell>
          <table:table-cell table:style-name="ce12" office:value-type="string" calcext:value-type="string">
            <text:p>tf_evil_man| tf_mounted| 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hortsword,</text:p>
          </table:table-cell>
          <table:table-cell table:style-name="ce18" office:value-type="string" calcext:value-type="string">
            <text:p>itm_arrows,itm_hunting_bow,</text:p>
          </table:table-cell>
          <table:table-cell table:style-name="ce18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riding_3|knows_power_draw_2|knows_horse_archery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s</text:p>
          </table:table-cell>
          <table:table-cell table:style-name="ce12" office:value-type="string" calcext:value-type="string">
            <text:p>tf_evil_man| tf_mounted| tfg_boots| tfg_armor| tfg_horse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falchion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4|knows_power_draw_3|knows_power_throw_1|knows_horse_archery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s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</text:p>
          </table:table-cell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riding_5|knows_power_draw_3|knows_ironflesh_1|knows_horse_archery_4|knows_power_throw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s</text:p>
          </table:table-cell>
          <table:table-cell table:style-name="ce12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itm_rhun_helm_m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balchoth_horse_archer</text:p>
          </table:table-cell>
          <table:table-cell table:style-name="ce6" office:value-type="string" calcext:value-type="string">
            <text:p>Balchoth_Horse_Archer</text:p>
          </table:table-cell>
          <table:table-cell table:style-name="ce6" office:value-type="string" calcext:value-type="string">
            <text:p>Balchoth_Horse_Archers</text:p>
          </table:table-cell>
          <table:table-cell table:style-name="ce12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l,itm_rhun_helm_i,itm_rhun_helm_j,</text:p>
          </table:table-cell>
          <table:table-cell table:style-name="ce18" office:value-type="string" calcext:value-type="string">
            <text:p>itm_rhun_armor_o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rhun_bow,</text:p>
          </table:table-cell>
          <table:table-cell table:style-name="ce18" office:value-type="string" calcext:value-type="string">
            <text:p>itm_rhun_sword,itm_rhun_bull1_shield,itm_rhun_bull2_shield,</text:p>
          </table:table-cell>
          <table:table-cell table:style-name="ce18" office:value-type="string" calcext:value-type="string">
            <text:p>itm_rhun_horse_d,itm_rhun_horse_b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rhun_bow,itm_rhun_sword,itm_rhun_bull1_shield,itm_rhun_bull2_shield,itm_rhun_horse_d,itm_rhun_horse_b,],attr_evil_tier_5,wp_tier_bow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rhun_bow,itm_rhun_sword,itm_rhun_bull1_shield,itm_rhun_bull2_shield,itm_rhun_horse_d,itm_rhun_horse_b,],attr_evil_tier_5,wp_tier_bow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en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g,itm_rhun_helm_h,</text:p>
          </table:table-cell>
          <table:table-cell table:style-name="ce18" office:value-type="string" calcext:value-type="string">
            <text:p>itm_rhun_armor_a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/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5|knows_power_draw_4|knows_ironflesh_1|knows_power_throw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en</text:p>
          </table:table-cell>
          <table:table-cell table:style-name="ce12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 office:value-type="string" calcext:value-type="string">
            <text:p>itm_rhun_bull1_shield,</text:p>
          </table:table-cell>
          <table:table-cell table:style-name="ce18" office:value-type="string" calcext:value-type="string">
            <text:p>itm_rhun_horse_d,itm_rhun_horse_b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en</text:p>
          </table:table-cell>
          <table:table-cell table:style-name="ce12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g,itm_rhun_armor_h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 office:value-type="string" calcext:value-type="string">
            <text:p>itm_rhun_bull1_shield,</text:p>
          </table:table-cell>
          <table:table-cell table:style-name="ce18" office:value-type="string" calcext:value-type="string">
            <text:p>itm_rhun_horse_e,itm_rhun_horse_f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6|knows_power_strike_3|knows_power_draw_2|knows_power_throw_2|knows_ironflesh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s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shortsword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al_infantry</text:p>
          </table:table-cell>
          <table:table-cell table:style-name="ce6" office:value-type="string" calcext:value-type="string">
            <text:p>Rhun_Tribal_Infantryman</text:p>
          </table:table-cell>
          <table:table-cell table:style-name="ce6" office:value-type="string" calcext:value-type="string">
            <text:p>Rhun_Tribal_Infantry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itm_rhun_helm_m,</text:p>
          </table:table-cell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glaive,itm_rhun_greatfalchion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1|knows_ironflesh_1|knows_power_strike_1|knows_shield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_infantry</text:p>
          </table:table-cell>
          <table:table-cell table:style-name="ce6" office:value-type="string" calcext:value-type="string">
            <text:p>Rhun_Veteran_Infantryman</text:p>
          </table:table-cell>
          <table:table-cell table:style-name="ce6" office:value-type="string" calcext:value-type="string">
            <text:p>Rhun_Veteran_Infantry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c,itm_rhun_helm_e,itm_rhun_helm_i,</text:p>
          </table:table-cell>
          <table:table-cell table:style-name="ce18" office:value-type="string" calcext:value-type="string">
            <text:p>itm_rhun_armor_j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glaive,itm_rhun_greatfalchion,itm_rhun_battleaxe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2|knows_ironflesh_2|knows_power_strike_2|knows_shield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nfantry_of_the_ox</text:p>
          </table:table-cell>
          <table:table-cell table:style-name="ce6" office:value-type="string" calcext:value-type="string">
            <text:p>Infantryman_of_the_Ox</text:p>
          </table:table-cell>
          <table:table-cell table:style-name="ce6" office:value-type="string" calcext:value-type="string">
            <text:p>Infantry_of_the_Ox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g,itm_rhun_armor_h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greataxe,itm_rhun_battleaxe,itm_rhun_greatsword,</text:p>
          </table:table-cell>
          <table:table-cell table:style-name="ce18" office:value-type="string" calcext:value-type="string">
            <text:p>itm_rhun_bull2_shield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3|knows_shield_2|knows_ironflesh_3|knows_power_strike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en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/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4|knows_power_draw_3|knows_power_throw_1|knows_horse_archery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light_cavalry</text:p>
          </table:table-cell>
          <table:table-cell table:style-name="ce6" office:value-type="string" calcext:value-type="string">
            <text:p>Rhun_Light_Cavalryman</text:p>
          </table:table-cell>
          <table:table-cell table:style-name="ce6" office:value-type="string" calcext:value-type="string">
            <text:p>Rhun_Light_Cavalry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c,itm_rhun_helm_e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/>
          <table:table-cell table:style-name="ce18" office:value-type="string" calcext:value-type="string">
            <text:p>itm_rhun_horse_b,itm_rhun_horse_d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5|knows_power_draw_4|knows_power_strike_1|knows_ironflesh_1|knows_power_throw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noble_cavalry</text:p>
          </table:table-cell>
          <table:table-cell table:style-name="ce6" office:value-type="string" calcext:value-type="string">
            <text:p>Rhun_Noble_Cavalryman</text:p>
          </table:table-cell>
          <table:table-cell table:style-name="ce6" office:value-type="string" calcext:value-type="string">
            <text:p>Rhun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g,itm_rhun_helm_h,</text:p>
          </table:table-cell>
          <table:table-cell table:style-name="ce18" office:value-type="string" calcext:value-type="string">
            <text:p>itm_rhun_armor_n,itm_rhun_armor_h,itm_rhun_armor_g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bull1_shield,itm_rhun_bull2_shield,</text:p>
          </table:table-cell>
          <table:table-cell table:style-name="ce18" office:value-type="string" calcext:value-type="string">
            <text:p>itm_rhun_horse_b,itm_rhun_horse_e,itm_rhun_horse_f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eavy_noble_cavalry</text:p>
          </table:table-cell>
          <table:table-cell table:style-name="ce6" office:value-type="string" calcext:value-type="string">
            <text:p>Rhun_Heavy_Noble_Cavalryman</text:p>
          </table:table-cell>
          <table:table-cell table:style-name="ce6" office:value-type="string" calcext:value-type="string">
            <text:p>Rhun_Heavy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b,itm_rhun_helm_g,</text:p>
          </table:table-cell>
          <table:table-cell table:style-name="ce18" office:value-type="string" calcext:value-type="string">
            <text:p>itm_rhun_armor_p,itm_rhun_armor_k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rhun_greatsword,</text:p>
          </table:table-cell>
          <table:table-cell table:style-name="ce18" office:value-type="string" calcext:value-type="string">
            <text:p>itm_rhun_bull3_shield,</text:p>
          </table:table-cell>
          <table:table-cell table:style-name="ce18" office:value-type="string" calcext:value-type="string">
            <text:p>itm_rhun_horse_g,itm_rhun_horse_h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s_of_Rhun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n,itm_rhun_helm_o,</text:p>
          </table:table-cell>
          <table:table-cell table:style-name="ce18" office:value-type="string" calcext:value-type="string">
            <text:p>itm_rhun_armor_p,itm_rhun_armor_k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rhun_greatfalchion,</text:p>
          </table:table-cell>
          <table:table-cell table:style-name="ce18" office:value-type="string" calcext:value-type="string">
            <text:p>itm_rhun_bull3_shield,</text:p>
          </table:table-cell>
          <table:table-cell table:style-name="ce18" office:value-type="string" calcext:value-type="string">
            <text:p>itm_rhun_horse_g,itm_rhun_horse_h,</text:p>
          </table:table-cell>
          <table:table-cell table:style-name="ce30" office:value-type="string" calcext:value-type="string">
            <text:p>attr_evil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warves</text:p>
          </table:table-cell>
          <table:table-cell table:style-name="ce7" table:number-columns-repeated="19"/>
          <table:table-cell table:style-name="ce7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1_dwarven_apprentice</text:p>
          </table:table-cell>
          <table:table-cell table:style-name="ce8" office:value-type="string" calcext:value-type="string">
            <text:p>Apprentice-dwarf</text:p>
          </table:table-cell>
          <table:table-cell table:style-name="ce8" office:value-type="string" calcext:value-type="string">
            <text:p>Apprentice-dwarves</text:p>
          </table:table-cell>
          <table:table-cell table:style-name="ce13" office:value-type="string" calcext:value-type="string">
            <text:p>tf_dwarf| tfg_armor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miner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, itm_dwarf_mattock_good, itm_dwarf_hand_axe,</text:p>
          </table:table-cell>
          <table:table-cell table:style-name="ce19" table:number-columns-repeated="2"/>
          <table:table-cell table:style-name="ce31" office:value-type="string" calcext:value-type="string">
            <text:p>attr_dwarf_tier_1</text:p>
          </table:table-cell>
          <table:table-cell table:style-name="ce31" office:value-type="string" calcext:value-type="string">
            <text:p>wp_dwarf_tier_1</text:p>
          </table:table-cell>
          <table:table-cell table:style-name="ce31" office:value-type="string" calcext:value-type="string">
            <text:p>knows_common_dwarf|knows_ironflesh_1|knows_power_strike_1</text:p>
          </table:table-cell>
          <table:table-cell table:style-name="ce34" office:value-type="string" calcext:value-type="string">
            <text:p>dwarf_face_2</text:p>
          </table:table-cell>
          <table:table-cell table:style-name="ce34" office:value-type="string" calcext:value-type="string">
            <text:p>dwarf_face_3</text:p>
          </table:table-cell>
          <table:table-cell table:style-name="ce36"/>
          <table:table-cell table:style-name="ce7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i1_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2_dwarven_warrior</text:p>
          </table:table-cell>
          <table:table-cell table:style-name="ce8" office:value-type="string" calcext:value-type="string">
            <text:p>Warrior-dwarf</text:p>
          </table:table-cell>
          <table:table-cell table:style-name="ce8" office:value-type="string" calcext:value-type="string">
            <text:p>Warrior-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, itm_dwarf_miner, itm_dwarf_miner_nasal,itm_dwarf_nasal_b,</text:p>
          </table:table-cell>
          <table:table-cell table:style-name="ce19" office:value-type="string" calcext:value-type="string">
            <text:p>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_good, itm_dwarf_hand_axe,itm_dwarf_sword_a, itm_dwarf_spear, 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2</text:p>
          </table:table-cell>
          <table:table-cell table:style-name="ce31" office:value-type="string" calcext:value-type="string">
            <text:p>wp_dwarf_tier_2</text:p>
          </table:table-cell>
          <table:table-cell table:style-name="ce31" office:value-type="string" calcext:value-type="string">
            <text:p>knows_common_dwarf|knows_athletics_1|knows_power_strike_1|knows_power_throw_2|knows_ironflesh_1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ven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" calcext:value-type="string">
            <text:p>["i2_dwarven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3_dwarven_hardened_warrior</text:p>
          </table:table-cell>
          <table:table-cell table:style-name="ce8" office:value-type="string" calcext:value-type="string">
            <text:p>Hardened_Warrior-dwarf</text:p>
          </table:table-cell>
          <table:table-cell table:style-name="ce8" office:value-type="string" calcext:value-type="string">
            <text:p>Hardened_Warrior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, itm_dwarf_helm_kettle, itm_dwarf_helm_round,itm_dwarf_nasal_b,</text:p>
          </table:table-cell>
          <table:table-cell table:style-name="ce19" office:value-type="string" calcext:value-type="string">
            <text:p>itm_dwarf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_good, itm_dwarf_hand_axe,itm_dwarf_sword_a, itm_dwarf_spear, </text:p>
          </table:table-cell>
          <table:table-cell table:style-name="ce19" office:value-type="string" calcext:value-type="string">
            <text:p>itm_dwarf_shield_d, itm_dwarf_shield_d_good,itm_dwarf_shield_a, itm_dwarf_shield_a_good,</text:p>
          </table:table-cell>
          <table:table-cell table:style-name="ce19"/>
          <table:table-cell table:style-name="ce31" office:value-type="string" calcext:value-type="string">
            <text:p>attr_dwarf_tier_3</text:p>
          </table:table-cell>
          <table:table-cell table:style-name="ce31" office:value-type="string" calcext:value-type="string">
            <text:p>wp_dwarf_tier_3</text:p>
          </table:table-cell>
          <table:table-cell table:style-name="ce31" office:value-type="string" calcext:value-type="string">
            <text:p>knows_common_dwarf|knows_athletics_2|knows_power_strike_2|knows_power_throw_2|knows_ironflesh_3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ven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4_dwarven_spearman</text:p>
          </table:table-cell>
          <table:table-cell table:style-name="ce8" office:value-type="string" calcext:value-type="string">
            <text:p>Spear-dwarf</text:p>
          </table:table-cell>
          <table:table-cell table:style-name="ce8" office:value-type="string" calcext:value-type="string">
            <text:p>Spear-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_lordly, itm_dwarf_helm_kettle, itm_dwarf_helm_round,</text:p>
          </table:table-cell>
          <table:table-cell table:style-name="ce19" office:value-type="string" calcext:value-type="string">
            <text:p>itm_dwarf_armor_b, 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spear,</text:p>
          </table:table-cell>
          <table:table-cell table:style-name="ce19" office:value-type="string" calcext:value-type="string">
            <text:p>itm_dwarf_shield_d, itm_dwarf_shield_d_good,itm_dwarf_shield_a, itm_dwarf_shield_a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dwarf_tier_4</text:p>
          </table:table-cell>
          <table:table-cell table:style-name="ce31" office:value-type="string" calcext:value-type="string">
            <text:p>knows_common_dwarf|knows_athletics_3|knows_power_strike_4|knows_ironflesh_3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ven_spearman&quot;,&quot;Spear-dwarf&quot;,&quot;Spear-dwarves&quot;,tf_dwarf| tfg_armor| tfg_shield| tfg_helm| tfg_boots,0,0,fac_dwarf,[itm_dwarf_helm_coif_lordly, itm_dwarf_helm_kettle, itm_dwarf_helm_round,itm_dwarf_armor_b, 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i4_dwarven_spearman","Spear-dwarf","Spear-dwarves",tf_dwarf| tfg_armor| tfg_shield| tfg_helm| tfg_boots,0,0,fac_dwarf,[itm_dwarf_helm_coif_lordly, itm_dwarf_helm_kettle, itm_dwarf_helm_round,itm_dwarf_armor_b, 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5_dwarven_pikeman</text:p>
          </table:table-cell>
          <table:table-cell table:style-name="ce8" office:value-type="string" calcext:value-type="string">
            <text:p>Pike-dwarf</text:p>
          </table:table-cell>
          <table:table-cell table:style-name="ce8" office:value-type="string" calcext:value-type="string">
            <text:p>Pike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,</text:p>
          </table:table-cell>
          <table:table-cell table:style-name="ce19" office:value-type="string" calcext:value-type="string">
            <text:p>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spear,</text:p>
          </table:table-cell>
          <table:table-cell table:style-name="ce19" office:value-type="string" calcext:value-type="string">
            <text:p>itm_dwarf_shield_c,</text:p>
          </table:table-cell>
          <table:table-cell table:style-name="ce19"/>
          <table:table-cell table:style-name="ce31" office:value-type="string" calcext:value-type="string">
            <text:p>attr_dwarf_tier_5</text:p>
          </table:table-cell>
          <table:table-cell table:style-name="ce31" office:value-type="string" calcext:value-type="string">
            <text:p>wp_dwarf_tier_5</text:p>
          </table:table-cell>
          <table:table-cell table:style-name="ce31" office:value-type="string" calcext:value-type="string">
            <text:p>knows_common_dwarf|knows_athletics_4|knows_power_strike_5|knows_ironflesh_4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ven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i5_dwarven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6_dwarven_longpikeman</text:p>
          </table:table-cell>
          <table:table-cell table:style-name="ce8" office:value-type="string" calcext:value-type="string">
            <text:p>Longpike_Dwarf</text:p>
          </table:table-cell>
          <table:table-cell table:style-name="ce8" office:value-type="string" calcext:value-type="string">
            <text:p>Longpike_Dwarves</text:p>
          </table:table-cell>
          <table:table-cell table:style-name="ce13" office:value-type="string" calcext:value-type="string">
            <text:p>tf_dwarf| tfg_armor| tfg_shield| tfg_gloves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dwarf_armor_c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itm_dwarf_scale_boots,</text:p>
          </table:table-cell>
          <table:table-cell table:style-name="ce19" office:value-type="string" calcext:value-type="string">
            <text:p>itm_dwarf_spear_b,</text:p>
          </table:table-cell>
          <table:table-cell table:style-name="ce19" office:value-type="string" calcext:value-type="string">
            <text:p>itm_dwarf_shield_c, itm_dwarf_shield_c_good,</text:p>
          </table:table-cell>
          <table:table-cell table:style-name="ce19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strike_6|knows_ironflesh_6</text:p>
          </table:table-cell>
          <table:table-cell table:number-columns-repeated="2" table:style-name="ce34" office:value-type="string" calcext:value-type="string">
            <text:p>dwarf_face_7</text:p>
          </table:table-cell>
          <table:table-cell table:style-name="ce36"/>
          <table:table-cell table:style-name="ce7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ven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i6_dwarven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4_dwarven_axeman</text:p>
          </table:table-cell>
          <table:table-cell table:style-name="ce8" office:value-type="string" calcext:value-type="string">
            <text:p>Axedwarf</text:p>
          </table:table-cell>
          <table:table-cell table:style-name="ce8" office:value-type="string" calcext:value-type="string">
            <text:p>Axe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_lordly, itm_dwarf_helm_kettle, itm_dwarf_helm_round,</text:p>
          </table:table-cell>
          <table:table-cell table:style-name="ce19" office:value-type="string" calcext:value-type="string">
            <text:p>itm_dwarf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hand_axe,</text:p>
          </table:table-cell>
          <table:table-cell table:style-name="ce19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dwarf_tier_4</text:p>
          </table:table-cell>
          <table:table-cell table:style-name="ce31" office:value-type="string" calcext:value-type="string">
            <text:p>knows_common_dwarf|knows_athletics_2|knows_power_throw_2|knows_power_strike_5|knows_ironflesh_3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ven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ven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5_dwarven_expert_axeman</text:p>
          </table:table-cell>
          <table:table-cell table:style-name="ce8" office:value-type="string" calcext:value-type="string">
            <text:p>Expert_Axedwarf</text:p>
          </table:table-cell>
          <table:table-cell table:style-name="ce8" office:value-type="string" calcext:value-type="string">
            <text:p>Expert_Axe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,</text:p>
          </table:table-cell>
          <table:table-cell table:style-name="ce19" office:value-type="string" calcext:value-type="string">
            <text:p>itm_dwarf_armor_a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hand_axe, itm_dwarf_battle_axe,</text:p>
          </table:table-cell>
          <table:table-cell table:style-name="ce19" office:value-type="string" calcext:value-type="string">
            <text:p>itm_dwarf_throwing_axe,itm_dwarf_throwing_axe,itm_dwarf_shield_b,</text:p>
          </table:table-cell>
          <table:table-cell table:style-name="ce19"/>
          <table:table-cell table:style-name="ce31" office:value-type="string" calcext:value-type="string">
            <text:p>attr_dwarf_tier_5</text:p>
          </table:table-cell>
          <table:table-cell table:style-name="ce31" office:value-type="string" calcext:value-type="string">
            <text:p>wp_dwarf_tier_5</text:p>
          </table:table-cell>
          <table:table-cell table:style-name="ce31" office:value-type="string" calcext:value-type="string">
            <text:p>knows_common_dwarf|knows_athletics_3|knows_power_throw_4|knows_power_strike_6|knows_ironflesh_4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ven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ven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6_longbeard_axeman</text:p>
          </table:table-cell>
          <table:table-cell table:style-name="ce8" office:value-type="string" calcext:value-type="string">
            <text:p>Longbeard_Axedwarf</text:p>
          </table:table-cell>
          <table:table-cell table:style-name="ce8" office:value-type="string" calcext:value-type="string">
            <text:p>Longbeard_Axe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leather_dwarf_armor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battle_axe, </text:p>
          </table:table-cell>
          <table:table-cell table:style-name="ce19" office:value-type="string" calcext:value-type="string">
            <text:p>itm_dwarf_throwing_axe,itm_dwarf_throwing_axe,itm_dwarf_shield_b_good,</text:p>
          </table:table-cell>
          <table:table-cell table:style-name="ce19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34" office:value-type="string" calcext:value-type="string">
            <text:p>dwarf_face_7</text:p>
          </table:table-cell>
          <table:table-cell table:style-name="ce36"/>
          <table:table-cell table:style-name="ce7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i6_longbeard_axeman","Longbeard_Axedwarf","Longbeard_Axedwarves",tf_dwarf| tfg_armor| tfg_gloves| tfg_shield| tfg_helm| tfg_boots,0,0,fac_dwarf,[itm_dwarf_helm_sallet_lordly,itm_leather_dwarf_armor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a2_dwarven_lookout</text:p>
          </table:table-cell>
          <table:table-cell table:style-name="ce8" office:value-type="string" calcext:value-type="string">
            <text:p>Lookout-dwarf</text:p>
          </table:table-cell>
          <table:table-cell table:style-name="ce8" office:value-type="string" calcext:value-type="string">
            <text:p>Lookout-dwarves</text:p>
          </table:table-cell>
          <table:table-cell table:style-name="ce13" office:value-type="string" calcext:value-type="string">
            <text:p>tf_dwarf| tfg_range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miner, <text:s/>itm_dwarf_miner_nasal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short_bow, itm_arrows, </text:p>
          </table:table-cell>
          <table:table-cell table:style-name="ce19" office:value-type="string" calcext:value-type="string">
            <text:p>itm_dwarf_hand_axe, itm_dwarf_sword_a,</text:p>
          </table:table-cell>
          <table:table-cell table:style-name="ce19"/>
          <table:table-cell table:style-name="ce31" office:value-type="string" calcext:value-type="string">
            <text:p>attr_dwarf_tier_2</text:p>
          </table:table-cell>
          <table:table-cell table:style-name="ce31" office:value-type="string" calcext:value-type="string">
            <text:p>wp_dwarf_tier_1</text:p>
          </table:table-cell>
          <table:table-cell table:style-name="ce31" office:value-type="string" calcext:value-type="string">
            <text:p>knows_common_dwarf|knows_athletics_1|knows_power_draw_1|knows_power_strike_1|knows_ironflesh_1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 itm_dwarf_hand_axe, itm_dwarf_sword_a,],attr_dwarf_tier_2,wp_dwarf_tier_1,knows_common_dwarf|knows_athletics_1|knows_power_draw_1|knows_power_strike_1|knows_ironflesh_1,dwarf_face_1,dwarf_face_2]," calcext:value-type="string">
            <text:p>["a2_dwarven_lookout","Lookout-dwarf","Lookout-dwarves",tf_dwarf| tfg_ranged| tfg_armor| tfg_helm| tfg_boots,0,0,fac_dwarf,[itm_dwarf_hood, itm_dwarf_miner, <text:s/>itm_dwarf_miner_nasal,itm_dwarf_vest,itm_dwarf_vest_lordly,itm_dwarf_pad_boots,itm_short_bow, itm_arrows, itm_dwarf_hand_axe, itm_dwarf_sword_a,],attr_dwarf_tier_2,wp_dwarf_tier_1,knows_common_dwarf|knows_athletics_1|knows_power_draw_1|knows_power_strike_1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a3_dwarven_scout</text:p>
          </table:table-cell>
          <table:table-cell table:style-name="ce8" office:value-type="string" calcext:value-type="string">
            <text:p>Scout-dwarf</text:p>
          </table:table-cell>
          <table:table-cell table:style-name="ce8" office:value-type="string" calcext:value-type="string">
            <text:p>Scout-dwarves</text:p>
          </table:table-cell>
          <table:table-cell table:style-name="ce13" office:value-type="string" calcext:value-type="string">
            <text:p>tf_dwarf| tfg_ranged| tfg_gloves| tfg_shiel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helm_coif, itm_dwarf_miner, <text:s/>itm_dwarf_miner_nasal,</text:p>
          </table:table-cell>
          <table:table-cell table:style-name="ce19" office:value-type="string" calcext:value-type="string">
            <text:p>itm_dwarf_vest_lordly,itm_dwarf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short_bow, itm_arrows,</text:p>
          </table:table-cell>
          <table:table-cell table:style-name="ce19" office:value-type="string" calcext:value-type="string">
            <text:p>itm_dwarf_hand_axe, itm_dwarf_sword_a,</text:p>
          </table:table-cell>
          <table:table-cell table:style-name="ce19"/>
          <table:table-cell table:style-name="ce31" office:value-type="string" calcext:value-type="string">
            <text:p>attr_dwarf_tier_3</text:p>
          </table:table-cell>
          <table:table-cell table:style-name="ce31" office:value-type="string" calcext:value-type="string">
            <text:p>wp_dwarf_tier_2</text:p>
          </table:table-cell>
          <table:table-cell table:style-name="ce31" office:value-type="string" calcext:value-type="string">
            <text:p>knows_common_dwarf|knows_athletics_2|knows_power_draw_2|knows_power_strike_2|knows_ironflesh_2</text:p>
          </table:table-cell>
          <table:table-cell table:style-name="ce34" office:value-type="string" calcext:value-type="string">
            <text:p>dwarf_face_4</text:p>
          </table:table-cell>
          <table:table-cell table:style-name="ce34" office:value-type="string" calcext:value-type="string">
            <text:p>dwarf_face_5</text:p>
          </table:table-cell>
          <table:table-cell table:style-name="ce36"/>
          <table:table-cell table:style-name="ce7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ven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2|knows_power_draw_2|knows_power_strike_2|knows_ironflesh_2,dwarf_face_4,dwarf_face_5]," calcext:value-type="string">
            <text:p>["a3_dwarven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2|knows_power_draw_2|knows_power_strike_2|knows_ironflesh_2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a4_dwarven_bowman</text:p>
          </table:table-cell>
          <table:table-cell table:style-name="ce8" office:value-type="string" calcext:value-type="string">
            <text:p>Bow-dwarf</text:p>
          </table:table-cell>
          <table:table-cell table:style-name="ce8" office:value-type="string" calcext:value-type="string">
            <text:p>Bow-dwarves</text:p>
          </table:table-cell>
          <table:table-cell table:style-name="ce13" office:value-type="string" calcext:value-type="string">
            <text:p>tf_dwarf| tfg_ranged| tfg_gloves| tfg_shiel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kettle, itm_dwarf_helm_round,</text:p>
          </table:table-cell>
          <table:table-cell table:style-name="ce19" office:value-type="string" calcext:value-type="string">
            <text:p>itm_dwarf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horn_bow, itm_arrows,</text:p>
          </table:table-cell>
          <table:table-cell table:style-name="ce19" office:value-type="string" calcext:value-type="string">
            <text:p>itm_dwarf_hand_axe, itm_dwarf_sword_a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dwarf_tier_3</text:p>
          </table:table-cell>
          <table:table-cell table:style-name="ce31" office:value-type="string" calcext:value-type="string">
            <text:p>knows_common_dwarf|knows_athletics_3|knows_power_draw_3|knows_power_strike_3|knows_ironflesh_3</text:p>
          </table:table-cell>
          <table:table-cell table:style-name="ce34" office:value-type="string" calcext:value-type="string">
            <text:p>dwarf_face_4</text:p>
          </table:table-cell>
          <table:table-cell table:style-name="ce34" office:value-type="string" calcext:value-type="string">
            <text:p>dwarf_face_5</text:p>
          </table:table-cell>
          <table:table-cell table:style-name="ce36"/>
          <table:table-cell table:style-name="ce7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ven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3|knows_power_draw_3|knows_power_strike_3|knows_ironflesh_3,dwarf_face_4,dwarf_face_5]," calcext:value-type="string">
            <text:p>["a4_dwarven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3|knows_power_draw_3|knows_power_strike_3|knows_ironflesh_3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6_dwarven_longaxeman</text:p>
          </table:table-cell>
          <table:table-cell table:style-name="ce8" office:value-type="string" calcext:value-type="string">
            <text:p>Longaxe Dwarf</text:p>
          </table:table-cell>
          <table:table-cell table:style-name="ce8" office:value-type="string" calcext:value-type="string">
            <text:p>Longaxe Dwarves</text:p>
          </table:table-cell>
          <table:table-cell table:style-name="ce13" office:value-type="string" calcext:value-type="string">
            <text:p>tf_dwarf| tfg_armor| tfg_gloves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dwarf_armor_c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spear_c,</text:p>
          </table:table-cell>
          <table:table-cell table:style-name="ce19" table:number-columns-repeated="2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strike_6|knows_ironflesh_6</text:p>
          </table:table-cell>
          <table:table-cell table:style-name="ce34" office:value-type="string" calcext:value-type="string">
            <text:p>dwarf_face_4</text:p>
          </table:table-cell>
          <table:table-cell table:style-name="ce34" office:value-type="string" calcext:value-type="string">
            <text:p>dwarf_face_5</text:p>
          </table:table-cell>
          <table:table-cell table:style-name="ce36"/>
          <table:table-cell table:style-name="ce7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ven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4|knows_power_strike_6|knows_ironflesh_6,dwarf_face_4,dwarf_face_5]," calcext:value-type="string">
            <text:p>["i6_dwarven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3_iron_hills_warrior</text:p>
          </table:table-cell>
          <table:table-cell table:style-name="ce8" office:value-type="string" calcext:value-type="string">
            <text:p>Iron_Hills_Warrior</text:p>
          </table:table-cell>
          <table:table-cell table:style-name="ce8" office:value-type="string" calcext:value-type="string">
            <text:p>Iron_Hills_Warriors</text:p>
          </table:table-cell>
          <table:table-cell table:style-name="ce13" office:value-type="string" calcext:value-type="string">
            <text:p>tf_dwarf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_reinf, itm_dwarf_helm_fris, itm_dwarf_nasal, itm_dwarf_helm_coif_reinf,</text:p>
          </table:table-cell>
          <table:table-cell table:style-name="ce19" office:value-type="string" calcext:value-type="string">
            <text:p>itm_leather_dwarf_armor_b, itm_dwarf_vest_b,itm_leather_dwarf_armor_b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mattock, itm_dwarf_mattock_good, itm_dwarf_hand_axe, itm_dwarf_sword_a,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3</text:p>
          </table:table-cell>
          <table:table-cell table:style-name="ce31" office:value-type="string" calcext:value-type="string">
            <text:p>wp_dwarf_tier_3</text:p>
          </table:table-cell>
          <table:table-cell table:style-name="ce31" office:value-type="string" calcext:value-type="string">
            <text:p>knows_common_dwarf|knows_athletics_2|knows_power_strike_3|knows_ironflesh_2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2_iron_hills_miner</text:p>
          </table:table-cell>
          <table:table-cell table:style-name="ce8" office:value-type="string" calcext:value-type="string">
            <text:p>Iron_Hills_Miner</text:p>
          </table:table-cell>
          <table:table-cell table:style-name="ce8" office:value-type="string" calcext:value-type="string">
            <text:p>Iron_Hills_Miners</text:p>
          </table:table-cell>
          <table:table-cell table:style-name="ce13" office:value-type="string" calcext:value-type="string">
            <text:p>tf_dwarf| tfg_armor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, itm_dwarf_miner_reinf,</text:p>
          </table:table-cell>
          <table:table-cell table:style-name="ce19" office:value-type="string" calcext:value-type="string">
            <text:p>itm_dwarf_vest,itm_dwarf_vest_lordly,itm_leather_dwarf_armor_b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, itm_dwarf_mattock_good, itm_dwarf_hand_axe, itm_dwarf_sword_a,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2</text:p>
          </table:table-cell>
          <table:table-cell table:style-name="ce31" office:value-type="string" calcext:value-type="string">
            <text:p>wp_dwarf_tier_2</text:p>
          </table:table-cell>
          <table:table-cell table:style-name="ce31" office:value-type="string" calcext:value-type="string">
            <text:p>knows_common_dwarf|knows_athletics_1|knows_power_strike_2|knows_ironflesh_1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4_iron_hills_infantry</text:p>
          </table:table-cell>
          <table:table-cell table:number-columns-repeated="2" table:style-name="ce8" office:value-type="string" calcext:value-type="string">
            <text:p>Iron_Hills_Infantry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_reinf, itm_dwarf_helm_fris, itm_dwarf_nasal, </text:p>
          </table:table-cell>
          <table:table-cell table:style-name="ce19" office:value-type="string" calcext:value-type="string">
            <text:p>itm_dwarf_vest_b, itm_leather_dwarf_armor_b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great_mattock, itm_dwarf_mattock_good, itm_dwarf_sword_a,</text:p>
          </table:table-cell>
          <table:table-cell table:style-name="ce19" office:value-type="string" calcext:value-type="string">
            <text:p><text:s/>itm_dwarf_sword_a_good,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dwarf_tier_4</text:p>
          </table:table-cell>
          <table:table-cell table:style-name="ce31" office:value-type="string" calcext:value-type="string">
            <text:p>knows_common_dwarf|knows_athletics_2|knows_power_strike_3|knows_ironflesh_3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 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 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3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5_iron_hills_battle_infantry</text:p>
          </table:table-cell>
          <table:table-cell table:style-name="ce8" office:value-type="string" calcext:value-type="string">
            <text:p>Iron_Hills_Battle-dwarf</text:p>
          </table:table-cell>
          <table:table-cell table:style-name="ce8" office:value-type="string" calcext:value-type="string">
            <text:p>Iron_Hills_Battle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nasal_reinf, itm_dwarf_helm_fris_reinf,</text:p>
          </table:table-cell>
          <table:table-cell table:style-name="ce19" office:value-type="string" calcext:value-type="string">
            <text:p>itm_dwarf_vest_b,itm_dwarf_vest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great_pick, itm_dwarf_great_mattock,itm_dwarf_great_axe</text:p>
          </table:table-cell>
          <table:table-cell table:style-name="ce19" table:number-columns-repeated="2"/>
          <table:table-cell table:style-name="ce31" office:value-type="string" calcext:value-type="string">
            <text:p>attr_dwarf_tier_5</text:p>
          </table:table-cell>
          <table:table-cell table:style-name="ce31" office:value-type="string" calcext:value-type="string">
            <text:p>wp_dwarf_tier_5</text:p>
          </table:table-cell>
          <table:table-cell table:style-name="ce31" office:value-type="string" calcext:value-type="string">
            <text:p>knows_common_dwarf|knows_athletics_3|knows_power_strike_4|knows_ironflesh_5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infantry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3|knows_power_strike_4|knows_ironflesh_5,dwarf_face_1,dwarf_face_2]," calcext:value-type="string">
            <text:p>["i5_iron_hills_battle_infantry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3|knows_power_strike_4|knows_ironflesh_5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6_grors_guard</text:p>
          </table:table-cell>
          <table:table-cell table:style-name="ce8" office:value-type="string" calcext:value-type="string">
            <text:p>Gror's_Guard</text:p>
          </table:table-cell>
          <table:table-cell table:style-name="ce8" office:value-type="string" calcext:value-type="string">
            <text:p>Gror's_Guard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nasal_lordly, itm_dwarf_helm_fris_lordly,</text:p>
          </table:table-cell>
          <table:table-cell table:style-name="ce19" office:value-type="string" calcext:value-type="string">
            <text:p>itm_dwarf_armor_d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great_pick_good,itm_dwarf_great_mattock_good,itm_dwarf_great_axe,itm_dwarf_great_axe_good,</text:p>
          </table:table-cell>
          <table:table-cell table:style-name="ce19" table:number-columns-repeated="2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strike_6|knows_ironflesh_7</text:p>
          </table:table-cell>
          <table:table-cell table:number-columns-repeated="2" table:style-name="ce34" office:value-type="string" calcext:value-type="string">
            <text:p>dwarf_face_7</text:p>
          </table:table-cell>
          <table:table-cell table:style-name="ce36"/>
          <table:table-cell table:style-name="ce7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4|knows_power_strike_6|knows_ironflesh_7,dwarf_face_7,dwarf_face_7]," calcext:value-type="string">
            <text:p>["i6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4|knows_power_strike_6|knows_ironflesh_7,dwarf_face_7,dwarf_face_7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ondor</text:p>
          </table:table-cell>
          <table:table-cell table:style-name="ce7" table:number-columns-repeated="9"/>
          <table:table-cell table:style-name="ce5"/>
          <table:table-cell table:style-name="ce7" table:number-columns-repeated="9"/>
          <table:table-cell table:style-name="ce7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commoner</text:p>
          </table:table-cell>
          <table:table-cell table:style-name="ce6" office:value-type="string" calcext:value-type="string">
            <text:p>Gondor_Levy</text:p>
          </table:table-cell>
          <table:table-cell table:style-name="ce6" office:value-type="string" calcext:value-type="string">
            <text:p>Gondor_Levies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/>
          <table:table-cell table:style-name="ce18" office:value-type="string" calcext:value-type="string">
            <text:p>itm_gon_jerkin,itm_tld_tunic,</text:p>
          </table:table-cell>
          <table:table-cell table:style-name="ce23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 office:value-type="string" calcext:value-type="string">
            <text:p>itm_gondor_arrows,itm_hunting_bow,itm_metal_scraps_bad,itm_metal_scraps_medium,itm_metal_scraps_good,</text:p>
          </table:table-cell>
          <table:table-cell table:style-name="ce18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militiamen</text:p>
          </table:table-cell>
          <table:table-cell table:style-name="ce6" office:value-type="string" calcext:value-type="string">
            <text:p>Gondor_Watchman</text:p>
          </table:table-cell>
          <table:table-cell table:style-name="ce6" office:value-type="string" calcext:value-type="string">
            <text:p>Gondor_Watchmen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gon_jerki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itm_gondor_short_sword,itm_good_mace,</text:p>
          </table:table-cell>
          <table:table-cell table:style-name="ce18" office:value-type="string" calcext:value-type="string">
            <text:p>itm_gondor_arrows,itm_gon_tab_shield_a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power_strike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en_of_gondor</text:p>
          </table:table-cell>
          <table:table-cell table:style-name="ce6" office:value-type="string" calcext:value-type="string">
            <text:p>Footman_of_Gondor</text:p>
          </table:table-cell>
          <table:table-cell table:style-name="ce11" office:value-type="string" calcext:value-type="string">
            <text:p>Foot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light_helm,</text:p>
          </table:table-cell>
          <table:table-cell table:style-name="ce18" office:value-type="string" calcext:value-type="string">
            <text:p>itm_gon_footman,</text:p>
          </table:table-cell>
          <table:table-cell table:style-name="ce24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pear,itm_gondor_short_sword,itm_good_mace,</text:p>
          </table:table-cell>
          <table:table-cell table:style-name="ce27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Spearmen</text:p>
          </table:table-cell>
          <table:table-cell table:style-name="ce9" table:number-columns-repeated="12"/>
          <table:table-cell table:style-name="ce29"/>
          <table:table-cell table:style-name="ce9" table:number-columns-repeated="5"/>
          <table:table-cell table:style-name="ce40"/>
          <table:table-cell table:style-name="ce40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42" table:number-columns-repeated="1003"/>
        </table:table-row>
        <table:table-row table:style-name="ro3">
          <table:table-cell table:style-name="ce6" office:value-type="string" calcext:value-type="string">
            <text:p>gondor_spearmen</text:p>
          </table:table-cell>
          <table:table-cell table:style-name="ce6" office:value-type="string" calcext:value-type="string">
            <text:p>Spearman_of_Gondor</text:p>
          </table:table-cell>
          <table:table-cell table:style-name="ce6" office:value-type="string" calcext:value-type="string">
            <text:p>Spear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spear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veteran_spearmen</text:p>
          </table:table-cell>
          <table:table-cell table:style-name="ce6" office:value-type="string" calcext:value-type="string">
            <text:p>Veteran_Spearman_of_Gondor</text:p>
          </table:table-cell>
          <table:table-cell table:style-name="ce6" office:value-type="string" calcext:value-type="string">
            <text:p>Veteran_Spear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20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s_of_the_Fountain_Court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20" office:value-type="string" calcext:value-type="string">
            <text:p>itm_gon_tower_guar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tower_spear,</text:p>
          </table:table-cell>
          <table:table-cell table:style-name="ce18" office:value-type="string" calcext:value-type="string">
            <text:p>itm_gondor_shield_a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6|knows_power_strike_6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swordsmen</text:p>
          </table:table-cell>
          <table:table-cell table:style-name="ce9" table:number-columns-repeated="9"/>
          <table:table-cell table:style-name="ce21" table:number-columns-repeated="2"/>
          <table:table-cell table:style-name="ce9" table:number-columns-repeated="7"/>
          <table:table-cell table:style-name="ce40"/>
          <table:table-cell table:style-name="ce40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swordsmen</text:p>
          </table:table-cell>
          <table:table-cell table:style-name="ce6" office:value-type="string" calcext:value-type="string">
            <text:p>Swordsman_of_Gondor</text:p>
          </table:table-cell>
          <table:table-cell table:style-name="ce6" office:value-type="string" calcext:value-type="string">
            <text:p>Swords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word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veteran_swordsmen</text:p>
          </table:table-cell>
          <table:table-cell table:style-name="ce6" office:value-type="string" calcext:value-type="string">
            <text:p>Veteran_Swordsman_of_Gondor</text:p>
          </table:table-cell>
          <table:table-cell table:style-name="ce6" office:value-type="string" calcext:value-type="string">
            <text:p>Veteran_Swords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sword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wordsmen_of_the_tower_guard</text:p>
          </table:table-cell>
          <table:table-cell table:style-name="ce6" office:value-type="string" calcext:value-type="string">
            <text:p>Swordsman_of_the_Tower_Guard</text:p>
          </table:table-cell>
          <table:table-cell table:style-name="ce6" office:value-type="string" calcext:value-type="string">
            <text:p>Swordsmen_of_the_Tower_Guard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18" office:value-type="string" calcext:value-type="string">
            <text:p>itm_gon_tower_guard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itadel_sword,</text:p>
          </table:table-cell>
          <table:table-cell table:style-name="ce20" office:value-type="string" calcext:value-type="string">
            <text:p>itm_gondor_shield_a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5|knows_power_strike_5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Noble Line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2"/>
          <table:table-cell table:style-name="ce9"/>
          <table:table-cell table:style-name="ce21" table:number-columns-repeated="2"/>
          <table:table-cell table:style-name="ce9" table:number-columns-repeated="5"/>
          <table:table-cell table:style-name="ce40"/>
          <table:table-cell table:style-name="ce40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noblemen</text:p>
          </table:table-cell>
          <table:table-cell table:style-name="ce6" office:value-type="string" calcext:value-type="string">
            <text:p>Gondor_Nobleman</text:p>
          </table:table-cell>
          <table:table-cell table:style-name="ce6" office:value-type="string" calcext:value-type="string">
            <text:p>Gondor_Noblemen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gon_noble_cloak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table:number-columns-repeated="2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s_of_Gondor</text:p>
          </table:table-cell>
          <table:table-cell table:style-name="ce12" office:value-type="string" calcext:value-type="string">
            <text:p>tf_gondor| tf_mounted| tfg_helm| tfg_armor| tfg_boots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gon_squire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/>
          <table:table-cell table:style-name="ce18" office:value-type="string" calcext:value-type="string">
            <text:p>itm_gondor_courser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power_strike_1|knows_riding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gon_squire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office:value-type="string" calcext:value-type="string">
            <text:p>itm_gondor_shield_d,</text:p>
          </table:table-cell>
          <table:table-cell table:style-name="ce18" office:value-type="string" calcext:value-type="string">
            <text:p>itm_gondor_courser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2|knows_power_strike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knight_helm,</text:p>
          </table:table-cell>
          <table:table-cell table:style-name="ce20" office:value-type="string" calcext:value-type="string">
            <text:p>itm_gon_knight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itm_gondor_lance,</text:p>
          </table:table-cell>
          <table:table-cell table:style-name="ce18" office:value-type="string" calcext:value-type="string">
            <text:p>itm_gondor_shield_d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3|knows_shield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s_of_Gondor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knight_helm,</text:p>
          </table:table-cell>
          <table:table-cell table:style-name="ce18" office:value-type="string" calcext:value-type="string">
            <text:p>itm_gon_knight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itm_gondor_lance,</text:p>
          </table:table-cell>
          <table:table-cell table:style-name="ce20" office:value-type="string" calcext:value-type="string">
            <text:p>itm_gondor_shield_d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4|knows_shield_3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s_of_the_Citadel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citadel_knight_helm,</text:p>
          </table:table-cell>
          <table:table-cell table:style-name="ce18" office:value-type="string" calcext:value-type="string">
            <text:p>itm_gon_tower_knight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lance_banner,itm_gondor_citadel_sword,</text:p>
          </table:table-cell>
          <table:table-cell table:style-name="ce20" office:value-type="string" calcext:value-type="string">
            <text:p>itm_gondor_shield_b,</text:p>
          </table:table-cell>
          <table:table-cell table:style-name="ce20" office:value-type="string" calcext:value-type="string">
            <text:p>itm_gondor_war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6|knows_shield_4|knows_power_strike_6|knows_ironflesh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Archers</text:p>
          </table:table-cell>
          <table:table-cell table:style-name="ce9" table:number-columns-repeated="9"/>
          <table:table-cell table:style-name="ce21" table:number-columns-repeated="2"/>
          <table:table-cell table:style-name="ce9" table:number-columns-repeated="7"/>
          <table:table-cell table:style-name="ce40"/>
          <table:table-cell table:style-name="ce40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42" table:number-columns-repeated="1003"/>
        </table:table-row>
        <table:table-row table:style-name="ro3">
          <table:table-cell table:style-name="ce6" office:value-type="string" calcext:value-type="string">
            <text:p>bowmen_of_gondor</text:p>
          </table:table-cell>
          <table:table-cell table:style-name="ce6" office:value-type="string" calcext:value-type="string">
            <text:p>Bowman_of_Gondor</text:p>
          </table:table-cell>
          <table:table-cell table:style-name="ce6" office:value-type="string" calcext:value-type="string">
            <text:p>Bowmen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ian_light_helm_b,</text:p>
          </table:table-cell>
          <table:table-cell table:style-name="ce20" office:value-type="string" calcext:value-type="string">
            <text:p>itm_gon_bowman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power_draw_2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s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archer_helm,</text:p>
          </table:table-cell>
          <table:table-cell table:style-name="ce18" office:value-type="string" calcext:value-type="string">
            <text:p>itm_gon_archer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2|knows_power_draw_4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s_of_Gondo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archer_helm,</text:p>
          </table:table-cell>
          <table:table-cell table:style-name="ce18" office:value-type="string" calcext:value-type="string">
            <text:p>itm_gon_archer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bow,itm_gondor_arrows,</text:p>
          </table:table-cell>
          <table:table-cell table:style-name="ce18" office:value-type="string" calcext:value-type="string">
            <text:p>itm_gondor_sword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4|knows_power_draw_4|knows_power_strike_5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s_of_the_Tower_Guard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archer_helm,</text:p>
          </table:table-cell>
          <table:table-cell table:style-name="ce20" office:value-type="string" calcext:value-type="string">
            <text:p>itm_gon_steward_guard,</text:p>
          </table:table-cell>
          <table:table-cell table:style-name="ce18"/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bow,itm_gondor_arrows,</text:p>
          </table:table-cell>
          <table:table-cell table:style-name="ce18" office:value-type="string" calcext:value-type="string">
            <text:p>itm_gondor_citadel_sword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bow_6</text:p>
          </table:table-cell>
          <table:table-cell table:style-name="ce30" office:value-type="string" calcext:value-type="string">
            <text:p>knows_common|knows_athletics_5|knows_power_draw_6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Special Denethor Guards (only for scene)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teward_guard</text:p>
          </table:table-cell>
          <table:table-cell table:style-name="ce6" office:value-type="string" calcext:value-type="string">
            <text:p>Steward's_Guard</text:p>
          </table:table-cell>
          <table:table-cell table:style-name="ce6" office:value-type="string" calcext:value-type="string">
            <text:p>Steward's_Guards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18" office:value-type="string" calcext:value-type="string">
            <text:p>itm_gon_steward_guard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tower_spear,</text:p>
          </table:table-cell>
          <table:table-cell table:style-name="ce20" office:value-type="string" calcext:value-type="string">
            <text:p>itm_gon_tab_shield_b,</text:p>
          </table:table-cell>
          <table:table-cell table:style-name="ce20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6|knows_power_strike_6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angers</text:p>
          </table:table-cell>
          <table:table-cell table:style-name="ce7" table:number-columns-repeated="19"/>
          <table:table-cell table:style-name="ce7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s_of_Ithilien</text:p>
          </table:table-cell>
          <table:table-cell table:style-name="ce12" office:value-type="string" calcext:value-type="string">
            <text:p>tf_gondor| tfg_ranged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</text:p>
          </table:table-cell>
          <table:table-cell table:style-name="ce20" office:value-type="string" calcext:value-type="string">
            <text:p>itm_gon_ranger_cloak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archery(170)|wp(170)</text:p>
          </table:table-cell>
          <table:table-cell table:style-name="ce30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gon_ranger_cloak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(220)</text:p>
          </table:table-cell>
          <table:table-cell table:style-name="ce30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_mask,</text:p>
          </table:table-cell>
          <table:table-cell table:style-name="ce18" office:value-type="string" calcext:value-type="string">
            <text:p>itm_gon_ranger_skirt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melee(320)|wp_archery(300)</text:p>
          </table:table-cell>
          <table:table-cell table:style-name="ce30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thilien_leader</text:p>
          </table:table-cell>
          <table:table-cell table:style-name="ce6" office:value-type="string" calcext:value-type="string">
            <text:p>Captain_of_Ithilien_Rangers</text:p>
          </table:table-cell>
          <table:table-cell table:style-name="ce6" office:value-type="string" calcext:value-type="string">
            <text:p>Captains_of_Ithilien_Rangers</text:p>
          </table:table-cell>
          <table:table-cell table:style-name="ce12" office:value-type="string" calcext:value-type="string">
            <text:p>tf_gondor| tfg_ranged| tfg_shield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gon_ranger_skirt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7</text:p>
          </table:table-cell>
          <table:table-cell table:style-name="ce30" office:value-type="string" calcext:value-type="string">
            <text:p>wp_tier_7</text:p>
          </table:table-cell>
          <table:table-cell table:style-name="ce30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Lossarnach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en_of_Lossarnach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cloth_cap,</text:p>
          </table:table-cell>
          <table:table-cell table:style-name="ce18" office:value-type="string" calcext:value-type="string">
            <text:p>itm_lossarnach_shirt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7| agi_5| int_4| cha_4|level(4)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power_throw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en_of_Lossarnach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lossarnach_leather_cap,</text:p>
          </table:table-cell>
          <table:table-cell table:style-name="ce20" office:value-type="string" calcext:value-type="string">
            <text:p>itm_lossarnach_axe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power_throw_3|knows_athletics_1|knows_power_strike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_axeman_of_lossarnach</text:p>
          </table:table-cell>
          <table:table-cell table:style-name="ce6" office:value-type="string" calcext:value-type="string">
            <text:p>Lossarnach_Veteran_Axeman</text:p>
          </table:table-cell>
          <table:table-cell table:style-name="ce6" office:value-type="string" calcext:value-type="string">
            <text:p>Lossarnach_Veteran_Axeme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lossarnach_leather_cap,</text:p>
          </table:table-cell>
          <table:table-cell table:style-name="ce18" office:value-type="string" calcext:value-type="string">
            <text:p>itm_lossarnach_vet_axe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power_throw_4|knows_athletics_3|knows_power_strike_3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en</text:p>
          </table:table-cell>
          <table:table-cell table:style-name="ce12" office:value-type="string" calcext:value-type="string">
            <text:p>tf_gondor| tfg_shield| tfg_armor| tfg_helm| tfg_boots| tfg_glove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scale_cap,</text:p>
          </table:table-cell>
          <table:table-cell table:style-name="ce18" office:value-type="string" calcext:value-type="string">
            <text:p>itm_lossarnach_warri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ossarnach_greaves,</text:p>
          </table:table-cell>
          <table:table-cell table:style-name="ce18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power_strike_5|knows_ironflesh_4|knows_power_throw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s_of_Lossarnach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scale_cap,</text:p>
          </table:table-cell>
          <table:table-cell table:style-name="ce18" office:value-type="string" calcext:value-type="string">
            <text:p>itm_lossarnach_vet_warrio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ssarnach_greaves,</text:p>
          </table:table-cell>
          <table:table-cell table:style-name="ce20" office:value-type="string" calcext:value-type="string">
            <text:p>itm_loss_war_axe,</text:p>
          </table:table-cell>
          <table:table-cell table:style-name="ce20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wo_handed(320)|wp(200)</text:p>
          </table:table-cell>
          <table:table-cell table:style-name="ce30" office:value-type="string" calcext:value-type="string">
            <text:p>knows_common|knows_athletics_5|knows_power_strike_7|knows_ironflesh_5|knows_power_throw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ssarnach_leader</text:p>
          </table:table-cell>
          <table:table-cell table:style-name="ce6" office:value-type="string" calcext:value-type="string">
            <text:p>Captain_of_Lossarnach</text:p>
          </table:table-cell>
          <table:table-cell table:style-name="ce6" office:value-type="string" calcext:value-type="string">
            <text:p>Captains_of_Lossarnac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eader_helm,</text:p>
          </table:table-cell>
          <table:table-cell table:style-name="ce20" office:value-type="string" calcext:value-type="string">
            <text:p>itm_lossarnach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lossarnach_greaves,</text:p>
          </table:table-cell>
          <table:table-cell table:style-name="ce20" office:value-type="string" calcext:value-type="string">
            <text:p>itm_gondor_cav_sword,itm_loss_axe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elargir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2"/>
          <table:table-cell table:style-name="ce9"/>
          <table:table-cell table:style-name="ce21" table:number-columns-repeated="2"/>
          <table:table-cell table:style-name="ce9" table:number-columns-repeated="5"/>
          <table:table-cell table:style-name="ce40"/>
          <table:table-cell table:style-name="ce40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en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/>
          <table:table-cell table:style-name="ce18" office:value-type="string" calcext:value-type="string">
            <text:p>itm_pel_jerki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gondor_arrows,itm_short_bow,</text:p>
          </table:table-cell>
          <table:table-cell table:style-name="ce18" office:value-type="string" calcext:value-type="string">
            <text:p>itm_shortened_spear,itm_gondor_javelin,</text:p>
          </table:table-cell>
          <table:table-cell table:style-name="ce18"/>
          <table:table-cell table:style-name="ce30" office:value-type="string" calcext:value-type="string">
            <text:p>str_7| agi_5| int_4| cha_4|level(4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power_draw_2|knows_power_throw_2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ood,</text:p>
          </table:table-cell>
          <table:table-cell table:style-name="ce20" office:value-type="string" calcext:value-type="string">
            <text:p>itm_pel_marine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pelargir_eket,</text:p>
          </table:table-cell>
          <table:table-cell table:style-name="ce18" office:value-type="string" calcext:value-type="string">
            <text:p>itm_gondor_javelin,itm_gon_tab_shield_a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power_throw_5|knows_power_draw_5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vet_marine</text:p>
          </table:table-cell>
          <table:table-cell table:style-name="ce6" office:value-type="string" calcext:value-type="string">
            <text:p>Pelargir_Veteran_Marine</text:p>
          </table:table-cell>
          <table:table-cell table:style-name="ce6" office:value-type="string" calcext:value-type="string">
            <text:p>Pelargir_Veteran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ood,</text:p>
          </table:table-cell>
          <table:table-cell table:style-name="ce18" office:value-type="string" calcext:value-type="string">
            <text:p>itm_pel_marine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short_bow,itm_regular_bow,</text:p>
          </table:table-cell>
          <table:table-cell table:style-name="ce18" office:value-type="string" calcext:value-type="string">
            <text:p>itm_pelargir_eket,itm_gon_tab_shield_a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4|knows_power_draw_5|knows_power_strike_2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infantry</text:p>
          </table:table-cell>
          <table:table-cell table:style-name="ce6" office:value-type="string" calcext:value-type="string">
            <text:p>Pelargir_Infantryman</text:p>
          </table:table-cell>
          <table:table-cell table:style-name="ce6" office:value-type="string" calcext:value-type="string">
            <text:p>Pelargir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light,</text:p>
          </table:table-cell>
          <table:table-cell table:style-name="ce18" office:value-type="string" calcext:value-type="string">
            <text:p>itm_pel_footman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pelargir_greaves,</text:p>
          </table:table-cell>
          <table:table-cell table:style-name="ce18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b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power_throw_2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vet_infantry</text:p>
          </table:table-cell>
          <table:table-cell table:style-name="ce6" office:value-type="string" calcext:value-type="string">
            <text:p>Pelargir_Veteran_Infantryman</text:p>
          </table:table-cell>
          <table:table-cell table:style-name="ce6" office:value-type="string" calcext:value-type="string">
            <text:p>Pelargir_Veteran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heavy,</text:p>
          </table:table-cell>
          <table:table-cell table:style-name="ce18" office:value-type="string" calcext:value-type="string">
            <text:p>itm_pelargir_regula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pelargir_greaves,</text:p>
          </table:table-cell>
          <table:table-cell table:style-name="ce20" office:value-type="string" calcext:value-type="string">
            <text:p>itm_pelargir_sword,</text:p>
          </table:table-cell>
          <table:table-cell table:style-name="ce20" office:value-type="string" calcext:value-type="string">
            <text:p>itm_gon_tab_shield_b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5|knows_power_throw_3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leader</text:p>
          </table:table-cell>
          <table:table-cell table:style-name="ce6" office:value-type="string" calcext:value-type="string">
            <text:p>Captain_of_Pelargir</text:p>
          </table:table-cell>
          <table:table-cell table:style-name="ce6" office:value-type="string" calcext:value-type="string">
            <text:p>Captains_of_Pelargi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elmet_light,</text:p>
          </table:table-cell>
          <table:table-cell table:style-name="ce20" office:value-type="string" calcext:value-type="string">
            <text:p>itm_pel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pelargir_greaves,</text:p>
          </table:table-cell>
          <table:table-cell table:style-name="ce20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7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marine_leader</text:p>
          </table:table-cell>
          <table:table-cell table:style-name="ce6" office:value-type="string" calcext:value-type="string">
            <text:p>Captain_of_Pelargir_Marines</text:p>
          </table:table-cell>
          <table:table-cell table:style-name="ce6" office:value-type="string" calcext:value-type="string">
            <text:p>Captains_of_Pelargir_Marine</text:p>
          </table:table-cell>
          <table:table-cell table:style-name="ce12" office:value-type="string" calcext:value-type="string">
            <text:p>tf_gondor| tfg_ranged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light,</text:p>
          </table:table-cell>
          <table:table-cell table:style-name="ce18" office:value-type="string" calcext:value-type="string">
            <text:p>itm_pelargir_marine_leader,</text:p>
          </table:table-cell>
          <table:table-cell table:style-name="ce18"/>
          <table:table-cell table:style-name="ce18" office:value-type="string" calcext:value-type="string">
            <text:p>itm_pelargir_greaves,</text:p>
          </table:table-cell>
          <table:table-cell table:style-name="ce18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7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Lamedon</text:p>
          </table:table-cell>
          <table:table-cell table:style-name="ce9" table:number-columns-repeated="18"/>
          <table:table-cell table:style-name="ce40"/>
          <table:table-cell table:style-name="ce40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en_of_Lamedo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lamedon_clans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itm_spear,</text:p>
          </table:table-cell>
          <table:table-cell table:style-name="ce18" office:value-type="string" calcext:value-type="string">
            <text:p>itm_gondor_arrows,itm_gondor_javelin,itm_gondor_javelin,itm_short_bow,</text:p>
          </table:table-cell>
          <table:table-cell table:style-name="ce18"/>
          <table:table-cell table:style-name="ce30" office:value-type="string" calcext:value-type="string">
            <text:p>str_7| agi_5| int_4| cha_4|level(4)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power_throw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en_of_Lamedon</text:p>
          </table:table-cell>
          <table:table-cell table:style-name="ce12" office:value-type="string" calcext:value-type="string">
            <text:p>tf_gondor| tfg_shield| tfg_armor| tfg_boots| tfg_hel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amedon_hood,</text:p>
          </table:table-cell>
          <table:table-cell table:style-name="ce18" office:value-type="string" calcext:value-type="string">
            <text:p>itm_lamedon_foot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gondor_spear,itm_loss_axe,itm_loss_axe,</text:p>
          </table:table-cell>
          <table:table-cell table:style-name="ce18" office:value-type="string" calcext:value-type="string">
            <text:p>itm_gondor_javelin,itm_gon_tab_shield_a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power_strike_1|knows_power_throw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lamedon_veter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loss_axe,itm_gondor_spear,itm_gondor_sword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4|knows_power_strike_4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lamedon_warrior,</text:p>
          </table:table-cell>
          <table:table-cell table:style-name="ce20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loss_axe,itm_gondor_sword,</text:p>
          </table:table-cell>
          <table:table-cell table:style-name="ce20" office:value-type="string" calcext:value-type="string">
            <text:p>itm_gon_tab_shield_d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s_of_Lamedon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amedon_helm,</text:p>
          </table:table-cell>
          <table:table-cell table:style-name="ce20" office:value-type="string" calcext:value-type="string">
            <text:p>itm_lamedon_vet_warrio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bastard,itm_gondor_bastard,itm_loss_war_axe,</text:p>
          </table:table-cell>
          <table:table-cell table:style-name="ce18" table:number-columns-repeated="2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5|knows_power_strike_5|knows_ironflesh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s_of_Lamedon</text:p>
          </table:table-cell>
          <table:table-cell table:style-name="ce12" office:value-type="string" calcext:value-type="string">
            <text:p>tf_gondor| tf_mounted | tfg_gloves| tfg_shield| tfg_horse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lamedon_helm,</text:p>
          </table:table-cell>
          <table:table-cell table:style-name="ce18" office:value-type="string" calcext:value-type="string">
            <text:p>itm_lamedon_knight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lam_horse,</text:p>
          </table:table-cell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6|knows_power_strike_6|knows_ironflesh_7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medon_leader</text:p>
          </table:table-cell>
          <table:table-cell table:style-name="ce6" office:value-type="string" calcext:value-type="string">
            <text:p>Captain_of_Lamedon</text:p>
          </table:table-cell>
          <table:table-cell table:style-name="ce6" office:value-type="string" calcext:value-type="string">
            <text:p>Captains_of_Lamedon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amedon_leader_helm,</text:p>
          </table:table-cell>
          <table:table-cell table:style-name="ce20" office:value-type="string" calcext:value-type="string">
            <text:p>itm_lamedon_leader_surcoat_cloak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lam_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innath Gelin</text:p>
          </table:table-cell>
          <table:table-cell table:style-name="ce9" table:number-columns-repeated="6"/>
          <table:table-cell table:style-name="ce21"/>
          <table:table-cell table:style-name="ce9" table:number-columns-repeated="3"/>
          <table:table-cell table:style-name="ce21"/>
          <table:table-cell table:style-name="ce9" table:number-columns-repeated="7"/>
          <table:table-cell table:style-name="ce40"/>
          <table:table-cell table:style-name="ce40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plainsman</text:p>
          </table:table-cell>
          <table:table-cell table:style-name="ce6" office:value-type="string" calcext:value-type="string">
            <text:p>Plainsman_of_Pinnath_Gelin</text:p>
          </table:table-cell>
          <table:table-cell table:style-name="ce6" office:value-type="string" calcext:value-type="string">
            <text:p>Plainsmen_of_Pinnath_Geli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pinnath_foot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 office:value-type="string" calcext:value-type="string">
            <text:p>itm_gondor_arrows,itm_short_bow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3|knows_power_throw_1|knows_power_strike_3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spearman</text:p>
          </table:table-cell>
          <table:table-cell table:style-name="ce6" office:value-type="string" calcext:value-type="string">
            <text:p>Rider_of_Pinnath_Gelin</text:p>
          </table:table-cell>
          <table:table-cell table:style-name="ce6" office:value-type="string" calcext:value-type="string">
            <text:p>Riders_of_Pinnath_Gelin</text:p>
          </table:table-cell>
          <table:table-cell table:style-name="ce12" office:value-type="string" calcext:value-type="string">
            <text:p>tf_gondor|tf_mounted|tfg_shield| tfg_armor| tfg_helm| tfg_boots|tfg_hors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pinnath_warrior,</text:p>
          </table:table-cell>
          <table:table-cell table:style-name="ce20" office:value-type="string" calcext:value-type="string">
            <text:p>itm_leather_gloves,</text:p>
          </table:table-cell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od_mace,</text:p>
          </table:table-cell>
          <table:table-cell table:style-name="ce20" office:value-type="string" calcext:value-type="string">
            <text:p>itm_gon_tab_shield_a,</text:p>
          </table:table-cell>
          <table:table-cell table:style-name="ce18" office:value-type="string" calcext:value-type="string">
            <text:p>itm_gondor_courser,</text:p>
          </table:table-cell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riding_5|knows_power_strike_3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gelin_spearman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" calcext:value-type="string">
            <text:p>["pinnath_gelin_spearman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rior_of_pinnath_gelin</text:p>
          </table:table-cell>
          <table:table-cell table:style-name="ce6" office:value-type="string" calcext:value-type="string">
            <text:p>Knight_of_Pinnath_Gelin</text:p>
          </table:table-cell>
          <table:table-cell table:style-name="ce6" office:value-type="string" calcext:value-type="string">
            <text:p>Knights_of_Pinnath_Gelin</text:p>
          </table:table-cell>
          <table:table-cell table:style-name="ce12" office:value-type="string" calcext:value-type="string">
            <text:p>tf_gondor|tf_mounted| tfg_gloves| tfg_shield| tfg_armor| tfg_helm| tfg_boots|tfg_hors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pinnath_lead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25" office:value-type="string" calcext:value-type="string">
            <text:p>itm_good_ma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5|knows_riding_6|knows_power_strike_4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warrior_of_pinnath_gelin&quot;,&quot;Knight_of_Pinnath_Gelin&quot;,&quot;Knights_of_Pinnath_Gelin&quot;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warrior_of_pinnath_gelin","Knight_of_Pinnath_Gelin","Knights_of_Pinnath_Gelin"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bowman</text:p>
          </table:table-cell>
          <table:table-cell table:style-name="ce6" office:value-type="string" calcext:value-type="string">
            <text:p>Bowman_of_Pinnath_Gelin</text:p>
          </table:table-cell>
          <table:table-cell table:style-name="ce6" office:value-type="string" calcext:value-type="string">
            <text:p>Bowmen_of_Pinnath_Geli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</text:p>
          </table:table-cell>
          <table:table-cell table:style-name="ce20" office:value-type="string" calcext:value-type="string">
            <text:p>itm_pinnath_vet_foot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20" office:value-type="string" calcext:value-type="string">
            <text:p>itm_good_mace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2|knows_power_draw_4|knows_power_strike_2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archer</text:p>
          </table:table-cell>
          <table:table-cell table:style-name="ce6" office:value-type="string" calcext:value-type="string">
            <text:p>Archer_of_Pinnath_Gelin</text:p>
          </table:table-cell>
          <table:table-cell table:style-name="ce6" office:value-type="string" calcext:value-type="string">
            <text:p>Archers_of_Pinnath_Gelin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itm_gondor_auxila_helm,</text:p>
          </table:table-cell>
          <table:table-cell table:style-name="ce18" office:value-type="string" calcext:value-type="string">
            <text:p>itm_pinnath_archer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20" office:value-type="string" calcext:value-type="string">
            <text:p>itm_good_mace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4|knows_power_draw_5|knows_power_strike_5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leader</text:p>
          </table:table-cell>
          <table:table-cell table:style-name="ce6" office:value-type="string" calcext:value-type="string">
            <text:p>Captain_of_Pinnath_Gelin</text:p>
          </table:table-cell>
          <table:table-cell table:style-name="ce6" office:value-type="string" calcext:value-type="string">
            <text:p>Captains_of_Pinnath_Gelin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leader_helm,</text:p>
          </table:table-cell>
          <table:table-cell table:style-name="ce18" office:value-type="string" calcext:value-type="string">
            <text:p>itm_pinnath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Blackroot Vale</text:p>
          </table:table-cell>
          <table:table-cell table:style-name="ce9" table:number-columns-repeated="8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root_vale_archer</text:p>
          </table:table-cell>
          <table:table-cell table:number-columns-repeated="2" table:style-name="ce6" office:value-type="string" calcext:value-type="string">
            <text:p>Hunter_of_Blackroot_Vale</text:p>
          </table:table-cell>
          <table:table-cell table:style-name="ce12" office:value-type="string" calcext:value-type="string">
            <text:p>tf_gondor| <text:s/>tfg_armor| <text:s/>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blackroot_footman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short_bow,itm_gondor_arrow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common|knows_power_draw_3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hortened_spear,],str_10| agi_7| int_4| cha_4|level(8),wp_tier_bow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hortened_spear,],str_10| agi_7| int_4| cha_4|level(8),wp_tier_bow_2,knows_common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blackroot_vale_archer</text:p>
          </table:table-cell>
          <table:table-cell table:style-name="ce6" office:value-type="string" calcext:value-type="string">
            <text:p>Bowman_of_Blackroot_Vale</text:p>
          </table:table-cell>
          <table:table-cell table:style-name="ce6" office:value-type="string" calcext:value-type="string">
            <text:p>Bowmen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blackroot_hood,</text:p>
          </table:table-cell>
          <table:table-cell table:style-name="ce20" office:value-type="string" calcext:value-type="string">
            <text:p>itm_blackroot_footman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3|knows_power_draw_3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blackroot_vale_archer</text:p>
          </table:table-cell>
          <table:table-cell table:style-name="ce6" office:value-type="string" calcext:value-type="string">
            <text:p>Archer_of_Blackroot_Vale</text:p>
          </table:table-cell>
          <table:table-cell table:style-name="ce6" office:value-type="string" calcext:value-type="string">
            <text:p>Archers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blackroot_hood,</text:p>
          </table:table-cell>
          <table:table-cell table:style-name="ce20" office:value-type="string" calcext:value-type="string">
            <text:p>itm_blackroot_bowman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5|knows_power_draw_3|knows_power_strike_2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en_of_Blackroot_Vale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auxila_helm,</text:p>
          </table:table-cell>
          <table:table-cell table:style-name="ce20" office:value-type="string" calcext:value-type="string">
            <text:p>itm_blackroot_foot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3|knows_power_throw_2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footman_of_blackroot_vale&quot;,&quot;Footman_of_Blackroot_Vale&quot;,&quot;Footmen_of_Blackroot_Vale&quot;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" calcext:value-type="string">
            <text:p>["footman_of_blackroot_vale","Footman_of_Blackroot_Vale","Footmen_of_Blackroot_Vale"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en_of_Blackroot_Vale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auxila_helm,</text:p>
          </table:table-cell>
          <table:table-cell table:style-name="ce18" office:value-type="string" calcext:value-type="string">
            <text:p>itm_blackroot_warri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d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5|knows_power_throw_3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spearman_of_blackroot_vale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root_leader</text:p>
          </table:table-cell>
          <table:table-cell table:style-name="ce6" office:value-type="string" calcext:value-type="string">
            <text:p>Morthond_Shadow_Hunter</text:p>
          </table:table-cell>
          <table:table-cell table:style-name="ce6" office:value-type="string" calcext:value-type="string">
            <text:p>Morthond_Shadow_Hunters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blackroot_hood,</text:p>
          </table:table-cell>
          <table:table-cell table:style-name="ce18" office:value-type="string" calcext:value-type="string">
            <text:p>itm_blackroot_lead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_tab_shield_c,itm_gondor_spear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melee(200)|wp_archery(200)</text:p>
          </table:table-cell>
          <table:table-cell table:style-name="ce30" office:value-type="string" calcext:value-type="string">
            <text:p>knows_common|knows_athletics_7|knows_power_draw_5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blackroot_lead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blackroot_lead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Dol Amroth</text:p>
          </table:table-cell>
          <table:table-cell table:style-name="ce9" table:number-columns-repeated="8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l_amroth_youth</text:p>
          </table:table-cell>
          <table:table-cell table:style-name="ce6" office:value-type="string" calcext:value-type="string">
            <text:p>Dol_Amroth_Recruit</text:p>
          </table:table-cell>
          <table:table-cell table:style-name="ce6" office:value-type="string" calcext:value-type="string">
            <text:p>Dol_Amroth_Recruits</text:p>
          </table:table-cell>
          <table:table-cell table:style-name="ce12" office:value-type="string" calcext:value-type="string">
            <text:p>tf_gondor| tfg_armor| tfg_shield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dol_shirt,</text:p>
          </table:table-cell>
          <table:table-cell table:style-name="ce18"/>
          <table:table-cell table:style-name="ce20" office:value-type="string" calcext:value-type="string">
            <text:p>itm_dol_sho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s_of_Dol_Amrot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dolamroth_helm,</text:p>
          </table:table-cell>
          <table:table-cell table:style-name="ce18" office:value-type="string" calcext:value-type="string">
            <text:p>itm_dol_padded_coa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ol_shoes,</text:p>
          </table:table-cell>
          <table:table-cell table:style-name="ce18" office:value-type="string" calcext:value-type="string">
            <text:p>itm_gondor_lance,itm_amroth_sword_a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2|knows_shield_2|knows_power_strike_2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dolamroth_helm,</text:p>
          </table:table-cell>
          <table:table-cell table:style-name="ce20" office:value-type="string" calcext:value-type="string">
            <text:p>itm_dol_padded_coat,</text:p>
          </table:table-cell>
          <table:table-cell table:style-name="ce20" office:value-type="string" calcext:value-type="string">
            <text:p>itm_leather_gloves,</text:p>
          </table:table-cell>
          <table:table-cell table:style-name="ce20" office:value-type="string" calcext:value-type="string">
            <text:p>itm_dol_shoes,</text:p>
          </table:table-cell>
          <table:table-cell table:style-name="ce20" office:value-type="string" calcext:value-type="string">
            <text:p>itm_gondor_lance,itm_amroth_sword_a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3|knows_shield_3|knows_power_strike_3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s_of_Dol_Amroth</text:p>
          </table:table-cell>
          <table:table-cell table:style-name="ce12" office:value-type="string" calcext:value-type="string">
            <text:p>tf_gondor| tf_mounted| tfg_gloves| tfg_shield| tfg_armor| tfg_helm| tfg_horse| tfg_boots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swan_knight_helm,</text:p>
          </table:table-cell>
          <table:table-cell table:style-name="ce18" office:value-type="string" calcext:value-type="string">
            <text:p>itm_dol_hauberk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dol_greaves,</text:p>
          </table:table-cell>
          <table:table-cell table:style-name="ce20" office:value-type="string" calcext:value-type="string">
            <text:p>itm_gondor_lance,itm_gondor_lance,itm_amroth_sword_b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4|knows_shield_4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swan_knight_helm,</text:p>
          </table:table-cell>
          <table:table-cell table:style-name="ce18" office:value-type="string" calcext:value-type="string">
            <text:p>itm_dol_heavy_mail,itm_dol_heavy_mail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dol_greaves,</text:p>
          </table:table-cell>
          <table:table-cell table:style-name="ce18" office:value-type="string" calcext:value-type="string">
            <text:p>itm_gondor_lance,itm_gondor_lance,itm_amroth_sword_b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4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swan_knight_helm,</text:p>
          </table:table-cell>
          <table:table-cell table:style-name="ce18" office:value-type="string" calcext:value-type="string">
            <text:p>itm_dol_very_heavy_mail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dol_greaves,</text:p>
          </table:table-cell>
          <table:table-cell table:style-name="ce20" office:value-type="string" calcext:value-type="string">
            <text:p>itm_amroth_lance_banner,itm_amroth_sword_b,</text:p>
          </table:table-cell>
          <table:table-cell table:style-name="ce20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2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(360)</text:p>
          </table:table-cell>
          <table:table-cell table:style-name="ce30" office:value-type="string" calcext:value-type="string">
            <text:p>knows_common|knows_riding_8|knows_shield_4|knows_power_strike_8|knows_ironflesh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l_amroth_leader</text:p>
          </table:table-cell>
          <table:table-cell table:style-name="ce6" office:value-type="string" calcext:value-type="string">
            <text:p>Captain_of_Dol_Amroth</text:p>
          </table:table-cell>
          <table:table-cell table:style-name="ce6" office:value-type="string" calcext:value-type="string">
            <text:p>Captain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eader_helm,</text:p>
          </table:table-cell>
          <table:table-cell table:style-name="ce20" office:value-type="string" calcext:value-type="string">
            <text:p>itm_dol_very_heavy_mail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dol_greaves,</text:p>
          </table:table-cell>
          <table:table-cell table:style-name="ce20" office:value-type="string" calcext:value-type="string">
            <text:p>itm_amroth_bastard,itm_amroth_lance_banner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2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Lothlorien</text:p>
          </table:table-cell>
          <table:table-cell table:style-name="ce7" table:number-columns-repeated="19"/>
          <table:table-cell table:style-name="ce7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s</text:p>
          </table:table-cell>
          <table:table-cell table:style-name="ce12" office:value-type="string" calcext:value-type="string">
            <text:p>tf_lorien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/>
          <table:table-cell table:style-name="ce18" office:value-type="string" calcext:value-type="string">
            <text:p>itm_lorien_archer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short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bow_1</text:p>
          </table:table-cell>
          <table:table-cell table:style-name="ce30" office:value-type="string" calcext:value-type="string">
            <text:p>knows_common|knows_power_draw_3|knows_power_strike_2|knows_ironflesh_1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s</text:p>
          </table:table-cell>
          <table:table-cell table:style-name="ce12" office:value-type="string" calcext:value-type="string">
            <text:p>tf_lorien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a,</text:p>
          </table:table-cell>
          <table:table-cell table:style-name="ce20" office:value-type="string" calcext:value-type="string">
            <text:p>itm_lorien_archer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athletics_4|knows_power_draw_4|knows_power_draw_4|knows_ironflesh_1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s</text:p>
          </table:table-cell>
          <table:table-cell table:style-name="ce12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a,</text:p>
          </table:table-cell>
          <table:table-cell table:style-name="ce18" office:value-type="string" calcext:value-type="string">
            <text:p>itm_lorien_armor_a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bow_3</text:p>
          </table:table-cell>
          <table:table-cell table:style-name="ce30" office:value-type="string" calcext:value-type="string">
            <text:p>knows_common|knows_athletics_5|knows_power_draw_4|knows_power_strike_3|knows_ironflesh_3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a,</text:p>
          </table:table-cell>
          <table:table-cell table:style-name="ce18" office:value-type="string" calcext:value-type="string">
            <text:p>itm_lorien_armor_e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bow_4</text:p>
          </table:table-cell>
          <table:table-cell table:style-name="ce30" office:value-type="string" calcext:value-type="string">
            <text:p>knows_common|knows_athletics_6|knows_power_draw_5|knows_power_strike_3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e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20" office:value-type="string" calcext:value-type="string">
            <text:p>itm_lorien_sword_b,itm_lorien_round_shield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bow_5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c,</text:p>
          </table:table-cell>
          <table:table-cell table:style-name="ce18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itm_lorien_round_shield,</text:p>
          </table:table-cell>
          <table:table-cell table:style-name="ce18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8|knows_power_draw_7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en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f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itm_lorien_shield_c,</text:p>
          </table:table-cell>
          <table:table-cell table:style-name="ce18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7|knows_shield_1|knows_power_draw_6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s</text:p>
          </table:table-cell>
          <table:table-cell table:style-name="ce12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c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20" office:value-type="string" calcext:value-type="string">
            <text:p>itm_lorien_bow_reward,itm_elven_arrows,</text:p>
          </table:table-cell>
          <table:table-cell table:style-name="ce18" office:value-type="string" calcext:value-type="string">
            <text:p>itm_lorien_sword_a,itm_lorien_round_shield,</text:p>
          </table:table-cell>
          <table:table-cell table:style-name="ce18" office:value-type="string" calcext:value-type="string">
            <text:p>itm_lorien_warhorse,</text:p>
          </table:table-cell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infantry</text:p>
          </table:table-cell>
          <table:table-cell table:number-columns-repeated="2" table:style-name="ce6" office:value-type="string" calcext:value-type="string">
            <text:p>Lothlorien_Infantry</text:p>
          </table:table-cell>
          <table:table-cell table:style-name="ce12" office:value-type="string" calcext:value-type="string">
            <text:p>tf_lorien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c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1</text:p>
          </table:table-cell>
          <table:table-cell table:style-name="ce30" office:value-type="string" calcext:value-type="string">
            <text:p>knows_common|knows_athletics_4|knows_power_draw_4|knows_power_strike_2|knows_ironflesh_3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infantry</text:p>
          </table:table-cell>
          <table:table-cell table:number-columns-repeated="2" table:style-name="ce6" office:value-type="string" calcext:value-type="string">
            <text:p>Lothlorien_Veteran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a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c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5|knows_power_draw_3|knows_power_strike_3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elite_infantry</text:p>
          </table:table-cell>
          <table:table-cell table:number-columns-repeated="2" table:style-name="ce6" office:value-type="string" calcext:value-type="string">
            <text:p>Lothlorien_Elite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c,</text:p>
          </table:table-cell>
          <table:table-cell table:style-name="ce20" office:value-type="string" calcext:value-type="string">
            <text:p>itm_lorien_armor_b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5|knows_power_draw_3|knows_power_strike_5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en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b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melee(500)</text:p>
          </table:table-cell>
          <table:table-cell table:style-name="ce30" office:value-type="string" calcext:value-type="string">
            <text:p>knows_common|knows_athletics_5|knows_power_draw_6|knows_power_strike_8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e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20" office:value-type="string" calcext:value-type="string">
            <text:p>itm_lorien_sword_c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6|knows_power_draw_5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e,</text:p>
          </table:table-cell>
          <table:table-cell table:style-name="ce18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20" office:value-type="string" calcext:value-type="string">
            <text:p>itm_lorien_sword_c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7|knows_power_draw_5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d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c,itm_lorien_shield_c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8|knows_power_draw_6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s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f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anner,</text:p>
          </table:table-cell>
          <table:table-cell table:style-name="ce20"/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3|knows_power_draw_3|knows_power_strike_7|knows_ironflesh_10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3">
          <table:table-cell table:number-columns-repeated="5"/>
          <table:table-cell table:style-name="ce7"/>
          <table:table-cell table:number-columns-repeated="1018"/>
        </table:table-row>
        <table:table-row table:style-name="ro3">
          <table:table-cell table:style-name="ce5" office:value-type="string" calcext:value-type="string">
            <text:p>Mirkwood</text:p>
          </table:table-cell>
          <table:table-cell table:style-name="ce7"/>
          <table:table-cell/>
          <table:table-cell table:style-name="ce7" table:number-columns-repeated="17"/>
          <table:table-cell table:style-name="ce7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short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bow_1</text:p>
          </table:table-cell>
          <table:table-cell table:style-name="ce30" office:value-type="string" calcext:value-type="string">
            <text:p>knows_common|knows_power_draw_3|knows_power_strike_2|knows_ironflesh_1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regular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athletics_4|knows_power_draw_4|knows_power_strike_2|knows_ironflesh_1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Bowman</text:p>
          </table:table-cell>
          <table:table-cell table:style-name="ce6" office:value-type="string" calcext:value-type="string">
            <text:p>Greenwood_Bowmen</text:p>
          </table:table-cell>
          <table:table-cell table:style-name="ce12" office:value-type="string" calcext:value-type="string">
            <text:p>tf_woodelf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18" office:value-type="string" calcext:value-type="string">
            <text:p>itm_mirkwood_boots,</text:p>
          </table:table-cell>
          <table:table-cell table:style-name="ce20" office:value-type="string" calcext:value-type="string">
            <text:p>itm_elven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bow_3</text:p>
          </table:table-cell>
          <table:table-cell table:style-name="ce30" office:value-type="string" calcext:value-type="string">
            <text:p>knows_common|knows_athletics_5|knows_power_draw_5|knows_power_strike_3|knows_ironflesh_3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Archer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d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bow_4</text:p>
          </table:table-cell>
          <table:table-cell table:style-name="ce30" office:value-type="string" calcext:value-type="string">
            <text:p>knows_common|knows_athletics_6|knows_power_draw_5|knows_power_strike_3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master_archer</text:p>
          </table:table-cell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Veteran_Archer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d,</text:p>
          </table:table-cell>
          <table:table-cell table:style-name="ce20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20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bow_5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marksman</text:p>
          </table:table-cell>
          <table:table-cell table:style-name="ce6" office:value-type="string" calcext:value-type="string">
            <text:p>Thranduil's_Royal_Marksman</text:p>
          </table:table-cell>
          <table:table-cell table:style-name="ce6" office:value-type="string" calcext:value-type="string">
            <text:p>Thranduil's_Royal_Marksmen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d,</text:p>
          </table:table-cell>
          <table:table-cell table:style-name="ce20" office:value-type="string" calcext:value-type="string">
            <text:p>itm_mirkwood_armor_e,</text:p>
          </table:table-cell>
          <table:table-cell table:style-name="ce18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20" office:value-type="string" calcext:value-type="string">
            <text:p>itm_mirkwood_knife,</text:p>
          </table:table-cell>
          <table:table-cell table:style-name="ce20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8|knows_power_draw_7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18" office:value-type="string" calcext:value-type="string">
            <text:p>itm_mirkwood_boots,</text:p>
          </table:table-cell>
          <table:table-cell table:style-name="ce20" office:value-type="string" calcext:value-type="string">
            <text:p>itm_elven_bow,itm_woodelf_arrows,</text:p>
          </table:table-cell>
          <table:table-cell table:style-name="ce18" office:value-type="string" calcext:value-type="string">
            <text:p>itm_mirkwood_sword,itm_mirkwood_spear_shield_b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6|knows_power_draw_5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_sentinel</text:p>
          </table:table-cell>
          <table:table-cell table:style-name="ce6" office:value-type="string" calcext:value-type="string">
            <text:p>Greenwood_Veteran_Sentinel</text:p>
          </table:table-cell>
          <table:table-cell table:style-name="ce6" office:value-type="string" calcext:value-type="string">
            <text:p>Greenwood_Veteran_Sentinels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sword,itm_mirkwood_spear_shiel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irkwood_guardsman</text:p>
          </table:table-cell>
          <table:table-cell table:style-name="ce6" office:value-type="string" calcext:value-type="string">
            <text:p>Greenwood_Guardsman</text:p>
          </table:table-cell>
          <table:table-cell table:style-name="ce6" office:value-type="string" calcext:value-type="string">
            <text:p>Greenwood_Guardsmen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d,</text:p>
          </table:table-cell>
          <table:table-cell table:style-name="ce18" office:value-type="string" calcext:value-type="string">
            <text:p>itm_mirkwood_armor_a,</text:p>
          </table:table-cell>
          <table:table-cell table:style-name="ce20"/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sword,itm_mirkwood_spear_shield_c,</text:p>
          </table:table-cell>
          <table:table-cell table:style-name="ce20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8|knows_power_draw_7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pearman</text:p>
          </table:table-cell>
          <table:table-cell table:number-columns-repeated="2" table:style-name="ce6" office:value-type="string" calcext:value-type="string">
            <text:p>Greenwood_Infantry</text:p>
          </table:table-cell>
          <table:table-cell table:style-name="ce12" office:value-type="string" calcext:value-type="string">
            <text:p>tf_woodelf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20" office:value-type="string" calcext:value-type="string">
            <text:p>itm_mirkwood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mirkwood_war_spear,itm_mirkwood_short_spear,itm_mirkwood_sword,</text:p>
          </table:table-cell>
          <table:table-cell table:style-name="ce20" office:value-type="string" calcext:value-type="string">
            <text:p>itm_mirkwood_spear_shield_a,</text:p>
          </table:table-cell>
          <table:table-cell table:style-name="ce20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5|knows_power_draw_3|knows_power_strike_3|knows_ironflesh_3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pearman</text:p>
          </table:table-cell>
          <table:table-cell table:number-columns-repeated="2" table:style-name="ce6" office:value-type="string" calcext:value-type="string">
            <text:p>Greenwood_Veteran_Infantry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18" office:value-type="string" calcext:value-type="string">
            <text:p>itm_mirkwood_light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war_spear,itm_mirkwood_sword,</text:p>
          </table:table-cell>
          <table:table-cell table:style-name="ce18" office:value-type="string" calcext:value-type="string">
            <text:p>itm_mirkwood_spear_shield_a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6|knows_power_draw_3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royal_spearman</text:p>
          </table:table-cell>
          <table:table-cell table:number-columns-repeated="2" table:style-name="ce6" office:value-type="string" calcext:value-type="string">
            <text:p>Greenwood_Elite_Infantry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b,</text:p>
          </table:table-cell>
          <table:table-cell table:style-name="ce18" office:value-type="string" calcext:value-type="string">
            <text:p>itm_mirkwood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18" office:value-type="string" calcext:value-type="string">
            <text:p>itm_mirkwood_war_spear,</text:p>
          </table:table-cell>
          <table:table-cell table:style-name="ce18" office:value-type="string" calcext:value-type="string">
            <text:p>itm_mirkwood_spear_shiel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7|knows_power_draw_3|knows_power_strike_5|knows_ironflesh_5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swordsman</text:p>
          </table:table-cell>
          <table:table-cell table:style-name="ce6" office:value-type="string" calcext:value-type="string">
            <text:p>Thranduil's_Royal_Swordsman</text:p>
          </table:table-cell>
          <table:table-cell table:style-name="ce6" office:value-type="string" calcext:value-type="string">
            <text:p>Thranduil's_Royal_Swordsmen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18" office:value-type="string" calcext:value-type="string">
            <text:p>itm_mirkwoo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sword,</text:p>
          </table:table-cell>
          <table:table-cell table:style-name="ce18" office:value-type="string" calcext:value-type="string">
            <text:p>itm_mirkwood_spear_shield_c,</text:p>
          </table:table-cell>
          <table:table-cell table:style-name="ce20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6</text:p>
          </table:table-cell>
          <table:table-cell table:style-name="ce30" office:value-type="string" calcext:value-type="string">
            <text:p>knows_common|knows_athletics_8|knows_power_draw_7|knows_power_strike_7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spearman</text:p>
          </table:table-cell>
          <table:table-cell table:style-name="ce6" office:value-type="string" calcext:value-type="string">
            <text:p>Thranduil's_Royal_Spearman</text:p>
          </table:table-cell>
          <table:table-cell table:style-name="ce6" office:value-type="string" calcext:value-type="string">
            <text:p>Thranduil's_Royal_Spearmen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c,</text:p>
          </table:table-cell>
          <table:table-cell table:style-name="ce20" office:value-type="string" calcext:value-type="string">
            <text:p>itm_mirkwood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great_spear,</text:p>
          </table:table-cell>
          <table:table-cell table:style-name="ce20" table:number-columns-repeated="2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melee(500)</text:p>
          </table:table-cell>
          <table:table-cell table:style-name="ce30" office:value-type="string" calcext:value-type="string">
            <text:p>knows_common|knows_athletics_8|knows_power_draw_7|knows_power_strike_7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s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a,</text:p>
          </table:table-cell>
          <table:table-cell table:style-name="ce20" office:value-type="string" calcext:value-type="string">
            <text:p>itm_mirkwood_armor_c,</text:p>
          </table:table-cell>
          <table:table-cell table:style-name="ce18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woodelf_banner,</text:p>
          </table:table-cell>
          <table:table-cell table:style-name="ce20" table:number-columns-repeated="2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4|knows_power_draw_6|knows_power_strike_4|knows_ironflesh_10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ivendell</text:p>
          </table:table-cell>
          <table:table-cell table:style-name="ce7" table:number-columns-repeated="19"/>
          <table:table-cell table:style-name="ce7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/>
          <table:table-cell table:style-name="ce20" office:value-type="string" calcext:value-type="string">
            <text:p>itm_riv_armor_light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short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power_draw_3|knows_power_strike_2|knows_ironflesh_1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/>
          <table:table-cell table:style-name="ce18" office:value-type="string" calcext:value-type="string">
            <text:p>itm_riv_armor_light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athletics_2|knows_power_strike_2|knows_power_draw_3|knows_power_strike_4|knows_ironflesh_1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s</text:p>
          </table:table-cell>
          <table:table-cell table:style-name="ce12" office:value-type="string" calcext:value-type="string">
            <text:p>tf_imladris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a,</text:p>
          </table:table-cell>
          <table:table-cell table:style-name="ce18" office:value-type="string" calcext:value-type="string">
            <text:p>itm_riv_armor_archer,</text:p>
          </table:table-cell>
          <table:table-cell table:style-name="ce18"/>
          <table:table-cell table:style-name="ce20" office:value-type="string" calcext:value-type="string">
            <text:p>itm_riv_boots,</text:p>
          </table:table-cell>
          <table:table-cell table:style-name="ce26" office:value-type="string" calcext:value-type="string">
            <text:p>itm_riv_bow,itm_elven_arrows,</text:p>
          </table:table-cell>
          <table:table-cell table:style-name="ce20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bow_3</text:p>
          </table:table-cell>
          <table:table-cell table:style-name="ce30" office:value-type="string" calcext:value-type="string">
            <text:p>knows_common|knows_athletics_4|knows_power_draw_4|knows_power_strike_3|knows_ironflesh_3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a,</text:p>
          </table:table-cell>
          <table:table-cell table:style-name="ce18" office:value-type="string" calcext:value-type="string">
            <text:p>itm_riv_armor_archer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bow_4</text:p>
          </table:table-cell>
          <table:table-cell table:style-name="ce30" office:value-type="string" calcext:value-type="string">
            <text:p>knows_common|knows_athletics_5|knows_power_draw_4|knows_power_strike_3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m_archer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20" office:value-type="string" calcext:value-type="string">
            <text:p>itm_riv_1h_sword,itm_riv_shield_a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bow_5</text:p>
          </table:table-cell>
          <table:table-cell table:style-name="ce30" office:value-type="string" calcext:value-type="string">
            <text:p>knows_common|knows_athletics_5|knows_power_draw_5|knows_power_strike_4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m_archer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18" office:value-type="string" calcext:value-type="string">
            <text:p>itm_riv_1h_sword,itm_riv_shield_a,</text:p>
          </table:table-cell>
          <table:table-cell table:style-name="ce18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5|knows_power_draw_6|knows_power_strike_4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infantry</text:p>
          </table:table-cell>
          <table:table-cell table:number-columns-repeated="2" table:style-name="ce6" office:value-type="string" calcext:value-type="string">
            <text:p>Rivendell_Infantry</text:p>
          </table:table-cell>
          <table:table-cell table:style-name="ce12" office:value-type="string" calcext:value-type="string">
            <text:p>tf_imladri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a,</text:p>
          </table:table-cell>
          <table:table-cell table:style-name="ce20" office:value-type="string" calcext:value-type="string">
            <text:p>itm_riv_armor_ligh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4|knows_power_draw_4|knows_power_strike_3|knows_ironflesh_3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infantry</text:p>
          </table:table-cell>
          <table:table-cell table:number-columns-repeated="2" table:style-name="ce6" office:value-type="string" calcext:value-type="string">
            <text:p>Rivendell_Veteran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light_in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5|knows_power_draw_4|knows_power_strike_4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infantry</text:p>
          </table:table-cell>
          <table:table-cell table:number-columns-repeated="2" table:style-name="ce6" office:value-type="string" calcext:value-type="string">
            <text:p>Rivendell_Elite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c,</text:p>
          </table:table-cell>
          <table:table-cell table:style-name="ce18" office:value-type="string" calcext:value-type="string">
            <text:p>itm_riv_armor_m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6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5|knows_power_draw_5|knows_power_strike_5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royal_infantry</text:p>
          </table:table-cell>
          <table:table-cell table:number-columns-repeated="2" table:style-name="ce6" office:value-type="string" calcext:value-type="string">
            <text:p>Rivendell_Royal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eavy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spear,itm_riv_1h_sword,itm_riv_bas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5|knows_power_draw_6|knows_power_strike_7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cavalry</text:p>
          </table:table-cell>
          <table:table-cell table:number-columns-repeated="2" table:style-name="ce6" office:value-type="string" calcext:value-type="string">
            <text:p>Rivendell_Cavalry</text:p>
          </table:table-cell>
          <table:table-cell table:style-name="ce12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_arch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itm_riv_riding_sword,itm_riv_bas_sword,</text:p>
          </table:table-cell>
          <table:table-cell table:style-name="ce20" office:value-type="string" calcext:value-type="string">
            <text:p>itm_riv_shield_b,</text:p>
          </table:table-cell>
          <table:table-cell table:style-name="ce18" office:value-type="string" calcext:value-type="string">
            <text:p>itm_riv_warhorse,</text:p>
          </table:table-cell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riding_5|knows_athletics_5|knows_power_draw_5|knows_power_strike_6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s_of_Rivendell</text:p>
          </table:table-cell>
          <table:table-cell table:style-name="ce12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_archer,</text:p>
          </table:table-cell>
          <table:table-cell table:style-name="ce18"/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strong_bow,itm_elven_arrows,</text:p>
          </table:table-cell>
          <table:table-cell table:style-name="ce18" office:value-type="string" calcext:value-type="string">
            <text:p>itm_riv_1h_sword,itm_riv_bas_sword,itm_riv_shield_b,itm_riv_spear,itm_riv_riding_sword,</text:p>
          </table:table-cell>
          <table:table-cell table:style-name="ce18" office:value-type="string" calcext:value-type="string">
            <text:p>itm_riv_warhorse2,</text:p>
          </table:table-cell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s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eavy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imladris_banner,</text:p>
          </table:table-cell>
          <table:table-cell table:style-name="ce18" table:number-columns-repeated="2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3|knows_power_draw_6|knows_power_strike_6|knows_ironflesh_10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Dunedain #Arnor</text:p>
          </table:table-cell>
          <table:table-cell table:style-name="ce7" table:number-columns-repeated="19"/>
          <table:table-cell table:style-name="ce7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2"/>
          <table:table-cell table:style-name="ce18" office:value-type="string" calcext:value-type="string">
            <text:p>itm_arnor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1</text:p>
          </table:table-cell>
          <table:table-cell table:style-name="ce30" office:value-type="string" calcext:value-type="string">
            <text:p>knows_common|knows_power_draw_3|knows_power_strike_1|knows_ironflesh_1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trained_scout</text:p>
          </table:table-cell>
          <table:table-cell table:style-name="ce6" office:value-type="string" calcext:value-type="string">
            <text:p>Dunedain_Tracker</text:p>
          </table:table-cell>
          <table:table-cell table:style-name="ce6" office:value-type="string" calcext:value-type="string">
            <text:p>Dunedain_Tracker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/>
          <table:table-cell table:style-name="ce18" office:value-type="string" calcext:value-type="string">
            <text:p>itm_arnor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regular_bow,itm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2|knows_power_draw_3|knows_power_strike_4|knows_ironflesh_1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en_at_Arms</text:p>
          </table:table-cell>
          <table:table-cell table:style-name="ce12" office:value-type="string" calcext:value-type="string">
            <text:p>tf_dunedai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c,</text:p>
          </table:table-cell>
          <table:table-cell table:style-name="ce18" office:value-type="string" calcext:value-type="string">
            <text:p>itm_arnor_armor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f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4|knows_power_draw_4|knows_power_strike_5|knows_ironflesh_3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s_at_Arms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b,</text:p>
          </table:table-cell>
          <table:table-cell table:style-name="ce18" office:value-type="string" calcext:value-type="string">
            <text:p>itm_arnor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a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5|knows_power_draw_5|knows_power_strike_6|knows_ironflesh_4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en_of_Arnor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b,</text:p>
          </table:table-cell>
          <table:table-cell table:style-name="ce18" office:value-type="string" calcext:value-type="string">
            <text:p>itm_arnor_armor_f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c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2" office:value-type="string" calcext:value-type="string">
            <text:p>knows_common|knows_athletics_5|knows_power_draw_5|knows_power_strike_7|knows_ironflesh_6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horsemen</text:p>
          </table:table-cell>
          <table:table-cell table:style-name="ce6" office:value-type="string" calcext:value-type="string">
            <text:p>Arnor_Horseman</text:p>
          </table:table-cell>
          <table:table-cell table:style-name="ce6" office:value-type="string" calcext:value-type="string">
            <text:p>Arnor_Horsemen</text:p>
          </table:table-cell>
          <table:table-cell table:style-name="ce12" office:value-type="string" calcext:value-type="string">
            <text:p>tf_dunedain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b,</text:p>
          </table:table-cell>
          <table:table-cell table:style-name="ce18" office:value-type="string" calcext:value-type="string">
            <text:p>itm_arnor_armor_a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a,</text:p>
          </table:table-cell>
          <table:table-cell table:style-name="ce18" office:value-type="string" calcext:value-type="string">
            <text:p>itm_arnor_shield_c,</text:p>
          </table:table-cell>
          <table:table-cell table:style-name="ce18" office:value-type="string" calcext:value-type="string">
            <text:p>itm_dunedain_warhorse,</text:p>
          </table:table-cell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riding_4|knows_athletics_4|knows_power_draw_3|knows_power_strike_6|knows_ironflesh_4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s_of_Arnor</text:p>
          </table:table-cell>
          <table:table-cell table:style-name="ce12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b,</text:p>
          </table:table-cell>
          <table:table-cell table:style-name="ce18" office:value-type="string" calcext:value-type="string">
            <text:p>itm_arnor_armor_f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lance,</text:p>
          </table:table-cell>
          <table:table-cell table:style-name="ce28" office:value-type="string" calcext:value-type="string">
            <text:p>itm_arnor_sword_c,itm_arnor_shield_c,</text:p>
          </table:table-cell>
          <table:table-cell table:style-name="ce18" office:value-type="string" calcext:value-type="string">
            <text:p>itm_arnor_warhorse,</text:p>
          </table:table-cell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riding_5|knows_athletics_5|knows_power_strike_7|knows_ironflesh_5|knows_power_draw_6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melee(280)|wp_archery(240)</text:p>
          </table:table-cell>
          <table:table-cell table:style-name="ce30" office:value-type="string" calcext:value-type="string">
            <text:p>knows_common|knows_athletics_6|knows_power_draw_4|knows_power_strike_4|knows_ironflesh_4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melee(310)|wp_archery(270)</text:p>
          </table:table-cell>
          <table:table-cell table:style-name="ce30" office:value-type="string" calcext:value-type="string">
            <text:p>knows_common|knows_athletics_6|knows_power_draw_5|knows_power_strike_4|knows_ironflesh_4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itm_arnor_sword_a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melee(360)|wp_archery(300)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OHAN</text:p>
          </table:table-cell>
          <table:table-cell table:style-name="ce7" table:number-columns-repeated="19"/>
          <table:table-cell table:style-name="ce7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rohan_youth</text:p>
          </table:table-cell>
          <table:table-cell table:style-name="ce6" office:value-type="string" calcext:value-type="string">
            <text:p>Rohan_Youth</text:p>
          </table:table-cell>
          <table:table-cell table:style-name="ce6" office:value-type="string" calcext:value-type="string">
            <text:p>Rohan_Youths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22"/>
          <table:table-cell table:style-name="ce18" office:value-type="string" calcext:value-type="string">
            <text:p>itm_rohan_recruit_bad, itm_rohan_recruit, itm_rohan_recruit_good, 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rohirrim_short_axe,itm_spear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itm_saddle_horse,</text:p>
          </table:table-cell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rohan_face_younger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shoes,itm_rohirrim_short_axe,itm_spear,itm_metal_scraps_bad,itm_metal_scraps_medium,itm_metal_scraps_good,itm_saddle_horse,],attr_tier_1,wp_tier_1,knows_common,rohan_face_younger_1,rohan_face_middle_2]," calcext:value-type="string">
            <text:p>["i1_rohan_youth","Rohan_Youth","Rohan_Youths",tf_rohan| tfg_armor| tfg_boots,0,0,fac_rohan,[itm_rohan_recruit_bad, itm_rohan_recruit, itm_rohan_recruit_good, itm_rohan_shoes,itm_rohirrim_short_axe,itm_spear,itm_metal_scraps_bad,itm_metal_scraps_medium,itm_metal_scraps_good,itm_saddle_horse,],attr_tier_1,wp_tier_1,knows_common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uardsman_of_rohan</text:p>
          </table:table-cell>
          <table:table-cell table:style-name="ce6" office:value-type="string" calcext:value-type="string">
            <text:p>Guardsman_of_Rohan</text:p>
          </table:table-cell>
          <table:table-cell table:style-name="ce6" office:value-type="string" calcext:value-type="string">
            <text:p>Guardsmen_of_Rohan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_bad,itm_rohan_light_helmet_b_bad,</text:p>
          </table:table-cell>
          <table:table-cell table:style-name="ce18" office:value-type="string" calcext:value-type="string">
            <text:p>itm_rohan_recruit, itm_rohan_recruit_good, itm_rohan_leather_bad, itm_rohan_leather,</text:p>
          </table:table-cell>
          <table:table-cell table:style-name="ce18"/>
          <table:table-cell table:style-name="ce18" office:value-type="string" calcext:value-type="string">
            <text:p>itm_rohan_shoes,itm_leather_boots,</text:p>
          </table:table-cell>
          <table:table-cell table:style-name="ce18" office:value-type="string" calcext:value-type="string">
            <text:p>itm_spear,itm_rohan_sword_c,itm_good_mace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power_strike_1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, itm_rohan_recruit_good, itm_rohan_leather_bad, itm_rohan_leather,itm_rohan_shoes,itm_leather_boots,itm_spear,itm_rohan_sword_c,itm_good_mace,itm_rohan_shield_a,itm_rohan_shield_b,itm_rohan_shield_c,],attr_tier_2,wp_tier_2,knows_common|knows_athletics_1|knows_power_strik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, itm_rohan_recruit_good, itm_rohan_leather_bad, itm_rohan_leather,itm_rohan_shoes,itm_leather_boot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footman_of_rohan</text:p>
          </table:table-cell>
          <table:table-cell table:style-name="ce6" office:value-type="string" calcext:value-type="string">
            <text:p>Footman_of_Rohan</text:p>
          </table:table-cell>
          <table:table-cell table:style-name="ce6" office:value-type="string" calcext:value-type="string">
            <text:p>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b,itm_rohan_light_helmet_a,</text:p>
          </table:table-cell>
          <table:table-cell table:style-name="ce18" office:value-type="string" calcext:value-type="string">
            <text:p>itm_rohan_recruit_good, itm_rohan_leather_bad, itm_rohan_leather,itm_rohan_leather_good, </text:p>
          </table:table-cell>
          <table:table-cell table:style-name="ce18"/>
          <table:table-cell table:style-name="ce18" office:value-type="string" calcext:value-type="string">
            <text:p>itm_rohan_light_greaves,itm_leather_boots,</text:p>
          </table:table-cell>
          <table:table-cell table:style-name="ce18" office:value-type="string" calcext:value-type="string">
            <text:p>itm_rohirrim_short_axe,itm_spear,itm_rohan_sword_c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recruit_good, itm_rohan_leather_bad, itm_rohan_leather,itm_rohan_leather_good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recruit_good, itm_rohan_leather_bad, itm_rohan_leather,itm_rohan_leather_good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veteran_footman_of_rohan</text:p>
          </table:table-cell>
          <table:table-cell table:style-name="ce6" office:value-type="string" calcext:value-type="string">
            <text:p>Veteran_Footman_of_Rohan</text:p>
          </table:table-cell>
          <table:table-cell table:style-name="ce6" office:value-type="string" calcext:value-type="string">
            <text:p>Veteran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_bad,</text:p>
          </table:table-cell>
          <table:table-cell table:style-name="ce18" office:value-type="string" calcext:value-type="string">
            <text:p>itm_rohan_mail_bad, itm_rohan_mail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short_axe,itm_rohan_spear,itm_rohan_sword_c,</text:p>
          </table:table-cell>
          <table:table-cell table:style-name="ce18" office:value-type="string" calcext:value-type="string">
            <text:p>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2|knows_power_strike_3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mail_bad, itm_rohan_mail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mail_bad, itm_rohan_mail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elite_footman_of_rohan</text:p>
          </table:table-cell>
          <table:table-cell table:style-name="ce6" office:value-type="string" calcext:value-type="string">
            <text:p>Elite_Footman_of_Rohan</text:p>
          </table:table-cell>
          <table:table-cell table:style-name="ce6" office:value-type="string" calcext:value-type="string">
            <text:p>Elite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scale_bad, itm_rohan_scale, itm_rohan_scale_good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irrim_long_hafted_axe,itm_rohirrim_short_axe,itm_rohan_spear,itm_rohan_sword_c,</text:p>
          </table:table-cell>
          <table:table-cell table:style-name="ce18" office:value-type="string" calcext:value-type="string">
            <text:p>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2|knows_power_strike_3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, itm_rohan_scale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, itm_rohan_scale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footman_guard_of_rohan</text:p>
          </table:table-cell>
          <table:table-cell table:style-name="ce6" office:value-type="string" calcext:value-type="string">
            <text:p>Folcwine_Guard_of_Rohan</text:p>
          </table:table-cell>
          <table:table-cell table:style-name="ce6" office:value-type="string" calcext:value-type="string">
            <text:p>Folcwine_Guards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_good,</text:p>
          </table:table-cell>
          <table:table-cell table:style-name="ce18" office:value-type="string" calcext:value-type="string">
            <text:p>itm_rohan_surcoat_bad,itm_rohan_surcoat,itm_rohan_surcoat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irrim_long_hafted_axe,itm_rohirrim_short_axe,itm_rohan_sword_c,</text:p>
          </table:table-cell>
          <table:table-cell table:style-name="ce18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4|knows_power_throw_4|knows_power_strike_6|knows_ironflesh_4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bad,itm_rohan_surcoat,itm_rohan_surcoat_good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4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bad,itm_rohan_surcoat,itm_rohan_surcoat_good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4|knows_shield_4|knows_power_throw_4|knows_power_strike_6|knows_ironflesh_4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frealaf_raider</text:p>
          </table:table-cell>
          <table:table-cell table:style-name="ce6" office:value-type="string" calcext:value-type="string">
            <text:p>Frealaf_Raider</text:p>
          </table:table-cell>
          <table:table-cell table:style-name="ce6" office:value-type="string" calcext:value-type="string">
            <text:p>Frealaf_Raiders</text:p>
          </table:table-cell>
          <table:table-cell table:style-name="ce12" office:value-type="string" calcext:value-type="string">
            <text:p>tf_roh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b,itm_rohan_light_helmet_a,</text:p>
          </table:table-cell>
          <table:table-cell table:style-name="ce18" office:value-type="string" calcext:value-type="string">
            <text:p>itm_rohan_rider_bad, itm_rohan_rider,itm_rohan_rider_good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long_hafted_axe,itm_rohirrim_short_axe,</text:p>
          </table:table-cell>
          <table:table-cell table:style-name="ce18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7|knows_shield_3|knows_power_throw_6|knows_power_strike_6|knows_ironflesh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bad, itm_rohan_rider,itm_rohan_rider_good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bad, itm_rohan_rider,itm_rohan_rider_good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raider_of_rohan</text:p>
          </table:table-cell>
          <table:table-cell table:style-name="ce6" office:value-type="string" calcext:value-type="string">
            <text:p>Raider_of_Rohan</text:p>
          </table:table-cell>
          <table:table-cell table:style-name="ce6" office:value-type="string" calcext:value-type="string">
            <text:p>Raiders_of_Rohan</text:p>
          </table:table-cell>
          <table:table-cell table:style-name="ce12" office:value-type="string" calcext:value-type="string">
            <text:p>tf_roh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_bad,itm_rohan_light_helmet_b_bad,</text:p>
          </table:table-cell>
          <table:table-cell table:style-name="ce18" office:value-type="string" calcext:value-type="string">
            <text:p>itm_rohan_mail_bad, itm_rohan_mail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rohirrim_long_hafted_axe,itm_rohirrim_short_axe,</text:p>
          </table:table-cell>
          <table:table-cell table:style-name="ce18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5|knows_shield_2|knows_power_throw_4|knows_power_strike_4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warden_of_methuseld</text:p>
          </table:table-cell>
          <table:table-cell table:style-name="ce6" office:value-type="string" calcext:value-type="string">
            <text:p>Warden_of_Meduseld</text:p>
          </table:table-cell>
          <table:table-cell table:style-name="ce6" office:value-type="string" calcext:value-type="string">
            <text:p>Wardens_of_Meduseld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c_good,itm_rohan_archer_helmet_c_bad, </text:p>
          </table:table-cell>
          <table:table-cell table:style-name="ce18" office:value-type="string" calcext:value-type="string">
            <text:p>itm_rohan_guard_bad, itm_rohan_guard, itm_rohan_guard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</text:p>
          </table:table-cell>
          <table:table-cell table:style-name="ce18" office:value-type="string" calcext:value-type="string">
            <text:p>itm_rohan_shield_g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5|knows_power_strike_5|knows_ironflesh_6</text:p>
          </table:table-cell>
          <table:table-cell table:style-name="ce33" office:value-type="string" calcext:value-type="string">
            <text:p>rohan_face_old_1</text:p>
          </table:table-cell>
          <table:table-cell table:style-name="ce33" office:value-type="string" calcext:value-type="string">
            <text:p>rohan_face_older_2</text:p>
          </table:table-cell>
          <table:table-cell table:style-name="ce35"/>
          <table:table-cell table:style-name="ce7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bad, itm_rohan_guard, itm_rohan_guard_good,itm_mail_mittens,itm_rohirrim_war_greaves,itm_rohan_spear,itm_rohan_shield_g,],attr_tier_6,wp_tier_6,knows_common|knows_athletics_4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bad, itm_rohan_guard, itm_rohan_guard_good,itm_mail_mittens,itm_rohirrim_war_greaves,itm_rohan_spear,itm_rohan_shield_g,],attr_tier_6,wp_tier_6,knows_common|knows_athletics_4|knows_shield_5|knows_power_strike_5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skirmisher_of_rohan</text:p>
          </table:table-cell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s_of_Rohan</text:p>
          </table:table-cell>
          <table:table-cell table:style-name="ce12" office:value-type="string" calcext:value-type="string">
            <text:p>tf_rohan| tfg_ranged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itm_rohan_light_helmet_b_good,</text:p>
          </table:table-cell>
          <table:table-cell table:style-name="ce18" office:value-type="string" calcext:value-type="string">
            <text:p>itm_rohan_recruit_good, itm_rohan_leather_bad, itm_rohan_leather,itm_rohan_leather_good, </text:p>
          </table:table-cell>
          <table:table-cell table:style-name="ce18"/>
          <table:table-cell table:style-name="ce18" office:value-type="string" calcext:value-type="string">
            <text:p>itm_rohan_shoes,itm_leather_boots,</text:p>
          </table:table-cell>
          <table:table-cell table:style-name="ce18" office:value-type="string" calcext:value-type="string">
            <text:p>itm_nomad_bow,itm_khergit_arrows,</text:p>
          </table:table-cell>
          <table:table-cell table:style-name="ce18" office:value-type="string" calcext:value-type="string">
            <text:p>itm_rohan_sword_c,itm_rohan_shield_a,itm_rohan_shield_b,itm_rohan_shield_c,itm_spear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horse_archery_2|knows_riding_3|knows_power_draw_2|knows_power_throw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leather_good, itm_rohan_shoes,itm_leather_boots,itm_nomad_bow,itm_khergit_arrows,itm_rohan_sword_c,itm_rohan_shield_a,itm_rohan_shield_b,itm_rohan_shield_c,itm_spear,itm_rohirrim_courser,itm_rohirrim_courser2,],attr_tier_3,wp_tier_bow_3,knows_horse_archery_2|knows_riding_3|knows_power_draw_2|knows_power_throw_2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leather_good, itm_rohan_shoes,itm_leather_boots,itm_nomad_bow,itm_khergit_arrows,itm_rohan_sword_c,itm_rohan_shield_a,itm_rohan_shield_b,itm_rohan_shield_c,itm_spear,itm_rohirrim_courser,itm_rohirrim_courser2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_good,itm_rohan_archer_helmet_a_bad,</text:p>
          </table:table-cell>
          <table:table-cell table:style-name="ce18" office:value-type="string" calcext:value-type="string">
            <text:p>itm_rohan_mail_bad, itm_rohan_mail,itm_rohan_mail_good,</text:p>
          </table:table-cell>
          <table:table-cell table:style-name="ce18"/>
          <table:table-cell table:style-name="ce18" office:value-type="string" calcext:value-type="string">
            <text:p>itm_rohan_shoes,itm_leather_boots,</text:p>
          </table:table-cell>
          <table:table-cell table:style-name="ce18" office:value-type="string" calcext:value-type="string">
            <text:p>itm_nomad_bow,itm_khergit_arrows,</text:p>
          </table:table-cell>
          <table:table-cell table:style-name="ce18" office:value-type="string" calcext:value-type="string">
            <text:p>itm_rohirrim_long_hafted_axe,itm_rohan_sword_c,itm_rohan_shield_d,itm_rohan_shield_e,itm_rohan_shield_f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mail_bad, itm_rohan_mail,itm_rohan_mail_good,itm_rohan_shoes,itm_leather_boots,itm_nomad_bow,itm_khergit_arrows,itm_rohirrim_long_hafted_axe,itm_rohan_sword_c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mail_bad, itm_rohan_mail,itm_rohan_mail_good,itm_rohan_shoes,itm_leather_boots,itm_nomad_bow,itm_khergit_arrows,itm_rohirrim_long_hafted_axe,itm_rohan_sword_c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itm_rohan_light_helmet_a,</text:p>
          </table:table-cell>
          <table:table-cell table:style-name="ce18" office:value-type="string" calcext:value-type="string">
            <text:p><text:s/>itm_rohan_rider_bad, itm_rohan_rider,itm_rohan_rider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light_greaves,itm_leather_boot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rider_bad, itm_rohan_rider,itm_rohan_rider_good,itm_leather_gloves,itm_rohan_light_greaves,itm_leather_boots,itm_strong_bow,itm_khergit_arrows,itm_rohan_spear,itm_rohan_sword_c,itm_rohirrim_long_hafted_axe,itm_rohan_shield_d,itm_rohan_shield_e,itm_rohan_shield_f,itm_rohirrim_courser,itm_rohirrim_courser2,],attr_tier_5,wp_tier_bow_5,knows_horse_archery_5|knows_riding_6|knows_power_draw_4|knows_power_strike_2|knows_ironflesh_2|knows_power_throw_4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rider_bad, itm_rohan_rider,itm_rohan_rider_good,itm_leather_gloves,itm_rohan_light_greaves,itm_leather_boots,itm_strong_bow,itm_khergit_arrows,itm_rohan_spear,itm_rohan_sword_c,itm_rohirrim_long_hafted_axe,itm_rohan_shield_d,itm_rohan_shield_e,itm_rohan_shield_f,itm_rohirrim_courser,itm_rohirrim_courser2,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6_skirmisher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_good,itm_rohan_light_helmet_a_good,</text:p>
          </table:table-cell>
          <table:table-cell table:style-name="ce18" office:value-type="string" calcext:value-type="string">
            <text:p>itm_rohan_surcoat_bad,itm_rohan_surcoat,itm_rohan_surcoat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8" office:value-type="string" calcext:value-type="string">
            <text:p>itm_rohirrim_courser,itm_rohirrim_courser2,itm_rohirrim_hunter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bow_6</text:p>
          </table:table-cell>
          <table:table-cell table:style-name="ce30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rohan_surcoat_good,itm_leather_gloves,itm_rohan_light_greaves,itm_strong_bow,itm_khergit_arrows,itm_rohan_spear,itm_rohirrim_long_hafted_axe,itm_rohan_sword_c,itm_rohan_shield_d,itm_rohan_shield_e,itm_rohan_shield_f,itm_rohirrim_courser,itm_rohirrim_courser2,itm_rohirrim_hunter,],attr_tier_6,wp_tier_bow_6,knows_horse_archery_7|knows_riding_7|knows_power_draw_5|knows_power_strike_3|knows_ironflesh_3|knows_power_throw_5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rohan_surcoat_good,itm_leather_gloves,itm_rohan_light_greaves,itm_strong_bow,itm_khergit_arrows,itm_rohan_spear,itm_rohirrim_long_hafted_axe,itm_rohan_sword_c,itm_rohan_shield_d,itm_rohan_shield_e,itm_rohan_shield_f,itm_rohirrim_courser,itm_rohirrim_courser2,itm_rohirrim_hunter,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lancer_of_rohan</text:p>
          </table:table-cell>
          <table:table-cell table:style-name="ce6" office:value-type="string" calcext:value-type="string">
            <text:p>Lancer_of_Rohan</text:p>
          </table:table-cell>
          <table:table-cell table:style-name="ce6" office:value-type="string" calcext:value-type="string">
            <text:p>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 itm_rohan_archer_helmet_b,itm_rohan_inf_helmet_a_bad, itm_rohan_inf_helmet_b_bad, </text:p>
          </table:table-cell>
          <table:table-cell table:style-name="ce18" office:value-type="string" calcext:value-type="string">
            <text:p>itm_rohan_mail_bad, itm_rohan_mail,itm_rohan_mail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itm_rohan_lance,</text:p>
          </table:table-cell>
          <table:table-cell table:style-name="ce18" office:value-type="string" calcext:value-type="string">
            <text:p>itm_rohan_cav_sword,itm_rohan_shield_a,itm_rohan_shield_b,itm_rohan_shield_c,</text:p>
          </table:table-cell>
          <table:table-cell table:style-name="ce18" office:value-type="string" calcext:value-type="string">
            <text:p>itm_rohirrim_courser,itm_rohirrim_courser2,itm_rohirrim_hunter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4|knows_shield_1|knows_power_strike_4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 itm_rohan_mail_bad, itm_rohan_mail,itm_rohan_mail_good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 itm_rohan_mail_bad, itm_rohan_mail,itm_rohan_mail_good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elite_lancer_of_rohan</text:p>
          </table:table-cell>
          <table:table-cell table:style-name="ce6" office:value-type="string" calcext:value-type="string">
            <text:p>Elite_Lancer_of_Rohan</text:p>
          </table:table-cell>
          <table:table-cell table:style-name="ce6" office:value-type="string" calcext:value-type="string">
            <text:p>Elite_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b_good, itm_rohan_inf_helmet_a, itm_rohan_inf_helmet_b,</text:p>
          </table:table-cell>
          <table:table-cell table:style-name="ce18" office:value-type="string" calcext:value-type="string">
            <text:p><text:s/>itm_rohan_rider_bad, itm_rohan_rider,itm_rohan_rider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,itm_rohan_lance,itm_rohan_lance_banner_horse,</text:p>
          </table:table-cell>
          <table:table-cell table:style-name="ce18" office:value-type="string" calcext:value-type="string">
            <text:p>itm_rohan_cav_sword,itm_rohan_shield_d,itm_rohan_shield_e,itm_rohan_shield_f,</text:p>
          </table:table-cell>
          <table:table-cell table:style-name="ce18" office:value-type="string" calcext:value-type="string">
            <text:p>itm_rohan_warhorse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2|knows_power_strike_5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lancer_guard_of_rohan</text:p>
          </table:table-cell>
          <table:table-cell table:style-name="ce6" office:value-type="string" calcext:value-type="string">
            <text:p>Brego_Guard_of_Rohan</text:p>
          </table:table-cell>
          <table:table-cell table:style-name="ce6" office:value-type="string" calcext:value-type="string">
            <text:p>Brego_Guard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_good,</text:p>
          </table:table-cell>
          <table:table-cell table:style-name="ce18" office:value-type="string" calcext:value-type="string">
            <text:p>itm_rohan_surcoat,itm_rohan_surcoat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_banner_sun,itm_rohan_lance_banner_horse,</text:p>
          </table:table-cell>
          <table:table-cell table:style-name="ce18" office:value-type="string" calcext:value-type="string">
            <text:p>itm_rohan_cav_sword,itm_rohan_shield_d,itm_rohan_shield_e,itm_rohan_shield_f,</text:p>
          </table:table-cell>
          <table:table-cell table:style-name="ce18" office:value-type="string" calcext:value-type="string">
            <text:p>itm_thengel_war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7|knows_shield_3|knows_power_strike_6|knows_ironflesh_6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king_s_man_of_rohan</text:p>
          </table:table-cell>
          <table:table-cell table:style-name="ce6" office:value-type="string" calcext:value-type="string">
            <text:p>King's_Guard</text:p>
          </table:table-cell>
          <table:table-cell table:style-name="ce6" office:value-type="string" calcext:value-type="string">
            <text:p>King's_Guards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_lordly,itm_rohan_archer_helmet_c_lordly,</text:p>
          </table:table-cell>
          <table:table-cell table:style-name="ce18" office:value-type="string" calcext:value-type="string">
            <text:p>itm_rohan_guard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_banner_sun,itm_rohan_lance_banner_horse,</text:p>
          </table:table-cell>
          <table:table-cell table:style-name="ce18" office:value-type="string" calcext:value-type="string">
            <text:p>itm_rohirrim_long_hafted_axe,itm_rohan_sword_c,itm_rohan_shield_g,</text:p>
          </table:table-cell>
          <table:table-cell table:style-name="ce18" office:value-type="string" calcext:value-type="string">
            <text:p>itm_thengel_war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7|knows_shield_3|knows_power_strike_7|knows_ironflesh_6</text:p>
          </table:table-cell>
          <table:table-cell table:style-name="ce33" office:value-type="string" calcext:value-type="string">
            <text:p>rohan_face_old_1</text:p>
          </table:table-cell>
          <table:table-cell table:style-name="ce33" office:value-type="string" calcext:value-type="string">
            <text:p>rohan_face_older_2</text:p>
          </table:table-cell>
          <table:table-cell table:style-name="ce35"/>
          <table:table-cell table:style-name="ce7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squire_of_rohan</text:p>
          </table:table-cell>
          <table:table-cell table:style-name="ce6" office:value-type="string" calcext:value-type="string">
            <text:p>Squire_of_Rohan</text:p>
          </table:table-cell>
          <table:table-cell table:style-name="ce6" office:value-type="string" calcext:value-type="string">
            <text:p>Squires_of_Rohan</text:p>
          </table:table-cell>
          <table:table-cell table:style-name="ce12" office:value-type="string" calcext:value-type="string">
            <text:p>tf_roh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_bad,itm_rohan_light_helmet_b_bad,</text:p>
          </table:table-cell>
          <table:table-cell table:style-name="ce18" office:value-type="string" calcext:value-type="string">
            <text:p>itm_rohan_recruit, itm_rohan_recruit_good, itm_rohan_leather_bad, itm_rohan_leath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shoes,itm_leather_boots,</text:p>
          </table:table-cell>
          <table:table-cell table:style-name="ce18" office:value-type="string" calcext:value-type="string">
            <text:p>itm_spear,itm_rohan_sword_c,itm_short_bow,itm_arrows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 office:value-type="string" calcext:value-type="string">
            <text:p>itm_saddle_horse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horse_archery_1|knows_common|knows_shield_1| knows_riding_1|knows_power_strike_1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, itm_rohan_recruit_good, itm_rohan_leather_bad, itm_rohan_leather,itm_leather_gloves,itm_rohan_shoes,itm_leather_boots,itm_spear,itm_rohan_sword_c,itm_short_bow,itm_arrows,itm_rohan_shield_a,itm_rohan_shield_b,itm_rohan_shield_c,itm_saddle_horse,],attr_tier_2,wp_tier_2,knows_horse_archery_1|knows_common|knows_shield_1| knows_riding_1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, itm_rohan_recruit_good, itm_rohan_leather_bad, itm_rohan_leather,itm_leather_gloves,itm_rohan_shoes,itm_leather_boots,itm_spear,itm_rohan_sword_c,itm_short_bow,itm_arrows,itm_rohan_shield_a,itm_rohan_shield_b,itm_rohan_shield_c,itm_saddle_horse,],attr_tier_2,wp_tier_2,knows_horse_archery_1|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rider_of_rohan</text:p>
          </table:table-cell>
          <table:table-cell table:style-name="ce6" office:value-type="string" calcext:value-type="string">
            <text:p>Rider_of_Rohan</text:p>
          </table:table-cell>
          <table:table-cell table:style-name="ce6" office:value-type="string" calcext:value-type="string">
            <text:p>Riders_of_Rohan</text:p>
          </table:table-cell>
          <table:table-cell table:style-name="ce12" office:value-type="string" calcext:value-type="string">
            <text:p>tf_rohan| tf_mounted| tfg_shiel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 itm_rohan_light_helmet_b_good, itm_rohan_archer_helmet_a_bad, itm_rohan_archer_helmet_b_bad, </text:p>
          </table:table-cell>
          <table:table-cell table:style-name="ce18" office:value-type="string" calcext:value-type="string">
            <text:p>itm_rohan_mail_bad, itm_rohan_mail,itm_rohan_mail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spear,itm_rohan_spear,itm_rohan_spear,itm_heavy_throwing_spear,</text:p>
          </table:table-cell>
          <table:table-cell table:style-name="ce18" office:value-type="string" calcext:value-type="string">
            <text:p>itm_rohan_sword_c,itm_rohirrim_long_hafted_axe,itm_rohan_shield_a,itm_rohan_shield_b,itm_rohan_shield_c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horse_archery_1|knows_riding_3|knows_shield_1|knows_power_strike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 itm_rohan_mail_bad, itm_rohan_mail,itm_rohan_mail_good,itm_leather_gloves,itm_rohan_light_greaves,itm_rohan_spear,itm_rohan_spear,itm_rohan_spear,itm_heavy_throwing_spear,itm_rohan_sword_c,itm_rohirrim_long_hafted_axe,itm_rohan_shield_a,itm_rohan_shield_b,itm_rohan_shield_c,itm_rohirrim_courser,itm_rohirrim_courser2,],attr_tier_3,wp_tier_3,knows_common|knows_horse_archery_1|knows_riding_3|knows_shield_1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 itm_rohan_mail_bad, itm_rohan_mail,itm_rohan_mail_good,itm_leather_gloves,itm_rohan_light_greaves,itm_rohan_spear,itm_rohan_spear,itm_rohan_spear,itm_heavy_throwing_spear,itm_rohan_sword_c,itm_rohirrim_long_hafted_axe,itm_rohan_shield_a,itm_rohan_shield_b,itm_rohan_shield_c,itm_rohirrim_courser,itm_rohirrim_courser2,],attr_tier_3,wp_tier_3,knows_common|knows_horse_archery_1|knows_riding_3|knows_shield_1|knows_power_strike_2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veteran_rider_of_rohan</text:p>
          </table:table-cell>
          <table:table-cell table:style-name="ce6" office:value-type="string" calcext:value-type="string">
            <text:p>Veteran_Rider_of_Rohan</text:p>
          </table:table-cell>
          <table:table-cell table:style-name="ce6" office:value-type="string" calcext:value-type="string">
            <text:p>Veteran_Riders_of_Rohan</text:p>
          </table:table-cell>
          <table:table-cell table:style-name="ce12" office:value-type="string" calcext:value-type="string">
            <text:p>tf_roh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 itm_rohan_archer_helmet_b,itm_rohan_inf_helmet_a_bad, itm_rohan_inf_helmet_b_bad, </text:p>
          </table:table-cell>
          <table:table-cell table:style-name="ce18" office:value-type="string" calcext:value-type="string">
            <text:p><text:s/>itm_rohan_rider_bad, itm_rohan_rider,itm_rohan_rider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spear,itm_heavy_throwing_spear,itm_heavy_throwing_spear,</text:p>
          </table:table-cell>
          <table:table-cell table:style-name="ce18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8" office:value-type="string" calcext:value-type="string">
            <text:p>itm_rohirrim_courser,itm_rohirrim_courser2,itm_rohirrim_hunter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horse_archery_1|knows_riding_5|knows_shield_3|knows_power_strike_3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  itm_rohan_rider_bad, itm_rohan_rider,itm_rohan_rider_goo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,itm_rohirrim_courser2,itm_rohirrim_hunter,],attr_tier_4,wp_tier_4,knows_common|knows_horse_archery_1|knows_riding_5|knows_shield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 <text:s/>itm_rohan_rider_bad, itm_rohan_rider,itm_rohan_rider_goo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,itm_rohirrim_courser2,itm_rohirrim_hunter,],attr_tier_4,wp_tier_4,knows_common|knows_horse_archery_1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elite_rider_of_rohan</text:p>
          </table:table-cell>
          <table:table-cell table:style-name="ce6" office:value-type="string" calcext:value-type="string">
            <text:p>Elite_Rider_of_Rohan</text:p>
          </table:table-cell>
          <table:table-cell table:style-name="ce6" office:value-type="string" calcext:value-type="string">
            <text:p>Elite_Rider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b_good, itm_rohan_inf_helmet_a, itm_rohan_inf_helmet_b,</text:p>
          </table:table-cell>
          <table:table-cell table:style-name="ce18" office:value-type="string" calcext:value-type="string">
            <text:p>itm_rohan_scale_bad, itm_rohan_scale, itm_rohan_scale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itm_heavy_throwing_spear,itm_heavy_throwing_spear,</text:p>
          </table:table-cell>
          <table:table-cell table:style-name="ce18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8" office:value-type="string" calcext:value-type="string">
            <text:p>itm_rohirrim_courser2,itm_rohirrim_hunter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horse_archery_2|knows_riding_6|knows_shield_3|knows_power_strike_2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scale_ba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irrim_courser2,itm_rohirrim_hunter,],attr_tier_5,wp_tier_5,knows_common|knows_horse_archery_2|knows_riding_6|knows_shield_3|knows_power_strike_2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scale_ba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irrim_courser2,itm_rohirrim_hunter,],attr_tier_5,wp_tier_5,knows_common|knows_horse_archery_2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rider_guard_of_rohan</text:p>
          </table:table-cell>
          <table:table-cell table:style-name="ce6" office:value-type="string" calcext:value-type="string">
            <text:p>Eorl_Guard_of_Rohan</text:p>
          </table:table-cell>
          <table:table-cell table:style-name="ce6" office:value-type="string" calcext:value-type="string">
            <text:p>Eorl_Guard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_lordly, </text:p>
          </table:table-cell>
          <table:table-cell table:style-name="ce18" office:value-type="string" calcext:value-type="string">
            <text:p>itm_rohan_guard_bad, itm_rohan_guard, itm_rohan_guard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itm_heavy_throwing_spear,itm_heavy_throwing_spear,</text:p>
          </table:table-cell>
          <table:table-cell table:style-name="ce18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8" office:value-type="string" calcext:value-type="string">
            <text:p>itm_rohan_warhorse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horse_archery_3|knows_riding_8|knows_shield_3|knows_power_strike_6|knows_ironflesh_6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 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rohan_warhorse],attr_tier_6,wp_tier_6,knows_common|knows_horse_archery_3|knows_riding_8|knows_shield_3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 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rohan_warhorse],attr_tier_6,wp_tier_6,knows_common|knows_horse_archery_3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2h_guard_of_rohan</text:p>
          </table:table-cell>
          <table:table-cell table:style-name="ce6" office:value-type="string" calcext:value-type="string">
            <text:p>Helm_Guard_of_Rohan</text:p>
          </table:table-cell>
          <table:table-cell table:style-name="ce6" office:value-type="string" calcext:value-type="string">
            <text:p>Helm_Guards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_lordly, </text:p>
          </table:table-cell>
          <table:table-cell table:style-name="ce18" office:value-type="string" calcext:value-type="string">
            <text:p>itm_rohan_guard_ba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2h_sword, itm_rohirrim_long_hafted_axe,</text:p>
          </table:table-cell>
          <table:table-cell table:style-name="ce18" table:number-columns-repeated="2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6|knows_power_strike_7|knows_ironflesh_8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 itm_rohan_guard_bad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 itm_rohan_guard_bad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Rohan Siege battle dismounted troops</text:p>
          </table:table-cell>
          <table:table-cell table:style-name="ce7" table:number-columns-repeated="3"/>
          <table:table-cell table:style-name="Default" table:number-columns-repeated="2"/>
          <table:table-cell table:style-name="ce7" table:number-columns-repeated="14"/>
          <table:table-cell table:style-name="ce7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_good,itm_rohan_archer_helmet_a_bad,</text:p>
          </table:table-cell>
          <table:table-cell table:style-name="ce18" office:value-type="string" calcext:value-type="string">
            <text:p>itm_rohan_mail_bad, itm_rohan_mail,itm_rohan_mail_good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</text:p>
          </table:table-cell>
          <table:table-cell table:style-name="ce18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itm_rohan_light_helmet_a,</text:p>
          </table:table-cell>
          <table:table-cell table:style-name="ce18" office:value-type="string" calcext:value-type="string">
            <text:p><text:s/>itm_rohan_rider_bad, itm_rohan_rider,itm_rohan_rider_good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thengel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_good,itm_rohan_light_helmet_a_good,</text:p>
          </table:table-cell>
          <table:table-cell table:style-name="ce18" office:value-type="string" calcext:value-type="string">
            <text:p>itm_rohan_surcoat_bad,itm_rohan_surcoat,itm_rohan_surcoat_good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AD</text:p>
          </table:table-cell>
          <table:table-cell table:style-name="ce7" table:number-columns-repeated="19"/>
          <table:table-cell table:style-name="ce7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desert_warrior</text:p>
          </table:table-cell>
          <table:table-cell table:style-name="ce6" office:value-type="string" calcext:value-type="string">
            <text:p>Harad_Levy</text:p>
          </table:table-cell>
          <table:table-cell table:style-name="ce6" office:value-type="string" calcext:value-type="string">
            <text:p>Harad_Levies</text:p>
          </table:table-cell>
          <table:table-cell table:style-name="ce12" office:value-type="string" calcext:value-type="string">
            <text:p>tf_harad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/>
          <table:table-cell table:style-name="ce18" office:value-type="string" calcext:value-type="string">
            <text:p>itm_harad_tunic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javelin,itm_harad_short_spear,</text:p>
          </table:table-cell>
          <table:table-cell table:style-name="ce18" table:number-columns-repeated="2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2|knows_shield_1|knows_power_strike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infantry</text:p>
          </table:table-cell>
          <table:table-cell table:number-columns-repeated="2" table:style-name="ce6" office:value-type="string" calcext:value-type="string">
            <text:p>Harad_Light_Infantry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/>
          <table:table-cell table:style-name="ce18" office:value-type="string" calcext:value-type="string">
            <text:p>itm_harad_hauberk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short_spear,itm_harad_dagger,itm_skirmisher_sword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3|knows_shield_2|knows_power_strike_2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infantry&quot;,&quot;Harad_Light_Infantry&quot;,&quot;Harad_Light_Infantry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veteran_infantry</text:p>
          </table:table-cell>
          <table:table-cell table:style-name="ce6" office:value-type="string" calcext:value-type="string">
            <text:p>Harad_Spearman</text:p>
          </table:table-cell>
          <table:table-cell table:style-name="ce6" office:value-type="string" calcext:value-type="string">
            <text:p>Harad_Spearmen</text:p>
          </table:table-cell>
          <table:table-cell table:style-name="ce12" office:value-type="string" calcext:value-type="string">
            <text:p>tf_harad| tfg_shield| tfg_armor| tfg_helm| tfg_boot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finhelm,</text:p>
          </table:table-cell>
          <table:table-cell table:style-name="ce18" office:value-type="string" calcext:value-type="string">
            <text:p>itm_harad_scale,</text:p>
          </table:table-cell>
          <table:table-cell table:style-name="ce18"/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long_spear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shield_3|knows_power_strike_3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tiger_guard</text:p>
          </table:table-cell>
          <table:table-cell table:style-name="ce6" office:value-type="string" calcext:value-type="string">
            <text:p>Tiger_Guard</text:p>
          </table:table-cell>
          <table:table-cell table:style-name="ce6" office:value-type="string" calcext:value-type="string">
            <text:p>Tiger_Guards</text:p>
          </table:table-cell>
          <table:table-cell table:style-name="ce12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lion_helm,</text:p>
          </table:table-cell>
          <table:table-cell table:style-name="ce18" office:value-type="string" calcext:value-type="string">
            <text:p>itm_harad_tiger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long_spear,</text:p>
          </table:table-cell>
          <table:table-cell table:style-name="ce18" office:value-type="string" calcext:value-type="string">
            <text:p>itm_harad_long_shiel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en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finhelm,</text:p>
          </table:table-cell>
          <table:table-cell table:style-name="ce18" office:value-type="string" calcext:value-type="string">
            <text:p>itm_harad_scale,</text:p>
          </table:table-cell>
          <table:table-cell table:style-name="ce18"/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sabre,itm_skirmisher_sword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shield_3|knows_power_strike_3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lion_guard</text:p>
          </table:table-cell>
          <table:table-cell table:style-name="ce6" office:value-type="string" calcext:value-type="string">
            <text:p>Lion_Guard</text:p>
          </table:table-cell>
          <table:table-cell table:style-name="ce6" office:value-type="string" calcext:value-type="string">
            <text:p>Lion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lion_helm,</text:p>
          </table:table-cell>
          <table:table-cell table:style-name="ce18" office:value-type="string" calcext:value-type="string">
            <text:p>itm_harad_lion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khopesh,</text:p>
          </table:table-cell>
          <table:table-cell table:style-name="ce28" office:value-type="string" calcext:value-type="string">
            <text:p>itm_harad_long_shiel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6|knows_power_strike_5|knows_ironflesh_6|knows_shield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skirmisher</text:p>
          </table:table-cell>
          <table:table-cell table:style-name="ce6" office:value-type="string" calcext:value-type="string">
            <text:p>Harad_Hunter</text:p>
          </table:table-cell>
          <table:table-cell table:style-name="ce6" office:value-type="string" calcext:value-type="string">
            <text:p>Harad_Hunte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skirmisher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harad_short_spear,itm_harad_dagger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1|knows_power_draw_2|knows_ironflesh_1|knows_power_throw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harad_skirmisher&quot;,&quot;Harad_Hunter&quot;,&quot;Harad_Huntes&quot;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" calcext:value-type="string">
            <text:p>["harad_skirmisher","Harad_Hunter","Harad_Huntes"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arche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harad_short_spear,itm_harad_dagger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2|knows_power_draw_3|knows_ironflesh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eagle_guard</text:p>
          </table:table-cell>
          <table:table-cell table:style-name="ce6" office:value-type="string" calcext:value-type="string">
            <text:p>Eagle_Guard</text:p>
          </table:table-cell>
          <table:table-cell table:style-name="ce6" office:value-type="string" calcext:value-type="string">
            <text:p>Eagle_Guard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eaglehelm,</text:p>
          </table:table-cell>
          <table:table-cell table:style-name="ce18" office:value-type="string" calcext:value-type="string">
            <text:p>itm_harad_arch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lg_bow,itm_harad_arrows,</text:p>
          </table:table-cell>
          <table:table-cell table:style-name="ce18" office:value-type="string" calcext:value-type="string">
            <text:p>itm_eagle_guard_spear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2|knows_power_draw_4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ONDOR</text:p>
          </table:table-cell>
          <table:table-cell table:style-name="ce7" table:number-columns-repeated="19"/>
          <table:table-cell table:style-name="ce7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s</text:p>
          </table:table-cell>
          <table:table-cell table:style-name="ce12" office:value-type="string" calcext:value-type="string">
            <text:p>tf_harad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 office:value-type="string" calcext:value-type="string">
            <text:p>itm_harad_cav_helm_a,</text:p>
          </table:table-cell>
          <table:table-cell table:style-name="ce18" office:value-type="string" calcext:value-type="string">
            <text:p>itm_harad_padded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a,</text:p>
          </table:table-cell>
          <table:table-cell table:style-name="ce18" office:value-type="string" calcext:value-type="string">
            <text:p>itm_saddle_horse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shield_1|knows_power_strike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s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cav_helm_b,</text:p>
          </table:table-cell>
          <table:table-cell table:style-name="ce18" office:value-type="string" calcext:value-type="string">
            <text:p>itm_harad_hauberk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b,itm_harad_shield_c,</text:p>
          </table:table-cell>
          <table:table-cell table:style-name="ce18" office:value-type="string" calcext:value-type="string">
            <text:p>itm_harad_horse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2|knows_power_strike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light_cavalry</text:p>
          </table:table-cell>
          <table:table-cell table:number-columns-repeated="2" table:style-name="ce6" office:value-type="string" calcext:value-type="string">
            <text:p>Harondor_Light_Cavalry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wavy_helm,</text:p>
          </table:table-cell>
          <table:table-cell table:style-name="ce18" office:value-type="string" calcext:value-type="string">
            <text:p>itm_harad_lamellar,</text:p>
          </table:table-cell>
          <table:table-cell table:style-name="ce18"/>
          <table:table-cell table:style-name="ce18" office:value-type="string" calcext:value-type="string">
            <text:p>itm_harad_lamellar_greave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b,itm_harad_shield_c,</text:p>
          </table:table-cell>
          <table:table-cell table:style-name="ce18" office:value-type="string" calcext:value-type="string">
            <text:p>itm_harad_warhorse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3|knows_shield_3|knows_power_strike_3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ng_heavy_cavalry</text:p>
          </table:table-cell>
          <table:table-cell table:number-columns-repeated="2" table:style-name="ce6" office:value-type="string" calcext:value-type="string">
            <text:p>Gold_Serpent_Knight</text:p>
          </table:table-cell>
          <table:table-cell table:style-name="ce12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dragon_helm,</text:p>
          </table:table-cell>
          <table:table-cell table:style-name="ce18" office:value-type="string" calcext:value-type="string">
            <text:p>itm_harad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lamellar_greaves,</text:p>
          </table:table-cell>
          <table:table-cell table:style-name="ce18" office:value-type="string" calcext:value-type="string">
            <text:p>itm_harad_long_spear,itm_horandor_a,itm_harad_heavy_sword,</text:p>
          </table:table-cell>
          <table:table-cell table:style-name="ce18" office:value-type="string" calcext:value-type="string">
            <text:p>itm_harad_yellow_shield,</text:p>
          </table:table-cell>
          <table:table-cell table:style-name="ce18" office:value-type="string" calcext:value-type="string">
            <text:p>itm_harad_warhorse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3|knows_power_strike_3|knows_ironflesh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fang_heavy_cavalry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fang_heavy_cavalry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horse_archer</text:p>
          </table:table-cell>
          <table:table-cell table:number-columns-repeated="2" table:style-name="ce6" office:value-type="string" calcext:value-type="string">
            <text:p>Harondor_Skirmisher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cav_helm_b,</text:p>
          </table:table-cell>
          <table:table-cell table:style-name="ce18" office:value-type="string" calcext:value-type="string">
            <text:p>itm_harad_skirmisher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saddle_horse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harad_horse_archer&quot;,&quot;Harondor_Skirmisher&quot;,&quot;Harondor_Skirmisher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harad_horse_archer","Harondor_Skirmisher","Harondor_Skirmisher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Harondor_Horse_Archer</text:p>
          </table:table-cell>
          <table:table-cell table:style-name="ce6" office:value-type="string" calcext:value-type="string">
            <text:p>Harondor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arche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nomad_bow,itm_harad_arrow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horse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horse_archery_4|knows_riding_4|knows_power_draw_3|knows_power_strike_2|knows_ironflesh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black_snake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black_snake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ld_serpent_horse_archer</text:p>
          </table:table-cell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Black_Snake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black_snake_helm,</text:p>
          </table:table-cell>
          <table:table-cell table:style-name="ce18" office:value-type="string" calcext:value-type="string">
            <text:p>itm_black_snake_armo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nomad_bow,itm_harad_arrows,</text:p>
          </table:table-cell>
          <table:table-cell table:style-name="ce18" office:value-type="string" calcext:value-type="string">
            <text:p>itm_black_snake_sword,</text:p>
          </table:table-cell>
          <table:table-cell table:style-name="ce18" office:value-type="string" calcext:value-type="string">
            <text:p>itm_harad_warhorse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horse_archery_5|knows_riding_5|knows_power_strike_2|knows_ironflesh_3|knows_power_draw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gold_serpent_horse_archer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gold_serpent_horse_archer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FAR HARAD</text:p>
          </table:table-cell>
          <table:table-cell table:style-name="ce7" table:number-columns-repeated="19"/>
          <table:table-cell table:style-name="ce7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en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/>
          <table:table-cell table:style-name="ce18" table:number-columns-repeated="3"/>
          <table:table-cell table:style-name="ce18" office:value-type="string" calcext:value-type="string">
            <text:p>itm_far_harad_2h_mace,itm_harad_short_spear,</text:p>
          </table:table-cell>
          <table:table-cell table:style-name="ce18" office:value-type="string" calcext:value-type="string">
            <text:p>itm_harad_javelin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</text:p>
          </table:table-cell>
          <table:table-cell table:style-name="ce33" office:value-type="string" calcext:value-type="string">
            <text:p>far_harad_face1</text:p>
          </table:table-cell>
          <table:table-cell table:style-name="ce33" office:value-type="string" calcext:value-type="string">
            <text:p>far_harad_face2</text:p>
          </table:table-cell>
          <table:table-cell table:style-name="ce35"/>
          <table:table-cell table:style-name="ce7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s</text:p>
          </table:table-cell>
          <table:table-cell table:style-name="ce12" office:value-type="string" calcext:value-type="string">
            <text:p>tf_hara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/>
          <table:table-cell table:style-name="ce18" office:value-type="string" calcext:value-type="string">
            <text:p>itm_harad_champion,</text:p>
          </table:table-cell>
          <table:table-cell table:style-name="ce18" table:number-columns-repeated="2"/>
          <table:table-cell table:style-name="ce18" office:value-type="string" calcext:value-type="string">
            <text:p>itm_far_harad_2h_mace,itm_harad_short_spear,</text:p>
          </table:table-cell>
          <table:table-cell table:style-name="ce18" office:value-type="string" calcext:value-type="string">
            <text:p>itm_harad_javelin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power_throw_3|knows_ironflesh_1|knows_power_strike_2</text:p>
          </table:table-cell>
          <table:table-cell table:style-name="ce33" office:value-type="string" calcext:value-type="string">
            <text:p>far_harad_face1</text:p>
          </table:table-cell>
          <table:table-cell table:style-name="ce33" office:value-type="string" calcext:value-type="string">
            <text:p>far_harad_face2</text:p>
          </table:table-cell>
          <table:table-cell table:style-name="ce35"/>
          <table:table-cell table:style-name="ce7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panther_guard</text:p>
          </table:table-cell>
          <table:table-cell table:style-name="ce6" office:value-type="string" calcext:value-type="string">
            <text:p>Panther_Guard</text:p>
          </table:table-cell>
          <table:table-cell table:style-name="ce6" office:value-type="string" calcext:value-type="string">
            <text:p>Panther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pantherhelm,</text:p>
          </table:table-cell>
          <table:table-cell table:style-name="ce18" office:value-type="string" calcext:value-type="string">
            <text:p>itm_panther_guard,</text:p>
          </table:table-cell>
          <table:table-cell table:style-name="ce18" table:number-columns-repeated="2"/>
          <table:table-cell table:style-name="ce18" office:value-type="string" calcext:value-type="string">
            <text:p>itm_harad_mace,</text:p>
          </table:table-cell>
          <table:table-cell table:style-name="ce18" office:value-type="string" calcext:value-type="string">
            <text:p>itm_harad_javelin,itm_harad_long_shield_a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power_throw_4|knows_power_strike_4|knows_ironflesh_3|knows_athletics_3</text:p>
          </table:table-cell>
          <table:table-cell table:style-name="ce33" office:value-type="string" calcext:value-type="string">
            <text:p>far_harad_face1</text:p>
          </table:table-cell>
          <table:table-cell table:style-name="ce33" office:value-type="string" calcext:value-type="string">
            <text:p>far_harad_face2</text:p>
          </table:table-cell>
          <table:table-cell table:style-name="ce35"/>
          <table:table-cell table:style-name="ce7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UNLAND #Dunnish #Dunlendings</text:p>
          </table:table-cell>
          <table:table-cell table:style-name="ce7" table:number-columns-repeated="19"/>
          <table:table-cell table:style-name="ce7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land_spear,itm_wood_club,</text:p>
          </table:table-cell>
          <table:table-cell table:style-name="ce18" office:value-type="string" calcext:value-type="string">
            <text:p>itm_dunland_javelin,itm_dunland_javelin,</text:p>
          </table:table-cell>
          <table:table-cell table:style-name="ce18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1|knows_power_throw_1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s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 itm_gundabad_helm_b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dunnish_axe,itm_wood_club,itm_dunland_spear,</text:p>
          </table:table-cell>
          <table:table-cell table:style-name="ce18" office:value-type="string" calcext:value-type="string">
            <text:p>itm_dunland_javelin,itm_dunland_javelin,itm_dunland_javelin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shield_1|knows_power_strike_1|knows_power_throw_2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warrior&quot;,&quot;Dunnish_Warrior&quot;,&quot;Dunnish_Warriors&quot;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b, itm_dun_helm_b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pike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pikeman&quot;,&quot;Dunnish_Pikeman&quot;,&quot;Dunnish_Pikemen&quot;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en</text:p>
          </table:table-cell>
          <table:table-cell table:style-name="ce12" office:value-type="string" calcext:value-type="string">
            <text:p>tf_dunland| tf_randomize_face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b, itm_dun_helm_e, 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pike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shield_3|knows_power_strike_3|knows_ironflesh_2|knows_athletics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veteran_pikeman&quot;,&quot;Dunnish_Veteran_Pikeman&quot;,&quot;Dunnish_Veteran_Pikemen&quot;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raven_rider</text:p>
          </table:table-cell>
          <table:table-cell table:style-name="ce6" office:value-type="string" calcext:value-type="string">
            <text:p>Dunnish_Crebain_Rider</text:p>
          </table:table-cell>
          <table:table-cell table:style-name="ce6" office:value-type="string" calcext:value-type="string">
            <text:p>Dunnish_Crebain_Riders</text:p>
          </table:table-cell>
          <table:table-cell table:style-name="ce12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c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dunland_javelin,itm_dunland_javelin,itm_dunland_javelin,itm_dunland_javelin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 office:value-type="string" calcext:value-type="string">
            <text:p>itm_saddle_horse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1|knows_power_strike_1|knows_power_throw_4|knows_horse_archery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vet_warrior</text:p>
          </table:table-cell>
          <table:table-cell table:style-name="ce6" office:value-type="string" calcext:value-type="string">
            <text:p>Dunnish_Veteran_Warrior</text:p>
          </table:table-cell>
          <table:table-cell table:style-name="ce6" office:value-type="string" calcext:value-type="string">
            <text:p>Dunnish_Veteran_Warriors</text:p>
          </table:table-cell>
          <table:table-cell table:style-name="ce12" office:value-type="string" calcext:value-type="string">
            <text:p>tf_dunland| tf_randomize_face| tfg_shiel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 itm_gundabad_helm_b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|knows_power_throw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dunnish_vet_warrior&quot;,&quot;Dunnish_Veteran_Warrior&quot;,&quot;Dunnish_Veteran_Warriors&quot;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 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3|knows_power_strike_3|knows_ironflesh_2|knows_power_throw_4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dunnish_wolf_warrior&quot;,&quot;Dunnish_Wolf_Warrior&quot;,&quot;Dunnish_Wolf_Warriors&quot;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 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war_axe,itm_dun_berserker, 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dunnish_wolf_guard&quot;,&quot;Dunnish_Wolf_Guard&quot;,&quot;Dunnish_Wolf_Guards&quot;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" calcext:value-type="string">
            <text:p>["dunnish_wolf_guard","Dunnish_Wolf_Guard","Dunnish_Wolf_Guards"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chieftan</text:p>
          </table:table-cell>
          <table:table-cell table:number-columns-repeated="2" table:style-name="ce6" office:value-type="string" calcext:value-type="string">
            <text:p>Dunnish_Raven_Rider</text:p>
          </table:table-cell>
          <table:table-cell table:style-name="ce12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c, itm_dun_helm_d,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 office:value-type="string" calcext:value-type="string">
            <text:p>itm_hunter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5|knows_shield_2|knows_power_strike_3|knows_power_throw_6|knows_horse_archery_6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dunnish_chieftan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night_wolf</text:p>
          </table:table-cell>
          <table:table-cell table:style-name="ce6" office:value-type="string" calcext:value-type="string">
            <text:p>Dunnish_Night_Wolf</text:p>
          </table:table-cell>
          <table:table-cell table:style-name="ce6" office:value-type="string" calcext:value-type="string">
            <text:p>Dunnish_Night_Wolfs</text:p>
          </table:table-cell>
          <table:table-cell table:style-name="ce12" office:value-type="string" calcext:value-type="string">
            <text:p>tf_dunland| tf_randomize_face| tfg_shield| tfg_armor| tfg_boots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 </text:p>
          </table:table-cell>
          <table:table-cell table:style-name="ce18" office:value-type="string" calcext:value-type="string">
            <text:p>itm_dunland_armor_h, 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7|knows_shield_3|knows_power_strike_3|knows_ironflesh_2|knows_power_throw_7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dunnish_night_wolf&quot;,&quot;Dunnish_Night_Wolf&quot;,&quot;Dunnish_Night_Wolfs&quot;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dunnish_night_wolf","Dunnish_Night_Wolf","Dunnish_Night_Wolfs"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EASTERLINGS #KHAND</text:p>
          </table:table-cell>
          <table:table-cell table:style-name="ce7" table:number-columns-repeated="19"/>
          <table:table-cell table:style-name="ce7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youth</text:p>
          </table:table-cell>
          <table:table-cell table:style-name="ce6" office:value-type="string" calcext:value-type="string">
            <text:p>Variag_Bondsman</text:p>
          </table:table-cell>
          <table:table-cell table:style-name="ce6" office:value-type="string" calcext:value-type="string">
            <text:p>Variag_Bondsmen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22"/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spear,</text:p>
          </table:table-cell>
          <table:table-cell table:style-name="ce18" office:value-type="string" calcext:value-type="string">
            <text:p>itm_khand_mace1,</text:p>
          </table:table-cell>
          <table:table-cell table:style-name="ce18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warrior</text:p>
          </table:table-cell>
          <table:table-cell table:style-name="ce6" office:value-type="string" calcext:value-type="string">
            <text:p>Warrior_of_Khand</text:p>
          </table:table-cell>
          <table:table-cell table:style-name="ce6" office:value-type="string" calcext:value-type="string">
            <text:p>Warriors_of_Khand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itm_spear,</text:p>
          </table:table-cell>
          <table:table-cell table:style-name="ce18" office:value-type="string" calcext:value-type="string">
            <text:p>itm_khand_tulwar,itm_khand_mace1,itm_tab_shield_small_round_b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shield_1|knows_power_strike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axeman</text:p>
          </table:table-cell>
          <table:table-cell table:style-name="ce6" office:value-type="string" calcext:value-type="string">
            <text:p>Variag_Axeman</text:p>
          </table:table-cell>
          <table:table-cell table:style-name="ce6" office:value-type="string" calcext:value-type="string">
            <text:p>Variag_Axemen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foot_lam_c,</text:p>
          </table:table-cell>
          <table:table-cell table:style-name="ce18" table:number-columns-repeated="2"/>
          <table:table-cell table:style-name="ce18" office:value-type="string" calcext:value-type="string">
            <text:p>itm_khand_axe_winged,</text:p>
          </table:table-cell>
          <table:table-cell table:style-name="ce18" table:number-columns-repeated="2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1|knows_power_strike_3|knows_ironflesh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axeman</text:p>
          </table:table-cell>
          <table:table-cell table:style-name="ce6" office:value-type="string" calcext:value-type="string">
            <text:p>Variag_Veteran_Axeman</text:p>
          </table:table-cell>
          <table:table-cell table:style-name="ce6" office:value-type="string" calcext:value-type="string">
            <text:p>Variag_Veteran_Axemen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c3,itm_khand_helmet_c4,</text:p>
          </table:table-cell>
          <table:table-cell table:style-name="ce18" office:value-type="string" calcext:value-type="string">
            <text:p>itm_khand_foot_lam_b,</text:p>
          </table:table-cell>
          <table:table-cell table:style-name="ce18"/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axe_winged,</text:p>
          </table:table-cell>
          <table:table-cell table:style-name="ce18" table:number-columns-repeated="2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2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axe_master</text:p>
          </table:table-cell>
          <table:table-cell table:style-name="ce6" office:value-type="string" calcext:value-type="string">
            <text:p>Variag_Axe_Master</text:p>
          </table:table-cell>
          <table:table-cell table:style-name="ce6" office:value-type="string" calcext:value-type="string">
            <text:p>Variag_Axe_Maste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c3,itm_khand_helmet_c4,</text:p>
          </table:table-cell>
          <table:table-cell table:style-name="ce18" office:value-type="string" calcext:value-type="string">
            <text:p>itm_khand_foot_lam_a,</text:p>
          </table:table-cell>
          <table:table-cell table:style-name="ce18"/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axe_great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2|knows_power_strike_5|knows_ironflesh_3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rider</text:p>
          </table:table-cell>
          <table:table-cell table:style-name="ce6" office:value-type="string" calcext:value-type="string">
            <text:p>Variag_Pony_Rider</text:p>
          </table:table-cell>
          <table:table-cell table:style-name="ce6" office:value-type="string" calcext:value-type="string">
            <text:p>Variag_Pony_Riders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/>
          <table:table-cell table:style-name="ce18" office:value-type="string" calcext:value-type="string">
            <text:p>itm_khand_light_lam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/>
          <table:table-cell table:style-name="ce28" office:value-type="string" calcext:value-type="string">
            <text:p>itm_khand_tulwar,itm_khand_mace1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2|knows_shield_1|knows_power_strike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horseman</text:p>
          </table:table-cell>
          <table:table-cell table:style-name="ce6" office:value-type="string" calcext:value-type="string">
            <text:p>Variag_Horseman</text:p>
          </table:table-cell>
          <table:table-cell table:style-name="ce6" office:value-type="string" calcext:value-type="string">
            <text:p>Variag_Horsemen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itm_khand_helmet_a3,itm_khand_helmet_b3,</text:p>
          </table:table-cell>
          <table:table-cell table:style-name="ce18" office:value-type="string" calcext:value-type="string">
            <text:p>itm_khand_med_lam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tulwar,itm_khand_mace1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1|knows_power_strike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horseman</text:p>
          </table:table-cell>
          <table:table-cell table:style-name="ce6" office:value-type="string" calcext:value-type="string">
            <text:p>Variag_Heavy_Horseman</text:p>
          </table:table-cell>
          <table:table-cell table:style-name="ce6" office:value-type="string" calcext:value-type="string">
            <text:p>Variag_Heavy_Horsemen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itm_khand_helmet_a3,itm_khand_helmet_b3,</text:p>
          </table:table-cell>
          <table:table-cell table:style-name="ce18" office:value-type="string" calcext:value-type="string">
            <text:p>itm_khand_med_lam_c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tulwar,itm_khand_mace1,itm_khand_mace2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5|knows_shield_3|knows_power_strike_2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horsemaster</text:p>
          </table:table-cell>
          <table:table-cell table:style-name="ce6" office:value-type="string" calcext:value-type="string">
            <text:p>Variag_Kataphrakt</text:p>
          </table:table-cell>
          <table:table-cell table:style-name="ce6" office:value-type="string" calcext:value-type="string">
            <text:p>Variag_Kataphrakts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1,itm_khand_helmet_b4,itm_khand_helmet_d2,</text:p>
          </table:table-cell>
          <table:table-cell table:style-name="ce18" office:value-type="string" calcext:value-type="string">
            <text:p>itm_khand_med_lam_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tulwar,itm_khand_lance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kataphrakt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3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lance_kataphract</text:p>
          </table:table-cell>
          <table:table-cell table:style-name="ce6" office:value-type="string" calcext:value-type="string">
            <text:p>Variag_Lance_Kataphrakt</text:p>
          </table:table-cell>
          <table:table-cell table:style-name="ce6" office:value-type="string" calcext:value-type="string">
            <text:p>Variag_Lance_Kataphrakts</text:p>
          </table:table-cell>
          <table:table-cell table:style-name="ce12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b2,itm_khand_helmet_d1,itm_khand_helmet_d3,</text:p>
          </table:table-cell>
          <table:table-cell table:style-name="ce18" office:value-type="string" calcext:value-type="string">
            <text:p>itm_khand_heavy_lam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lance,</text:p>
          </table:table-cell>
          <table:table-cell table:style-name="ce18"/>
          <table:table-cell table:style-name="ce18" office:value-type="string" calcext:value-type="string">
            <text:p>itm_variag_kataphrakt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3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Khand Variags</text:p>
          </table:table-cell>
          <table:table-cell table:style-name="ce7" table:number-columns-repeated="19"/>
          <table:table-cell table:style-name="ce7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hand_glaive_whirler</text:p>
          </table:table-cell>
          <table:table-cell table:style-name="ce6" office:value-type="string" calcext:value-type="string">
            <text:p>Khand_Blade_Whirler</text:p>
          </table:table-cell>
          <table:table-cell table:style-name="ce6" office:value-type="string" calcext:value-type="string">
            <text:p>Khand_Blade_Whirl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22" office:value-type="string" calcext:value-type="string">
            <text:p>itm_khand_helmet_e1,itm_khand_helmet_e4,itm_khand_helmet_e3,</text:p>
          </table:table-cell>
          <table:table-cell table:style-name="ce18" office:value-type="string" calcext:value-type="string">
            <text:p>itm_khand_foot_lam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</text:p>
          </table:table-cell>
          <table:table-cell table:style-name="ce18" table:number-columns-repeated="2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1|knows_power_strike_2|knows_ironflesh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veteran_glaive_whirler</text:p>
          </table:table-cell>
          <table:table-cell table:style-name="ce6" office:value-type="string" calcext:value-type="string">
            <text:p>Khand_Veteran_Blade_Whirler</text:p>
          </table:table-cell>
          <table:table-cell table:style-name="ce6" office:value-type="string" calcext:value-type="string">
            <text:p>Khand_Veteran_Blade_Whirl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e2,itm_khand_helmet_e3,</text:p>
          </table:table-cell>
          <table:table-cell table:style-name="ce18" office:value-type="string" calcext:value-type="string">
            <text:p>itm_khand_foot_lam_b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itm_khand_halberd,</text:p>
          </table:table-cell>
          <table:table-cell table:style-name="ce18" table:number-columns-repeated="2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power_strike_3|knows_ironflesh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hand_glaive_master</text:p>
          </table:table-cell>
          <table:table-cell table:style-name="ce6" office:value-type="string" calcext:value-type="string">
            <text:p>Khand_Halberd_Master</text:p>
          </table:table-cell>
          <table:table-cell table:style-name="ce6" office:value-type="string" calcext:value-type="string">
            <text:p>Khand_Halberd_Mast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e2,</text:p>
          </table:table-cell>
          <table:table-cell table:style-name="ce18" office:value-type="string" calcext:value-type="string">
            <text:p>itm_khand_foot_lam_a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halberd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power_throw_4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mask1,itm_khand_helmet_mask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5|knows_power_throw_2|knows_power_strike_4|knows_ironflesh_4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gladiator</text:p>
          </table:table-cell>
          <table:table-cell table:style-name="ce6" office:value-type="string" calcext:value-type="string">
            <text:p>Variag_Berserker</text:p>
          </table:table-cell>
          <table:table-cell table:style-name="ce6" office:value-type="string" calcext:value-type="string">
            <text:p>Variag_Berserk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mask1,itm_khand_helmet_mask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6|knows_power_throw_3|knows_power_strike_5|knows_ironflesh_6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skirmisher</text:p>
          </table:table-cell>
          <table:table-cell table:style-name="ce6" office:value-type="string" calcext:value-type="string">
            <text:p>Variag_Skirmisher</text:p>
          </table:table-cell>
          <table:table-cell table:style-name="ce6" office:value-type="string" calcext:value-type="string">
            <text:p>Variag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light_lam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horse_archery_2|knows_riding_2|knows_power_throw_2|knows_power_strike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skirmisher</text:p>
          </table:table-cell>
          <table:table-cell table:style-name="ce6" office:value-type="string" calcext:value-type="string">
            <text:p>Variag_Veteran_Skirmisher</text:p>
          </table:table-cell>
          <table:table-cell table:style-name="ce6" office:value-type="string" calcext:value-type="string">
            <text:p>Variag_Veteran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med_lam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elite_skirmisher</text:p>
          </table:table-cell>
          <table:table-cell table:style-name="ce6" office:value-type="string" calcext:value-type="string">
            <text:p>Variag_Heavy_Skirmisher</text:p>
          </table:table-cell>
          <table:table-cell table:style-name="ce6" office:value-type="string" calcext:value-type="string">
            <text:p>Variag_Heavy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1,</text:p>
          </table:table-cell>
          <table:table-cell table:style-name="ce18" office:value-type="string" calcext:value-type="string">
            <text:p>itm_khand_med_lam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itm_easterling_round_horseman,</text:p>
          </table:table-cell>
          <table:table-cell table:style-name="ce18" office:value-type="string" calcext:value-type="string">
            <text:p>itm_variag_kataphrakt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UMBAR #CORSAIRS</text:p>
          </table:table-cell>
          <table:table-cell table:style-name="ce7" table:number-columns-repeated="19"/>
          <table:table-cell table:style-name="ce7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corsair_youth</text:p>
          </table:table-cell>
          <table:table-cell table:style-name="ce6" office:value-type="string" calcext:value-type="string">
            <text:p>Umbar_Sailor</text:p>
          </table:table-cell>
          <table:table-cell table:style-name="ce6" office:value-type="string" calcext:value-type="string">
            <text:p>Umbar_Sail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22"/>
          <table:table-cell table:style-name="ce18" office:value-type="string" calcext:value-type="string">
            <text:p>itm_umb_armor_a_bad, itm_umb_armor_a, itm_umb_armor_a_cloak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ened_spear,itm_corsair_sword,</text:p>
          </table:table-cell>
          <table:table-cell table:style-name="ce18" table:number-columns-repeated="2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2|knows_power_throw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umb_armor_a_bad, itm_umb_armor_a, itm_umb_armor_a_cloak,itm_corsair_boots,itm_shortened_spear,itm_corsair_sword,],attr_evil_tier_1,wp_tier_1,knows_common|knows_athletics_2|knows_power_throw_2,bandit_face1,bandit_face2]," calcext:value-type="string">
            <text:p>["i1_corsair_youth","Umbar_Sailor","Umbar_Sailors",tfg_armor,0,0,fac_umbar,[itm_umb_armor_a_bad, itm_umb_armor_a, itm_umb_armor_a_cloak,itm_corsair_boots,itm_shortened_spear,itm_corsair_sword,],attr_evil_tier_1,wp_tier_1,knows_common|knows_athletics_2|knows_power_throw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corsair_warrior</text:p>
          </table:table-cell>
          <table:table-cell table:style-name="ce6" office:value-type="string" calcext:value-type="string">
            <text:p>Umbar_Warrior</text:p>
          </table:table-cell>
          <table:table-cell table:style-name="ce6" office:value-type="string" calcext:value-type="string">
            <text:p>Umbar_Warri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,</text:p>
          </table:table-cell>
          <table:table-cell table:style-name="ce18" office:value-type="string" calcext:value-type="string">
            <text:p>itm_umb_armor_a, itm_umb_armor_a_cloak,itm_umb_armor_a_goo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ened_spear,itm_corsair_sword,itm_umbar_rapier,</text:p>
          </table:table-cell>
          <table:table-cell table:style-name="ce18" office:value-type="string" calcext:value-type="string">
            <text:p>itm_umb_shield_b, 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3|knows_shield_1|knows_power_strike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umb_hood,itm_umb_armor_a, itm_umb_armor_a_cloak,itm_umb_armor_a_good,itm_corsair_boots,itm_shortened_spear,itm_corsair_sword,itm_umbar_rapier,itm_umb_shield_b, ],attr_evil_tier_2,wp_tier_2,knows_common|knows_athletics_3|knows_shield_1|knows_power_strike_1,bandit_face1,bandit_face2]," calcext:value-type="string">
            <text:p>["i2_corsair_warrior","Umbar_Warrior","Umbar_Warriors",tfg_armor,0,0,fac_umbar,[itm_umb_hood,itm_umb_armor_a, itm_umb_armor_a_cloak,itm_umb_armor_a_good,itm_corsair_boots,itm_shortened_spear,itm_corsair_sword,itm_umbar_rapier,itm_umb_shield_b, 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corsair_spearman</text:p>
          </table:table-cell>
          <table:table-cell table:style-name="ce6" office:value-type="string" calcext:value-type="string">
            <text:p>Spearman_of_Umbar</text:p>
          </table:table-cell>
          <table:table-cell table:style-name="ce6" office:value-type="string" calcext:value-type="string">
            <text:p>Spear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c_good, itm_umb_armor_c, itm_umb_armor_c_bad, 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 office:value-type="string" calcext:value-type="string">
            <text:p>itm_umb_shield_a, 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1|knows_shield_2|knows_power_strike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d_good,itm_umb_armor_c_good, itm_umb_armor_c, itm_umb_armor_c_bad, itm_corsair_boots,itm_shortened_spear,itm_umb_shield_a, ],attr_evil_tier_3,wp_tier_3,knows_common|knows_athletics_1|knows_shield_2|knows_power_strike_2,bandit_face1,bandit_face2]," calcext:value-type="string">
            <text:p>["i3_corsair_spearman","Spearman_of_Umbar","Spearmen_of_Umbar",tfg_armor| tfg_helm| tfg_boots,0,0,fac_umbar,[itm_umb_helm_d,itm_umb_helm_d_good,itm_umb_armor_c_good, itm_umb_armor_c, itm_umb_armor_c_bad, itm_corsair_boots,itm_shortened_spear,itm_umb_shield_a, 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raider</text:p>
          </table:table-cell>
          <table:table-cell table:style-name="ce6" office:value-type="string" calcext:value-type="string">
            <text:p>Corsair_Raider</text:p>
          </table:table-cell>
          <table:table-cell table:style-name="ce6" office:value-type="string" calcext:value-type="string">
            <text:p>Corsair_Raid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,itm_umb_hood_mask,</text:p>
          </table:table-cell>
          <table:table-cell table:style-name="ce18" office:value-type="string" calcext:value-type="string">
            <text:p>itm_umb_armor_b_good,itm_umb_armor_b, itm_umb_armor_b_cloak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rapier,itm_corsair_harpoon,itm_corsair_harpoon,</text:p>
          </table:table-cell>
          <table:table-cell table:style-name="ce18" office:value-type="string" calcext:value-type="string">
            <text:p>itm_umb_shield_b, itm_umb_shield_c, 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6|knows_shield_2|knows_power_throw_3|knows_power_strike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umb_hood,itm_umb_hood_mask,itm_umb_armor_b_good,itm_umb_armor_b, itm_umb_armor_b_cloak,itm_corsair_boots,itm_umbar_rapier,itm_corsair_harpoon,itm_corsair_harpoon,itm_umb_shield_b, itm_umb_shield_c, 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umb_hood,itm_umb_hood_mask,itm_umb_armor_b_good,itm_umb_armor_b, itm_umb_armor_b_cloak,itm_corsair_boots,itm_umbar_rapier,itm_corsair_harpoon,itm_corsair_harpoon,itm_umb_shield_b, itm_umb_shield_c, ],attr_evil_tier_4,wp_tier_4,knows_common|knows_athletics_6|knows_shield_2|knows_power_throw_3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night_raider</text:p>
          </table:table-cell>
          <table:table-cell table:style-name="ce6" office:value-type="string" calcext:value-type="string">
            <text:p>Corsair_Night_Raider</text:p>
          </table:table-cell>
          <table:table-cell table:style-name="ce6" office:value-type="string" calcext:value-type="string">
            <text:p>Corsair_Night_Raiders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_mask,</text:p>
          </table:table-cell>
          <table:table-cell table:style-name="ce18" office:value-type="string" calcext:value-type="string">
            <text:p>itm_umb_armor_d_bad, itm_umb_armor_d, itm_umb_armor_d_cloak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rapier,itm_corsair_harpoon,itm_corsair_harpoon,</text:p>
          </table:table-cell>
          <table:table-cell table:style-name="ce18" office:value-type="string" calcext:value-type="string">
            <text:p>itm_umb_shield_c, 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8|knows_shield_4|knows_power_strike_4|knows_ironflesh_3|knows_power_throw_5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umb_hood_mask,itm_umb_armor_d_bad, itm_umb_armor_d, itm_umb_armor_d_cloak,itm_leather_gloves,itm_corsair_boots,itm_umbar_rapier,itm_corsair_harpoon,itm_corsair_harpoon,itm_umb_shield_c, 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umb_hood_mask,itm_umb_armor_d_bad, itm_umb_armor_d, itm_umb_armor_d_cloak,itm_leather_gloves,itm_corsair_boots,itm_umbar_rapier,itm_corsair_harpoon,itm_corsair_harpoon,itm_umb_shield_c, ],attr_evil_tier_5,wp_tier_5,knows_common|knows_athletics_8|knows_shield_4|knows_power_strike_4|knows_ironflesh_3|knows_power_throw_5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corsair_marine</text:p>
          </table:table-cell>
          <table:table-cell table:style-name="ce6" office:value-type="string" calcext:value-type="string">
            <text:p>Umbar_Marine</text:p>
          </table:table-cell>
          <table:table-cell table:style-name="ce6" office:value-type="string" calcext:value-type="string">
            <text:p>Umbar_Marines</text:p>
          </table:table-cell>
          <table:table-cell table:style-name="ce12" office:value-type="string" calcext:value-type="string">
            <text:p>tfg_ranged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,</text:p>
          </table:table-cell>
          <table:table-cell table:style-name="ce18" office:value-type="string" calcext:value-type="string">
            <text:p>itm_umb_armor_a_bad, itm_umb_armor_a, 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_bow, itm_regular_bow,itm_corsair_arrows,itm_corsair_throwing_dagger,</text:p>
          </table:table-cell>
          <table:table-cell table:style-name="ce28" office:value-type="string" calcext:value-type="string">
            <text:p>itm_corsair_sword,itm_umb_shield_b, 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common|knows_power_draw_1|knows_ironflesh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umb_hood,itm_umb_armor_a_bad, itm_umb_armor_a, itm_corsair_boots,itm_short_bow, itm_regular_bow,itm_corsair_arrows,itm_corsair_throwing_dagger,itm_corsair_sword,itm_umb_shield_b, ],attr_evil_tier_2,wp_tier_bow_2,knows_common|knows_power_draw_1|knows_ironflesh_1,bandit_face1,bandit_face2]," calcext:value-type="string">
            <text:p>["a2_corsair_marine","Umbar_Marine","Umbar_Marines",tfg_ranged| tfg_armor,0,0,fac_umbar,[itm_umb_hood,itm_umb_armor_a_bad, itm_umb_armor_a, itm_corsair_boots,itm_short_bow, itm_regular_bow,itm_corsair_arrows,itm_corsair_throwing_dagger,itm_corsair_sword,itm_umb_shield_b, ],attr_evil_tier_2,wp_tier_bow_2,knows_common|knows_power_draw_1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corsair_marksman</text:p>
          </table:table-cell>
          <table:table-cell table:style-name="ce6" office:value-type="string" calcext:value-type="string">
            <text:p>Marksman_of_Umbar</text:p>
          </table:table-cell>
          <table:table-cell table:style-name="ce6" office:value-type="string" calcext:value-type="string">
            <text:p>Marksmen_of_Umbar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c_good,</text:p>
          </table:table-cell>
          <table:table-cell table:style-name="ce18" office:value-type="string" calcext:value-type="string">
            <text:p>itm_umb_armor_b_bad, itm_umb_armor_b, itm_umb_armor_b_cloak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regular_bow,itm_corsair_arrows,</text:p>
          </table:table-cell>
          <table:table-cell table:style-name="ce18" office:value-type="string" calcext:value-type="string">
            <text:p>itm_corsair_swor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3|knows_power_draw_2|knows_ironflesh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corsair_veteran_marksman</text:p>
          </table:table-cell>
          <table:table-cell table:style-name="ce6" office:value-type="string" calcext:value-type="string">
            <text:p>Veteran_Marksman_of_Umbar</text:p>
          </table:table-cell>
          <table:table-cell table:style-name="ce6" office:value-type="string" calcext:value-type="string">
            <text:p>Veteran_Marksmen_of_Umba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c_good,</text:p>
          </table:table-cell>
          <table:table-cell table:style-name="ce18" office:value-type="string" calcext:value-type="string">
            <text:p>itm_umb_armor_c_bad, itm_umb_armor_c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umbar_cutlass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4|knows_power_draw_4|knows_ironflesh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corsair_master_marksman</text:p>
          </table:table-cell>
          <table:table-cell table:style-name="ce6" office:value-type="string" calcext:value-type="string">
            <text:p>Corsair_Master_Marksman</text:p>
          </table:table-cell>
          <table:table-cell table:style-name="ce6" office:value-type="string" calcext:value-type="string">
            <text:p>Corsair_Master_Marksmen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c_good,</text:p>
          </table:table-cell>
          <table:table-cell table:style-name="ce18" office:value-type="string" calcext:value-type="string">
            <text:p>itm_umb_armor_e_bad, itm_umb_armor_e_cloak, itm_umb_armor_e, 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umbar_cutlass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6|knows_power_draw_5|knows_ironflesh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,itm_umb_helm_c_good,itm_umb_armor_e_bad, itm_umb_armor_e_cloak, itm_umb_armor_e, 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,itm_umb_helm_c_good,itm_umb_armor_e_bad, itm_umb_armor_e_cloak, itm_umb_armor_e, 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corsair_swordsman</text:p>
          </table:table-cell>
          <table:table-cell table:style-name="ce6" office:value-type="string" calcext:value-type="string">
            <text:p>Swordsman_of_Umbar</text:p>
          </table:table-cell>
          <table:table-cell table:style-name="ce6" office:value-type="string" calcext:value-type="string">
            <text:p>Swords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c_good, itm_umb_armor_c, itm_umb_armor_c_bad, <text:s/>itm_umb_armor_c_cloak, 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 itm_umb_shield_c, 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3|knows_shield_2|knows_power_strike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d_good,itm_umb_armor_c_good, itm_umb_armor_c, itm_umb_armor_c_bad,  itm_umb_armor_c_cloak, itm_corsair_boots,itm_umbar_cutlass,itm_umbar_rapier,itm_umb_shield_b, itm_umb_shield_c, 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d_good,itm_umb_armor_c_good, itm_umb_armor_c, itm_umb_armor_c_bad, <text:s/>itm_umb_armor_c_cloak, itm_corsair_boots,itm_umbar_cutlass,itm_umbar_rapier,itm_umb_shield_b, itm_umb_shield_c, 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veteran_swordsman</text:p>
          </table:table-cell>
          <table:table-cell table:style-name="ce6" office:value-type="string" calcext:value-type="string">
            <text:p>Veteran_Swordsman_of_Umbar</text:p>
          </table:table-cell>
          <table:table-cell table:style-name="ce6" office:value-type="string" calcext:value-type="string">
            <text:p>Veteran_Swords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d_good, itm_umb_armor_d_bad, itm_umb_armor_d, itm_umb_armor_d_cloak, 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</text:p>
          </table:table-cell>
          <table:table-cell table:style-name="ce18" office:value-type="string" calcext:value-type="string">
            <text:p>itm_umb_shield_c, 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shield_2|knows_power_throw_1|knows_power_strike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d,itm_umb_helm_d_good,itm_umb_armor_d_good, itm_umb_armor_d_bad, itm_umb_armor_d, itm_umb_armor_d_cloak, itm_leather_gloves,itm_corsair_boots,itm_umbar_cutlass,itm_umb_shield_c, 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d,itm_umb_helm_d_good,itm_umb_armor_d_good, itm_umb_armor_d_bad, itm_umb_armor_d, itm_umb_armor_d_cloak, itm_leather_gloves,itm_corsair_boots,itm_umbar_cutlass,itm_umb_shield_c, 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swordsman</text:p>
          </table:table-cell>
          <table:table-cell table:style-name="ce6" office:value-type="string" calcext:value-type="string">
            <text:p>Corsair_Swordmaster</text:p>
          </table:table-cell>
          <table:table-cell table:style-name="ce6" office:value-type="string" calcext:value-type="string">
            <text:p>Corsair_Swordmasters</text:p>
          </table:table-cell>
          <table:table-cell table:style-name="ce12" office:value-type="string" calcext:value-type="string">
            <text:p>tfg_gloves| tfg_armor| tfg_helm| tfg_boots|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e,itm_umb_helm_f,</text:p>
          </table:table-cell>
          <table:table-cell table:style-name="ce18" office:value-type="string" calcext:value-type="string">
            <text:p>itm_umb_armor_f_bad,itm_umb_armor_f_good, itm_umb_armor_f, itm_umb_armor_f_cloak, 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kraken,</text:p>
          </table:table-cell>
          <table:table-cell table:style-name="ce18" office:value-type="string" calcext:value-type="string">
            <text:p>itm_umb_shield_d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6|knows_shield_2|knows_power_throw_2|knows_power_strike_4|knows_ironflesh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e,itm_umb_helm_f,itm_umb_armor_f_bad,itm_umb_armor_f_good, itm_umb_armor_f, itm_umb_armor_f_cloak, 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e,itm_umb_helm_f,itm_umb_armor_f_bad,itm_umb_armor_f_good, itm_umb_armor_f, itm_umb_armor_f_cloak, 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corsair_assassin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,itm_umb_hood_mask,</text:p>
          </table:table-cell>
          <table:table-cell table:style-name="ce18"/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kraken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archery(170) | wp_melee(200)</text:p>
          </table:table-cell>
          <table:table-cell table:style-name="ce30" office:value-type="string" calcext:value-type="string">
            <text:p>knows_common|knows_athletics_5|knows_power_draw_3|knows_power_strike_4|knows_ironflesh_4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corsair_master_assassin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_mask,</text:p>
          </table:table-cell>
          <table:table-cell table:style-name="ce18" office:value-type="string" calcext:value-type="string">
            <text:p>itm_umb_armor_d_cloak, itm_umb_armor_d, 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kraken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archery(170) | wp_melee(200)</text:p>
          </table:table-cell>
          <table:table-cell table:style-name="ce30" office:value-type="string" calcext:value-type="string">
            <text:p>knows_common|knows_athletics_8|knows_power_draw_5|knows_power_strike_4|knows_ironflesh_4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umb_hood_mask,itm_umb_armor_d_cloak, itm_umb_armor_d, 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umb_hood_mask,itm_umb_armor_d_cloak, itm_umb_armor_d, 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veteran_spearman</text:p>
          </table:table-cell>
          <table:table-cell table:style-name="ce6" office:value-type="string" calcext:value-type="string">
            <text:p>Veteran_Spearman_of_Umbar</text:p>
          </table:table-cell>
          <table:table-cell table:style-name="ce6" office:value-type="string" calcext:value-type="string">
            <text:p>Veteran_Spear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d_good, itm_umb_armor_d_bad, itm_umb_armor_d, 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spear,</text:p>
          </table:table-cell>
          <table:table-cell table:style-name="ce18" office:value-type="string" calcext:value-type="string">
            <text:p>itm_umb_shield_a, 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1|knows_shield_2|knows_power_strike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d,itm_umb_helm_d_good,itm_umb_armor_d_good, itm_umb_armor_d_bad, itm_umb_armor_d, itm_corsair_boots,itm_umbar_spear,itm_umb_shield_a, ],attr_evil_tier_4,wp_tier_4,knows_common|knows_athletics_1|knows_shield_2|knows_power_strike_2,bandit_face1,bandit_face2]," calcext:value-type="string">
            <text:p>["i4_corsair_veteran_spearman","Veteran_Spearman_of_Umbar","Veteran_Spearmen_of_Umbar",tfg_armor| tfg_helm| tfg_boots|tfg_shield,0,0,fac_umbar,[itm_umb_helm_d,itm_umb_helm_d_good,itm_umb_armor_d_good, itm_umb_armor_d_bad, itm_umb_armor_d, itm_corsair_boots,itm_umbar_spear,itm_umb_shield_a, ],attr_evil_tier_4,wp_tier_4,knows_common|knows_athletics_1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spearman</text:p>
          </table:table-cell>
          <table:table-cell table:style-name="ce6" office:value-type="string" calcext:value-type="string">
            <text:p>Spearmaster_of_Umbar</text:p>
          </table:table-cell>
          <table:table-cell table:style-name="ce6" office:value-type="string" calcext:value-type="string">
            <text:p>Spearmasters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a,itm_umb_helm_b,</text:p>
          </table:table-cell>
          <table:table-cell table:style-name="ce18" office:value-type="string" calcext:value-type="string">
            <text:p>itm_umb_armor_e_good, itm_umb_armor_e, itm_umb_armor_e_ba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spear,</text:p>
          </table:table-cell>
          <table:table-cell table:style-name="ce18" office:value-type="string" calcext:value-type="string">
            <text:p>itm_umb_shield_e, 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2|knows_shield_2|knows_power_throw_1|knows_power_strike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helm_b,itm_umb_armor_e_good, itm_umb_armor_e, itm_umb_armor_e_bad,itm_corsair_boots,itm_umbar_spear,itm_umb_shield_e, ],attr_evil_tier_5,wp_tier_5,knows_common|knows_athletics_2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helm_b,itm_umb_armor_e_good, itm_umb_armor_e, itm_umb_armor_e_bad,itm_corsair_boots,itm_umbar_spear,itm_umb_shield_e, ],attr_evil_tier_5,wp_tier_5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pikeman</text:p>
          </table:table-cell>
          <table:table-cell table:style-name="ce6" office:value-type="string" calcext:value-type="string">
            <text:p>Pikemaster_of_Umbar</text:p>
          </table:table-cell>
          <table:table-cell table:style-name="ce6" office:value-type="string" calcext:value-type="string">
            <text:p>Pikemasters_of_Umbar</text:p>
          </table:table-cell>
          <table:table-cell table:style-name="ce12" office:value-type="string" calcext:value-type="string">
            <text:p>tfg_gloves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e,itm_umb_helm_f,</text:p>
          </table:table-cell>
          <table:table-cell table:style-name="ce18" office:value-type="string" calcext:value-type="string">
            <text:p>itm_umb_armor_f_good, itm_umb_armor_f, itm_umb_armor_f_cloak, 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pike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2|knows_power_throw_2|knows_power_strike_6|knows_ironflesh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e,itm_umb_helm_f,itm_umb_armor_f_good, itm_umb_armor_f, itm_umb_armor_f_cloak, itm_mail_mittens,itm_corsair_boots,itm_umbar_pike,],attr_evil_tier_5,wp_tier_5,knows_common|knows_athletics_3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e,itm_umb_helm_f,itm_umb_armor_f_good, itm_umb_armor_f, itm_umb_armor_f_cloak, itm_mail_mittens,itm_corsair_boots,itm_umbar_pike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>
            <text:p>ISENGARD Orcs</text:p>
          </table:table-cell>
          <table:table-cell table:style-name="ce7" table:number-columns-repeated="19"/>
          <table:table-cell table:number-columns-repeated="1004"/>
        </table:table-row>
        <table:table-row table:style-name="ro3"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s_of_Isengard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orc_coif_bad,itm_orc_coif,</text:p>
          </table:table-cell>
          <table:table-cell table:style-name="ce18" office:value-type="string" calcext:value-type="string">
            <text:p>itm_isen_orc_armor_a,itm_isen_orc_armor_b,</text:p>
          </table:table-cell>
          <table:table-cell table:style-name="ce18" table:number-columns-repeated="2"/>
          <table:table-cell table:style-name="ce18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throw_1|knows_power_strike_1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s_of_Isengard</text:p>
          </table:table-cell>
          <table:table-cell table:style-name="ce12" office:value-type="string" calcext:value-type="string">
            <text:p>tf_orc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a,itm_isen_orc_helm_b,</text:p>
          </table:table-cell>
          <table:table-cell table:style-name="ce18" office:value-type="string" calcext:value-type="string">
            <text:p>itm_isen_orc_armor_c,itm_isen_orc_armor_d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isengard_spear,itm_isengard_spear,itm_orc_simple_spear,itm_orc_bill,itm_orc_bill,</text:p>
          </table:table-cell>
          <table:table-cell table:style-name="ce18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throw_2|knows_power_strike_3</text:p>
          </table:table-cell>
          <table:table-cell table:style-name="ce33" office:value-type="string" calcext:value-type="string">
            <text:p>orc_face2</text:p>
          </table:table-cell>
          <table:table-cell table:style-name="ce33" office:value-type="string" calcext:value-type="string">
            <text:p>orc_face3</text:p>
          </table:table-cell>
          <table:table-cell table:style-name="ce35"/>
          <table:table-cell table:style-name="ce7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s_of_Isengard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b,</text:p>
          </table:table-cell>
          <table:table-cell table:style-name="ce18" office:value-type="string" calcext:value-type="string">
            <text:p>itm_isen_orc_armor_e,itm_isen_orc_armor_f,</text:p>
          </table:table-cell>
          <table:table-cell table:style-name="ce18" office:value-type="string" calcext:value-type="string">
            <text:p>itm_evil_gauntlets_b,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isengard_hammer,itm_isengard_spear,itm_isengard_spear,itm_orc_simple_spear,itm_orc_bill,</text:p>
          </table:table-cell>
          <table:table-cell table:style-name="ce18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power_throw_2|knows_power_strike_4</text:p>
          </table:table-cell>
          <table:table-cell table:style-name="ce33" office:value-type="string" calcext:value-type="string">
            <text:p>orc_face4</text:p>
          </table:table-cell>
          <table:table-cell table:style-name="ce33" office:value-type="string" calcext:value-type="string">
            <text:p>orc_face5</text:p>
          </table:table-cell>
          <table:table-cell table:style-name="ce35"/>
          <table:table-cell table:style-name="ce7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s_of_Isengard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c,</text:p>
          </table:table-cell>
          <table:table-cell table:style-name="ce18" office:value-type="string" calcext:value-type="string">
            <text:p>itm_isen_orc_armor_g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hammer,itm_isengard_spear,itm_isengard_spear,itm_orc_simple_spear,itm_orc_bill,itm_orc_bill,</text:p>
          </table:table-cell>
          <table:table-cell table:style-name="ce18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power_throw_3|knows_power_strike_4</text:p>
          </table:table-cell>
          <table:table-cell table:style-name="ce33" office:value-type="string" calcext:value-type="string">
            <text:p>orc_face6</text:p>
          </table:table-cell>
          <table:table-cell table:style-name="ce33" office:value-type="string" calcext:value-type="string">
            <text:p>orc_face7</text:p>
          </table:table-cell>
          <table:table-cell table:style-name="ce35"/>
          <table:table-cell table:style-name="ce7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s</text:p>
          </table:table-cell>
          <table:table-cell table:style-name="ce12" office:value-type="string" calcext:value-type="string">
            <text:p>tf_orc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b,</text:p>
          </table:table-cell>
          <table:table-cell table:style-name="ce18" office:value-type="string" calcext:value-type="string">
            <text:p>itm_isen_orc_armor_e,itm_isen_orc_armor_f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mallet,itm_orc_sledgehammer,itm_isengard_hammer,itm_twohand_wood_club,</text:p>
          </table:table-cell>
          <table:table-cell table:style-name="ce18" table:number-columns-repeated="2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6|knows_power_strike_4</text:p>
          </table:table-cell>
          <table:table-cell table:style-name="ce33" office:value-type="string" calcext:value-type="string">
            <text:p>orc_face8</text:p>
          </table:table-cell>
          <table:table-cell table:style-name="ce33" office:value-type="string" calcext:value-type="string">
            <text:p>orc_face9</text:p>
          </table:table-cell>
          <table:table-cell table:style-name="ce35"/>
          <table:table-cell table:style-name="ce7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s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c,</text:p>
          </table:table-cell>
          <table:table-cell table:style-name="ce18" office:value-type="string" calcext:value-type="string">
            <text:p>itm_isen_orc_armor_g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mallet,itm_orc_sledgehammer,itm_isengard_hammer,itm_twohand_wood_club,</text:p>
          </table:table-cell>
          <table:table-cell table:style-name="ce18" table:number-columns-repeated="2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7|knows_power_strike_5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 table:number-columns-repeated="2"/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twohand_wood_club,itm_orc_falchion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riding_3|knows_power_throw_2|knows_power_strike_2|knows_horse_archery_2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scimitar,itm_orc_machete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riding_3|knows_power_throw_3|knows_power_strike_3|knows_horse_archery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s</text:p>
          </table:table-cell>
          <table:table-cell table:style-name="ce12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scimitar,itm_orc_falchion,itm_orc_sabre,</text:p>
          </table:table-cell>
          <table:table-cell table:style-name="ce18" office:value-type="string" calcext:value-type="string">
            <text:p>itm_wargarmored_1b, itm_wargarmored_1c,</text:p>
          </table:table-cell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riding_5|knows_power_throw_5|knows_power_strike_4|knows_horse_archery_5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ISENGARD Uruk-hai</text:p>
          </table:table-cell>
          <table:table-cell table:style-name="ce7" table:number-columns-repeated="19"/>
          <table:table-cell table:style-name="ce7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s</text:p>
          </table:table-cell>
          <table:table-cell table:style-name="ce12" office:value-type="string" calcext:value-type="string">
            <text:p>tf_urukhai| tf_mounted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uruk_heavy_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axe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athletics_3|knows_power_draw_2|knows_power_strike_1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e,</text:p>
          </table:table-cell>
          <table:table-cell table:style-name="ce18" office:value-type="string" calcext:value-type="string">
            <text:p>itm_isen_uruk_heavy_d,itm_isen_uruk_heavy_e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axe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athletics_4|knows_power_draw_3|knows_power_strike_2|knows_ironflesh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f,</text:p>
          </table:table-cell>
          <table:table-cell table:style-name="ce18" office:value-type="string" calcext:value-type="string">
            <text:p>itm_isen_uruk_heavy_e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sword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athletics_4|knows_power_draw_4|knows_power_strike_2|knows_ironflesh_5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s</text:p>
          </table:table-cell>
          <table:table-cell table:style-name="ce12" office:value-type="string" calcext:value-type="string">
            <text:p>tf_urukhai| tf_mounted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f,itm_isen_uruk_helm_e,</text:p>
          </table:table-cell>
          <table:table-cell table:style-name="ce18" office:value-type="string" calcext:value-type="string">
            <text:p>itm_isen_uruk_light_a,itm_isen_uruk_light_b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heavy_axe,itm_isengard_mallet,itm_isengard_sword,itm_isengard_halberd,itm_isengard_heavy_sword,</text:p>
          </table:table-cell>
          <table:table-cell table:style-name="ce18" table:number-columns-repeated="2"/>
          <table:table-cell table:style-name="ce30" office:value-type="string" calcext:value-type="string">
            <text:p>attr_evil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athletics_7|knows_power_strike_6|knows_ironflesh_10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naga_of_isengard</text:p>
          </table:table-cell>
          <table:table-cell table:style-name="ce6" office:value-type="string" calcext:value-type="string">
            <text:p>Uruk_Hai_Newborn</text:p>
          </table:table-cell>
          <table:table-cell table:style-name="ce6" office:value-type="string" calcext:value-type="string">
            <text:p>Uruk_Hai_Newborns</text:p>
          </table:table-cell>
          <table:table-cell table:style-name="ce12" office:value-type="string" calcext:value-type="string">
            <text:p>tf_urukhai| tf_mounted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uruk_light_a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axe,itm_isengard_sword,</text:p>
          </table:table-cell>
          <table:table-cell table:style-name="ce18" table:number-columns-repeated="2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athletics_1|knows_power_strike_1|knows_ironflesh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of_isengard</text:p>
          </table:table-cell>
          <table:table-cell table:number-columns-repeated="2" table:style-name="ce6" office:value-type="string" calcext:value-type="string">
            <text:p>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a,</text:p>
          </table:table-cell>
          <table:table-cell table:style-name="ce18" office:value-type="string" calcext:value-type="string">
            <text:p>itm_isen_uruk_light_a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spear,</text:p>
          </table:table-cell>
          <table:table-cell table:style-name="ce18" office:value-type="string" calcext:value-type="string">
            <text:p>itm_isengard_axe,itm_isengard_sword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athletics_2|knows_power_strike_2|knows_ironflesh_3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hai_of_isengard</text:p>
          </table:table-cell>
          <table:table-cell table:number-columns-repeated="2" table:style-name="ce6" office:value-type="string" calcext:value-type="string">
            <text:p>Large_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b,</text:p>
          </table:table-cell>
          <table:table-cell table:style-name="ce18" office:value-type="string" calcext:value-type="string">
            <text:p>itm_isen_uruk_heavy_a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spear,</text:p>
          </table:table-cell>
          <table:table-cell table:style-name="ce18" office:value-type="string" calcext:value-type="string">
            <text:p>itm_isengard_heavy_axe,itm_isengard_swor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3|knows_power_strike_3|knows_ironflesh_4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heavy_axe,itm_isengard_heavy_sword,</text:p>
          </table:table-cell>
          <table:table-cell table:style-name="ce18" office:value-type="string" calcext:value-type="string">
            <text:p>itm_isen_uruk_shield_b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5|knows_power_strike_5|knows_ironflesh_5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mallet,itm_isengard_heavy_sword,</text:p>
          </table:table-cell>
          <table:table-cell table:style-name="ce18" office:value-type="string" calcext:value-type="string">
            <text:p>itm_isengard_axe,itm_isengard_hammer,itm_isen_uruk_shiel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6|knows_power_strike_6|knows_ironflesh_6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en</text:p>
          </table:table-cell>
          <table:table-cell table:style-name="ce12" office:value-type="string" calcext:value-type="string">
            <text:p>tf_urukhai| tf_mounted|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b,</text:p>
          </table:table-cell>
          <table:table-cell table:style-name="ce18" office:value-type="string" calcext:value-type="string">
            <text:p>itm_isen_uruk_light_a,itm_isen_uruk_heavy_a,</text:p>
          </table:table-cell>
          <table:table-cell table:style-name="ce18"/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pike,</text:p>
          </table:table-cell>
          <table:table-cell table:style-name="ce18" table:number-columns-repeated="2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3|knows_power_strike_3|knows_ironflesh_4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en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light_d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pike,itm_isengard_halberd,</text:p>
          </table:table-cell>
          <table:table-cell table:style-name="ce18" table:number-columns-repeated="2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5|knows_power_strike_5|knows_ironflesh_5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hai_standard_bearer</text:p>
          </table:table-cell>
          <table:table-cell table:style-name="ce6" office:value-type="string" calcext:value-type="string">
            <text:p>Uruk_Hai_Standard_Bearer</text:p>
          </table:table-cell>
          <table:table-cell table:style-name="ce6" office:value-type="string" calcext:value-type="string">
            <text:p>Uruk_Hai_Standard_Bearers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banner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2|knows_power_strike_5|knows_ironflesh_10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Uruks</text:p>
          </table:table-cell>
          <table:table-cell table:style-name="ce7" table:number-columns-repeated="19"/>
          <table:table-cell table:style-name="ce7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s_of_Mordor</text:p>
          </table:table-cell>
          <table:table-cell table:style-name="ce12" office:value-type="string" calcext:value-type="string">
            <text:p>tf_uruk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/>
          <table:table-cell table:style-name="ce18" office:value-type="string" calcext:value-type="string">
            <text:p>itm_m_uruk_light_a,itm_m_uruk_light_a_good, itm_m_uruk_light_a_ba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axe,itm_orc_falchion,itm_orc_sabre,itm_orc_simple_spear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athletics_3|knows_power_strike_1|knows_ironflesh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uruk_snaga_of_mordor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a,itm_uruk_helm_b,itm_orc_coif,</text:p>
          </table:table-cell>
          <table:table-cell table:style-name="ce18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uruk_spear,</text:p>
          </table:table-cell>
          <table:table-cell table:style-name="ce18" office:value-type="string" calcext:value-type="string">
            <text:p>itm_uruk_falchion_a,itm_uruk_falchion_b,itm_mordor_uruk_shield_a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athletics_4|knows_power_strike_2|knows_ironflesh_3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uruk_of_mordor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s_of_Mordor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c,itm_uruk_helm_d,</text:p>
          </table:table-cell>
          <table:table-cell table:style-name="ce18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uruk_ragwrap,itm_uruk_greaves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mordor_uruk_shield_a,itm_mordor_uruk_shield_b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4|knows_power_strike_3|knows_ironflesh_4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s_of_Mordor</text:p>
          </table:table-cell>
          <table:table-cell table:style-name="ce12" office:value-type="string" calcext:value-type="string">
            <text:p>tf_uruk| tfg_shield|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mordor_uruk_shield_a,itm_mordor_uruk_shield_b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6|knows_power_strike_5|knows_power_throw_3|knows_ironflesh_4|knows_shield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uruk_voulge,itm_uruk_skull_spear,itm_uruk_pike_b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6|knows_power_strike_5|knows_ironflesh_6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c,itm_uruk_helm_f,</text:p>
          </table:table-cell>
          <table:table-cell table:style-name="ce18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uruk_voulge,itm_uruk_heavy_axe,itm_uruk_skull_spear,itm_uruk_pike_b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uruk_bow,itm_orc_hook_arrow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7|knows_power_strike_7|knows_power_draw_4|knows_ironflesh_7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s_of_Barad_Dur</text:p>
          </table:table-cell>
          <table:table-cell table:style-name="ce12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e,</text:p>
          </table:table-cell>
          <table:table-cell table:style-name="ce18" office:value-type="string" calcext:value-type="string">
            <text:p>itm_m_uruk_heavy_c, itm_m_uruk_heavy_c_good, itm_m_uruk_heavy_c_bad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uruk_heavy_axe,</text:p>
          </table:table-cell>
          <table:table-cell table:style-name="ce18" office:value-type="string" calcext:value-type="string">
            <text:p>itm_uruk_falchion_a,itm_uruk_falchion_b,itm_mordor_uruk_shield_c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6|knows_power_strike_5|knows_ironflesh_9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mordor_standard_bearer</text:p>
          </table:table-cell>
          <table:table-cell table:style-name="ce6" office:value-type="string" calcext:value-type="string">
            <text:p>Mordor_Standard_Bearer</text:p>
          </table:table-cell>
          <table:table-cell table:style-name="ce6" office:value-type="string" calcext:value-type="string">
            <text:p>Mordor_Standard_Bearers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heavy_c, itm_m_uruk_heavy_c_good, itm_m_uruk_heavy_c_bad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mordor_banner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6|knows_power_strike_5|knows_ironflesh_10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Default" table:number-columns-repeated="2"/>
          <table:table-cell table:style-name="ce7" table:number-columns-repeated="14"/>
          <table:table-cell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Trolls #Ents</text:p>
          </table:table-cell>
          <table:table-cell table:style-name="ce7" table:number-columns-repeated="19"/>
          <table:table-cell table:style-name="ce7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s_of_Moria</text:p>
          </table:table-cell>
          <table:table-cell table:style-name="ce12" office:value-type="string" calcext:value-type="string">
            <text:p>tf_troll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troll_head_helm,itm_troll_head_helm_b,itm_troll_head_helm_c,</text:p>
          </table:table-cell>
          <table:table-cell table:style-name="ce18" table:number-columns-repeated="2"/>
          <table:table-cell table:style-name="ce18" office:value-type="string" calcext:value-type="string">
            <text:p>itm_troll_feet_boots,</text:p>
          </table:table-cell>
          <table:table-cell table:style-name="ce18" office:value-type="string" calcext:value-type="string">
            <text:p>itm_tree_trunk_club_a,itm_tree_trunk_club_a,itm_tree_trunk_club_a,itm_tree_trunk_club_b,itm_tree_trunk_club_b,</text:p>
          </table:table-cell>
          <table:table-cell table:style-name="ce18" table:number-columns-repeated="2"/>
          <table:table-cell table:style-name="ce30" office:value-type="string" calcext:value-type="string">
            <text:p>str_255| agi_3| int_3| cha_3|level(58)</text:p>
          </table:table-cell>
          <table:table-cell table:style-name="ce30" office:value-type="string" calcext:value-type="string">
            <text:p>wp(75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moured_troll</text:p>
          </table:table-cell>
          <table:table-cell table:style-name="ce6" office:value-type="string" calcext:value-type="string">
            <text:p>Armored_Troll</text:p>
          </table:table-cell>
          <table:table-cell table:style-name="ce6" office:value-type="string" calcext:value-type="string">
            <text:p>Armored_Troll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olog_head_helm,itm_olog_head_helm_b,itm_olog_head_helm_c,</text:p>
          </table:table-cell>
          <table:table-cell table:style-name="ce18" office:value-type="string" calcext:value-type="string">
            <text:p>itm_olog_body,itm_olog_body_b,</text:p>
          </table:table-cell>
          <table:table-cell table:style-name="ce18" office:value-type="string" calcext:value-type="string">
            <text:p>itm_olog_hands,</text:p>
          </table:table-cell>
          <table:table-cell table:style-name="ce18" office:value-type="string" calcext:value-type="string">
            <text:p>itm_olog_feet_boots,</text:p>
          </table:table-cell>
          <table:table-cell table:style-name="ce18" office:value-type="string" calcext:value-type="string">
            <text:p>itm_giant_mace,itm_giant_mace_b,itm_giant_hammer,</text:p>
          </table:table-cell>
          <table:table-cell table:style-name="ce18" table:number-columns-repeated="2"/>
          <table:table-cell table:style-name="ce30" office:value-type="string" calcext:value-type="string">
            <text:p>str_255| agi_3| int_3| cha_3|level(61)</text:p>
          </table:table-cell>
          <table:table-cell table:style-name="ce30" office:value-type="string" calcext:value-type="string">
            <text:p>wp(100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log_hai</text:p>
          </table:table-cell>
          <table:table-cell table:number-columns-repeated="2" table:style-name="ce6" office:value-type="string" calcext:value-type="string">
            <text:p>Olog_Hai_of_Mordor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log_head_helm,itm_olog_head_helm_b,itm_olog_head_helm_c,</text:p>
          </table:table-cell>
          <table:table-cell table:style-name="ce18" office:value-type="string" calcext:value-type="string">
            <text:p>itm_olog_body,itm_olog_body_b,</text:p>
          </table:table-cell>
          <table:table-cell table:style-name="ce18" office:value-type="string" calcext:value-type="string">
            <text:p>itm_olog_hands,</text:p>
          </table:table-cell>
          <table:table-cell table:style-name="ce18" office:value-type="string" calcext:value-type="string">
            <text:p>itm_olog_feet_boots,</text:p>
          </table:table-cell>
          <table:table-cell table:style-name="ce18" office:value-type="string" calcext:value-type="string">
            <text:p>itm_giant_mace,itm_giant_mace_b,itm_giant_hammer,</text:p>
          </table:table-cell>
          <table:table-cell table:style-name="ce18" table:number-columns-repeated="2"/>
          <table:table-cell table:style-name="ce30" office:value-type="string" calcext:value-type="string">
            <text:p>str_255| agi_3| int_3| cha_3|level(61)</text:p>
          </table:table-cell>
          <table:table-cell table:style-name="ce30" office:value-type="string" calcext:value-type="string">
            <text:p>wp(100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commoners</text:p>
          </table:table-cell>
          <table:table-cell table:style-name="ce18" office:value-type="string" calcext:value-type="string">
            <text:p>itm_ent_head_helm,itm_ent_head_helm2,itm_ent_head_helm3,</text:p>
          </table:table-cell>
          <table:table-cell table:style-name="ce18" office:value-type="string" calcext:value-type="string">
            <text:p>itm_ent_body,</text:p>
          </table:table-cell>
          <table:table-cell table:style-name="ce18" office:value-type="string" calcext:value-type="string">
            <text:p>itm_ent_hands,</text:p>
          </table:table-cell>
          <table:table-cell table:style-name="ce18" office:value-type="string" calcext:value-type="string">
            <text:p>itm_ent_feet_boots,</text:p>
          </table:table-cell>
          <table:table-cell table:style-name="ce18" office:value-type="string" calcext:value-type="string">
            <text:p>itm_tree_trunk_invis,</text:p>
          </table:table-cell>
          <table:table-cell table:style-name="ce18"/>
          <table:table-cell table:style-name="ce18" office:value-type="string" calcext:value-type="string">
            <text:p>itm_ent_water,</text:p>
          </table:table-cell>
          <table:table-cell table:style-name="ce30" office:value-type="string" calcext:value-type="string">
            <text:p>str_255| agi_3| int_3| cha_3|level(63)</text:p>
          </table:table-cell>
          <table:table-cell table:style-name="ce30" office:value-type="string" calcext:value-type="string">
            <text:p>wp(200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Default" table:number-columns-repeated="2"/>
          <table:table-cell table:style-name="ce7" table:number-columns-repeated="14"/>
          <table:table-cell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OL GULDUR Orcs (duplicates of Mordor orcs!)</text:p>
          </table:table-cell>
          <table:table-cell table:style-name="ce7" table:number-columns-repeated="19"/>
          <table:table-cell table:style-name="ce7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snaga_of_guldur</text:p>
          </table:table-cell>
          <table:table-cell table:style-name="ce6" office:value-type="string" calcext:value-type="string">
            <text:p>Orc_Snaga_of_Guldur</text:p>
          </table:table-cell>
          <table:table-cell table:style-name="ce6" office:value-type="string" calcext:value-type="string">
            <text:p>Orc_Snagas_of_Guldu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_bad, itm_orc_coif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 table:number-columns-repeated="2"/>
          <table:table-cell table:style-name="ce18" office:value-type="string" calcext:value-type="string">
            <text:p>itm_wood_club,itm_orc_machete,itm_orc_simple_spear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strike_1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snaga_of_guldur&quot;,&quot;Orc_Snaga_of_Guldur&quot;,&quot;Orc_Snagas_of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Guldur","Orc_Snagas_of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guldur</text:p>
          </table:table-cell>
          <table:table-cell table:style-name="ce6" office:value-type="string" calcext:value-type="string">
            <text:p>Orc_Tracker_of_Guldur</text:p>
          </table:table-cell>
          <table:table-cell table:style-name="ce6" office:value-type="string" calcext:value-type="string">
            <text:p>Orc_Trackers_of_Guldu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, itm_orc_coif_good, itm_orc_nosehelm_bad, itm_orc_nosehelm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wood_club,itm_orc_simple_spear,itm_orc_axe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strike_2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orc_of_guldur&quot;,&quot;Orc_Tracker_of_Guldur&quot;,&quot;Orc_Trackers_of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" calcext:value-type="string">
            <text:p>["orc_of_guldur","Orc_Tracker_of_Guldur","Orc_Trackers_of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Orcs</text:p>
          </table:table-cell>
          <table:table-cell table:style-name="ce7" table:number-columns-repeated="19"/>
          <table:table-cell table:style-name="ce7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s_of_Mordo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_bad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wood_club,itm_orc_machete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strike_1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s_of_Mordor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, itm_orc_nosehelm_bad, itm_orc_visorhelm_bad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wood_club,itm_orc_falchion,itm_orc_sabre,itm_orc_slasher,itm_orc_axe,</text:p>
          </table:table-cell>
          <table:table-cell table:style-name="ce18"/>
          <table:table-cell table:style-name="ce18" office:value-type="string" calcext:value-type="string">
            <text:p>itm_mordor_orc_shield_b,itm_mordor_orc_shield_c,itm_mordor_orc_shield_a,</text:p>
          </table:table-cell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strike_2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s_of_Mordor</text:p>
          </table:table-cell>
          <table:table-cell table:style-name="ce12" office:value-type="string" calcext:value-type="string">
            <text:p>tf_orc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8" office:value-type="string" calcext:value-type="string">
            <text:p>itm_m_orc_light_d,itm_m_orc_light_e,itm_m_orc_heavy_a,itm_m_orc_heavy_b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sabre,itm_orc_falchion,itm_orc_slasher,itm_orc_axe,</text:p>
          </table:table-cell>
          <table:table-cell table:style-name="ce18" office:value-type="string" calcext:value-type="string">
            <text:p>itm_orc_throwing_axes,itm_orc_throwing_arrow,itm_mordor_orc_shield_b,itm_mordor_orc_shield_c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power_strike_3|knows_power_throw_3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s_of_Mordor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visorhelm_good, itm_orc_buckethelm_bad, itm_orc_buckethelm, itm_orc_kettlehelm_good,</text:p>
          </table:table-cell>
          <table:table-cell table:style-name="ce18" office:value-type="string" calcext:value-type="string">
            <text:p>itm_m_orc_heavy_b,itm_m_orc_heavy_c,itm_m_orc_heavy_d,itm_m_orc_heavy_e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club_c,itm_orc_sabre,itm_orc_falchion,itm_orc_two_handed_axe,itm_twohand_wood_club,itm_orc_scimitar,</text:p>
          </table:table-cell>
          <table:table-cell table:style-name="ce18" office:value-type="string" calcext:value-type="string">
            <text:p>itm_mordor_orc_shield_b,itm_mordor_orc_shield_c,itm_mordor_orc_shield_e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power_strike_4|knows_power_throw_4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s_of_Gorgoroth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_bad, itm_orc_nosehelm,itm_orc_visorhelm_bad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 table:number-columns-repeated="2"/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falchion,itm_orc_sabre,itm_orc_machete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horse_archery_2|knows_riding_4|knows_power_throw_3|knows_power_strike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at_warg_rider_of_mordor</text:p>
          </table:table-cell>
          <table:table-cell table:style-name="ce6" office:value-type="string" calcext:value-type="string">
            <text:p>Great_Warg_Rider_of_Udun</text:p>
          </table:table-cell>
          <table:table-cell table:style-name="ce6" office:value-type="string" calcext:value-type="string">
            <text:p>Great_Warg_Riders_of_Udun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visorhelm, itm_orc_nosehelm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falchion,itm_orc_sabre,itm_orc_machete,itm_orc_slasher,</text:p>
          </table:table-cell>
          <table:table-cell table:style-name="ce18" office:value-type="string" calcext:value-type="string">
            <text:p>itm_wargarmored_1b, itm_wargarmored_1c,</text:p>
          </table:table-cell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riding_5|knows_horse_archery_3|knows_power_throw_4|knows_power_strike_4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orgul_orc</text:p>
          </table:table-cell>
          <table:table-cell table:style-name="ce6" office:value-type="string" calcext:value-type="string">
            <text:p>Morgul_Orc</text:p>
          </table:table-cell>
          <table:table-cell table:style-name="ce6" office:value-type="string" calcext:value-type="string">
            <text:p>Morgul_Orcs</text:p>
          </table:table-cell>
          <table:table-cell table:style-name="ce12" office:value-type="string" calcext:value-type="string">
            <text:p>tf_orc| tfg_armor| tfg_boots|tfg_polear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bad,itm_orc_morion_bad,itm_orc_visorhelm_bad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imple_spear,itm_orc_bill,</text:p>
          </table:table-cell>
          <table:table-cell table:style-name="ce18" office:value-type="string" calcext:value-type="string">
            <text:p>itm_wood_club,itm_orc_slasher,itm_orc_machete,itm_mordor_orc_shield_c,itm_mordor_orc_shield_d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5|knows_power_strike_3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morgul_orc&quot;,&quot;Morgul_Orc&quot;,&quot;Morgul_Orcs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Morgul_Orc","Morgul_Orcs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morgul_orc</text:p>
          </table:table-cell>
          <table:table-cell table:style-name="ce6" office:value-type="string" calcext:value-type="string">
            <text:p>Fell_Morgul_Orc</text:p>
          </table:table-cell>
          <table:table-cell table:style-name="ce6" office:value-type="string" calcext:value-type="string">
            <text:p>Fell_Morgul_Orcs</text:p>
          </table:table-cell>
          <table:table-cell table:style-name="ce12" office:value-type="string" calcext:value-type="string">
            <text:p>tf_orc| tfg_armor| tfg_helm| tfg_boots|tfg_polear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good, itm_orc_morion_good, itm_orc_buckethelm_good,</text:p>
          </table:table-cell>
          <table:table-cell table:style-name="ce18" office:value-type="string" calcext:value-type="string">
            <text:p>itm_m_orc_heavy_b,itm_m_orc_heavy_c,itm_m_orc_heavy_d,itm_m_orc_heavy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kull_spear,itm_orc_bill,</text:p>
          </table:table-cell>
          <table:table-cell table:style-name="ce18" office:value-type="string" calcext:value-type="string">
            <text:p>itm_orc_slasher,itm_orc_machete,itm_mordor_orc_shield_d,itm_mordor_orc_shield_e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shield_1|knows_power_strike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fell_morgul_orc&quot;,&quot;Fell_Morgul_Orc&quot;,&quot;Fell_Morgul_Orcs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Morgul_Orc","Fell_Morgul_Orcs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tracker_of_mordor</text:p>
          </table:table-cell>
          <table:table-cell table:number-columns-repeated="2" table:style-name="ce6" office:value-type="string" calcext:value-type="string">
            <text:p>Large_Orc_Tracker_of_Guldur</text:p>
          </table:table-cell>
          <table:table-cell table:style-name="ce12" office:value-type="string" calcext:value-type="string">
            <text:p>tf_orc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, itm_orc_nosehelm_bad,</text:p>
          </table:table-cell>
          <table:table-cell table:style-name="ce18" office:value-type="string" calcext:value-type="string">
            <text:p>itm_m_orc_light_b,itm_m_orc_light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two_handed_axe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riding_1|knows_athletics_5|knows_power_draw_4|knows_power_strike_2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orc_tracker_of_mordor&quot;,&quot;Large_Orc_Tracker_of_Guldur&quot;,&quot;Large_Orc_Tracker_of_Guldur&quot;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" calcext:value-type="string">
            <text:p>["orc_tracker_of_mordor","Large_Orc_Tracker_of_Guldur","Large_Orc_Tracker_of_Guldur"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tracker_of_mordor</text:p>
          </table:table-cell>
          <table:table-cell table:style-name="ce6" office:value-type="string" calcext:value-type="string">
            <text:p>Fell_Orc_Tracker_of_Guldur</text:p>
          </table:table-cell>
          <table:table-cell table:style-name="ce6" office:value-type="string" calcext:value-type="string">
            <text:p>Fell_Orc_Trackers_of_Guldur</text:p>
          </table:table-cell>
          <table:table-cell table:style-name="ce12" office:value-type="string" calcext:value-type="string">
            <text:p>tf_orc| tfg_ranged| tfg_helm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, itm_orc_coif_good, itm_orc_nosehelm_bad, itm_orc_nosehelm,</text:p>
          </table:table-cell>
          <table:table-cell table:style-name="ce18" office:value-type="string" calcext:value-type="string">
            <text:p>itm_m_orc_light_c,itm_m_orc_light_d,itm_m_orc_light_e,itm_m_orc_light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uruk_bow,itm_orc_hook_arrow,</text:p>
          </table:table-cell>
          <table:table-cell table:style-name="ce18" office:value-type="string" calcext:value-type="string">
            <text:p>itm_orc_two_handed_axe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riding_1|knows_athletics_6|knows_power_draw_5|knows_power_strike_3|knows_ironflesh_2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fell_orc_tracker_of_mordor&quot;,&quot;Fell_Orc_Tracker_of_Guldur&quot;,&quot;Fell_Orc_Trackers_of_Guldur&quot;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orc_hook_arrow,itm_orc_two_handed_axe,],attr_orc_tier_4,wp_orc_tier_5,knows_riding_1|knows_athletics_6|knows_power_draw_5|knows_power_strike_3|knows_ironflesh_2,orc_face1,orc_face4]," calcext:value-type="string">
            <text:p>["fell_orc_tracker_of_mordor","Fell_Orc_Tracker_of_Guldur","Fell_Orc_Trackers_of_Guldur"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orc_hook_arrow,itm_orc_two_handed_axe,],attr_orc_tier_4,wp_orc_tier_5,knows_riding_1|knows_athletics_6|knows_power_draw_5|knows_power_strike_3|knows_ironflesh_2,orc_face1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s_of_Mordo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nosehelm_bad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 table:number-columns-repeated="2"/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wood_club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bow_2</text:p>
          </table:table-cell>
          <table:table-cell table:style-name="ce30" office:value-type="string" calcext:value-type="string">
            <text:p>knows_athletics_3|knows_power_draw_2|knows_power_strike_1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orc_archer_of_mordo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bad, itm_orc_coif, itm_orc_nosehelm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falchion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bow_3</text:p>
          </table:table-cell>
          <table:table-cell table:style-name="ce30" office:value-type="string" calcext:value-type="string">
            <text:p>knows_athletics_3|knows_power_draw_3|knows_power_strike_2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large_orc_archer_of_mordo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" calcext:value-type="string">
            <text:p>["large_orc_archer_of_mordo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, itm_orc_coif_good, itm_orc_buckethelm_bad, </text:p>
          </table:table-cell>
          <table:table-cell table:style-name="ce18" office:value-type="string" calcext:value-type="string">
            <text:p>itm_m_orc_light_d,itm_m_orc_light_e,itm_m_orc_heavy_a,itm_m_orc_heavy_b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slasher,itm_orc_slasher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bow_4</text:p>
          </table:table-cell>
          <table:table-cell table:style-name="ce30" office:value-type="string" calcext:value-type="string">
            <text:p>knows_athletics_4|knows_power_draw_4|knows_power_strike_2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fell_orc_archer_of_mordor&quot;,&quot;Fell_Orc_Archer_of_Mordor&quot;,&quot;Fell_Orc_Archers_of_Mordor&quot;,tf_orc| tfg_ranged| tfg_armor| tfg_helm| tfg_boots| tf_no_capture_alive,0,0,fac_mordor,[itm_orc_kettlehelm, itm_orc_coif_good, itm_orc_buckethelm_bad, 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itm_orc_kettlehelm, itm_orc_coif_good, itm_orc_buckethelm_bad, 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ia + tribal orc chief below</text:p>
          </table:table-cell>
          <table:table-cell table:style-name="ce7" table:number-columns-repeated="19"/>
          <table:table-cell table:style-name="ce7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wolf_rider_of_moria</text:p>
          </table:table-cell>
          <table:table-cell table:style-name="ce6" office:value-type="string" calcext:value-type="string">
            <text:p>Wolf_Rider_of_Moria</text:p>
          </table:table-cell>
          <table:table-cell table:style-name="ce6" office:value-type="string" calcext:value-type="string">
            <text:p>Wolf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nosehelm_bad,</text:p>
          </table:table-cell>
          <table:table-cell table:style-name="ce18" office:value-type="string" calcext:value-type="string">
            <text:p>itm_moria_armor_a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scimitar,itm_orc_falchion,itm_orc_simple_spear,itm_wood_club,</text:p>
          </table:table-cell>
          <table:table-cell table:style-name="ce18" office:value-type="string" calcext:value-type="string">
            <text:p>itm_orc_throwing_arrow,itm_orc_shield_b,itm_orc_shield_a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30" office:value-type="string" calcext:value-type="string">
            <text:p>str_7| agi_7| int_4| cha_4|level(9)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riding_3|knows_power_throw_2|knows_power_strike_2|knows_horse_archery_2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3_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" calcext:value-type="string">
            <text:p>["c3_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warg_rider_of_moria</text:p>
          </table:table-cell>
          <table:table-cell table:style-name="ce6" office:value-type="string" calcext:value-type="string">
            <text:p>Warg_Rider_of_Moria</text:p>
          </table:table-cell>
          <table:table-cell table:style-name="ce6" office:value-type="string" calcext:value-type="string">
            <text:p>Warg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nosehelm, itm_orc_beakhelm_bad,</text:p>
          </table:table-cell>
          <table:table-cell table:style-name="ce18" office:value-type="string" calcext:value-type="string">
            <text:p>itm_moria_armor_a,itm_moria_armor_b,itm_moria_armor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abre,itm_orc_sabre,itm_orc_throwing_arrow,itm_orc_scimitar,itm_orc_sabre,itm_orc_simple_spear,</text:p>
          </table:table-cell>
          <table:table-cell table:style-name="ce18" office:value-type="string" calcext:value-type="string">
            <text:p>itm_orc_shield_b,itm_orc_shield_a,</text:p>
          </table:table-cell>
          <table:table-cell table:style-name="ce18" office:value-type="string" calcext:value-type="string">
            <text:p>itm_wargarmored_1b, itm_wargarmored_1c,</text:p>
          </table:table-cell>
          <table:table-cell table:style-name="ce30" office:value-type="string" calcext:value-type="string">
            <text:p>str_9| agi_8| int_4| cha_4|level(17)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riding_3|knows_power_throw_3|knows_power_strike_4|knows_horse_archery_3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4_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" calcext:value-type="string">
            <text:p>["c4_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bolg_clan_rider</text:p>
          </table:table-cell>
          <table:table-cell table:style-name="ce6" office:value-type="string" calcext:value-type="string">
            <text:p>Bolg_Clan_Rider</text:p>
          </table:table-cell>
          <table:table-cell table:style-name="ce6" office:value-type="string" calcext:value-type="string">
            <text:p>Bolg_Clan_Riders</text:p>
          </table:table-cell>
          <table:table-cell table:style-name="ce12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, itm_orc_bughelm_good, itm_orc_beakhelm, <text:s/>itm_gundabad_helm_e,</text:p>
          </table:table-cell>
          <table:table-cell table:style-name="ce18" office:value-type="string" calcext:value-type="string">
            <text:p>itm_moria_armor_c,itm_moria_armor_d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throwing_arrow,itm_orc_sabre,itm_orc_scimitar,itm_orc_simple_spear,itm_orc_skull_spear, itm_uruk_spear,</text:p>
          </table:table-cell>
          <table:table-cell table:style-name="ce18" office:value-type="string" calcext:value-type="string">
            <text:p>itm_moria_orc_shield_c,</text:p>
          </table:table-cell>
          <table:table-cell table:style-name="ce18" office:value-type="string" calcext:value-type="string">
            <text:p>itm_wargarmored_2b, itm_wargarmored_2c,</text:p>
          </table:table-cell>
          <table:table-cell table:style-name="ce30" office:value-type="string" calcext:value-type="string">
            <text:p>str_11| agi_9| int_4| cha_4|level(25)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riding_4|knows_power_throw_4|knows_power_strike_4|knows_horse_archery_5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c5_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" calcext:value-type="string">
            <text:p>["c5_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snaga_of_moria</text:p>
          </table:table-cell>
          <table:table-cell table:style-name="ce6" office:value-type="string" calcext:value-type="string">
            <text:p>Snaga_of_Moria</text:p>
          </table:table-cell>
          <table:table-cell table:style-name="ce6" office:value-type="string" calcext:value-type="string">
            <text:p>Snagas_of_Moria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coif_bad, itm_orc_nosehelm_bad,</text:p>
          </table:table-cell>
          <table:table-cell table:style-name="ce18" office:value-type="string" calcext:value-type="string">
            <text:p>itm_moria_armor_a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falchion,itm_orc_scimitar,itm_orc_machete,itm_orc_axe,itm_wood_club,</text:p>
          </table:table-cell>
          <table:table-cell table:style-name="ce18" office:value-type="string" calcext:value-type="string">
            <text:p>itm_orc_shield_a</text:p>
          </table:table-cell>
          <table:table-cell table:style-name="ce18"/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strike_1</text:p>
          </table:table-cell>
          <table:table-cell table:style-name="ce33" office:value-type="string" calcext:value-type="string">
            <text:p>orc_face4</text:p>
          </table:table-cell>
          <table:table-cell table:style-name="ce33" office:value-type="string" calcext:value-type="string">
            <text:p>orc_face9</text:p>
          </table:table-cell>
          <table:table-cell table:style-name="ce35"/>
          <table:table-cell table:style-name="ce7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1_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i1_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oblin_of_moria</text:p>
          </table:table-cell>
          <table:table-cell table:style-name="ce6" office:value-type="string" calcext:value-type="string">
            <text:p>Goblin_of_Moria</text:p>
          </table:table-cell>
          <table:table-cell table:style-name="ce6" office:value-type="string" calcext:value-type="string">
            <text:p>Goblins_of_Moria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nosehelm, itm_orc_bughelm_bad, itm_orc_beakhelm_bad,</text:p>
          </table:table-cell>
          <table:table-cell table:style-name="ce18" office:value-type="string" calcext:value-type="string">
            <text:p>itm_moria_armor_b,itm_moria_armor_c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falchion,itm_orc_scimitar,itm_orc_simple_spear,</text:p>
          </table:table-cell>
          <table:table-cell table:style-name="ce18" office:value-type="string" calcext:value-type="string">
            <text:p>itm_moria_orc_shield_b,itm_orc_shield_b,itm_orc_shield_a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strike_3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2_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i2_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large_goblin_of_moria</text:p>
          </table:table-cell>
          <table:table-cell table:style-name="ce6" office:value-type="string" calcext:value-type="string">
            <text:p>Large_Goblin_of_Moria</text:p>
          </table:table-cell>
          <table:table-cell table:style-name="ce6" office:value-type="string" calcext:value-type="string">
            <text:p>Large_Goblins_of_Moria</text:p>
          </table:table-cell>
          <table:table-cell table:style-name="ce12" office:value-type="string" calcext:value-type="string">
            <text:p>tf_orc| tfg_shield| tfg_armor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, itm_orc_beakhelm, </text:p>
          </table:table-cell>
          <table:table-cell table:style-name="ce18" office:value-type="string" calcext:value-type="string">
            <text:p>itm_moria_armor_d,itm_moria_armor_c,itm_moria_armor_d,</text:p>
          </table:table-cell>
          <table:table-cell table:style-name="ce18" table:number-columns-repeated="2"/>
          <table:table-cell table:style-name="ce18" office:value-type="string" calcext:value-type="string">
            <text:p>itm_orc_sabre,itm_orc_scimitar,itm_orc_simple_spear,itm_orc_bill,</text:p>
          </table:table-cell>
          <table:table-cell table:style-name="ce18" office:value-type="string" calcext:value-type="string">
            <text:p>itm_orc_throwing_axes,itm_moria_orc_shield_c,itm_moria_orc_shield_b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power_strike_4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3_large_goblin_of_moria&quot;,&quot;Large_Goblin_of_Moria&quot;,&quot;Large_Goblins_of_Moria&quot;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i3_large_goblin_of_moria","Large_Goblin_of_Moria","Large_Goblins_of_Moria"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fell_goblin_of_moria</text:p>
          </table:table-cell>
          <table:table-cell table:style-name="ce6" office:value-type="string" calcext:value-type="string">
            <text:p>Fell_Goblin_of_Moria</text:p>
          </table:table-cell>
          <table:table-cell table:style-name="ce6" office:value-type="string" calcext:value-type="string">
            <text:p>Fell_Goblins_of_Moria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good, itm_orc_beakhelm_good,</text:p>
          </table:table-cell>
          <table:table-cell table:style-name="ce18" office:value-type="string" calcext:value-type="string">
            <text:p>itm_moria_armor_e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axe,itm_orc_slasher,itm_orc_throwing_axes,</text:p>
          </table:table-cell>
          <table:table-cell table:style-name="ce18" office:value-type="string" calcext:value-type="string">
            <text:p>itm_moria_orc_shield_b,itm_moria_orc_shield_c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power_draw_2|knows_power_throw_3|knows_power_strike_4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4_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i4_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archer_snaga_of_moria</text:p>
          </table:table-cell>
          <table:table-cell table:style-name="ce6" office:value-type="string" calcext:value-type="string">
            <text:p>Goblin_Archer_of_Moria</text:p>
          </table:table-cell>
          <table:table-cell table:style-name="ce6" office:value-type="string" calcext:value-type="string">
            <text:p>Goblin_Archers_of_Moria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beakhelm_bad, </text:p>
          </table:table-cell>
          <table:table-cell table:style-name="ce18" office:value-type="string" calcext:value-type="string">
            <text:p>itm_moria_armor_b,</text:p>
          </table:table-cell>
          <table:table-cell table:style-name="ce18" table:number-columns-repeated="2"/>
          <table:table-cell table:style-name="ce18" office:value-type="string" calcext:value-type="string">
            <text:p><text:s/>itm_orc_bow,itm_orc_hook_arrow,</text:p>
          </table:table-cell>
          <table:table-cell table:style-name="ce18" office:value-type="string" calcext:value-type="string">
            <text:p>itm_orc_slasher,itm_orc_falchion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bow_2</text:p>
          </table:table-cell>
          <table:table-cell table:style-name="ce30" office:value-type="string" calcext:value-type="string">
            <text:p>knows_athletics_4|knows_power_draw_2|knows_power_strike_1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2_archer_snaga_of_moria&quot;,&quot;Goblin_Archer_of_Moria&quot;,&quot;Goblin_Archers_of_Moria&quot;,tf_orc| tfg_ranged| tfg_armor| tf_no_capture_alive,0,0,fac_moria,[itm_orc_bughelm_bad, itm_orc_beakhelm_bad, itm_moria_armor_b, itm_orc_bow,itm_orc_hook_arrow,itm_orc_slasher,itm_orc_falchion,],attr_orc_tier_2,wp_orc_tier_bow_2,knows_athletics_4|knows_power_draw_2|knows_power_strike_1,orc_face9,orc_face6]," calcext:value-type="string">
            <text:p>["a2_archer_snaga_of_moria","Goblin_Archer_of_Moria","Goblin_Archers_of_Moria",tf_orc| tfg_ranged| tfg_armor| tf_no_capture_alive,0,0,fac_moria,[itm_orc_bughelm_bad, itm_orc_beakhelm_bad, itm_moria_armor_b, itm_orc_bow,itm_orc_hook_arrow,itm_orc_slasher,itm_orc_falchion,],attr_orc_tier_2,wp_orc_tier_bow_2,knows_athletics_4|knows_power_draw_2|knows_power_strike_1,orc_face9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large_goblin_archer_of_moria</text:p>
          </table:table-cell>
          <table:table-cell table:style-name="ce6" office:value-type="string" calcext:value-type="string">
            <text:p>Large_Goblin_Archer_of_Moria</text:p>
          </table:table-cell>
          <table:table-cell table:style-name="ce6" office:value-type="string" calcext:value-type="string">
            <text:p>Large_Goblin_Archers_of_Moria</text:p>
          </table:table-cell>
          <table:table-cell table:style-name="ce12" office:value-type="string" calcext:value-type="string">
            <text:p>tf_orc| tfg_ranged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bughelm, itm_orc_beakhelm,</text:p>
          </table:table-cell>
          <table:table-cell table:style-name="ce18" office:value-type="string" calcext:value-type="string">
            <text:p>itm_moria_armor_c,itm_moria_armor_b,itm_moria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lasher,itm_orc_falchion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bow_3</text:p>
          </table:table-cell>
          <table:table-cell table:style-name="ce30" office:value-type="string" calcext:value-type="string">
            <text:p>knows_athletics_5|knows_power_draw_3|knows_power_strike_2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3_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5|knows_power_draw_3|knows_power_strike_2,orc_face5,orc_face6]," calcext:value-type="string">
            <text:p>["a3_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5|knows_power_draw_3|knows_power_strike_2,orc_face5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fell_goblin_archer_of_moria</text:p>
          </table:table-cell>
          <table:table-cell table:style-name="ce6" office:value-type="string" calcext:value-type="string">
            <text:p>Fell_Goblin_Archer_of_Moria</text:p>
          </table:table-cell>
          <table:table-cell table:style-name="ce6" office:value-type="string" calcext:value-type="string">
            <text:p>Fell_Goblin_Archers_of_Moria</text:p>
          </table:table-cell>
          <table:table-cell table:style-name="ce12" office:value-type="string" calcext:value-type="string">
            <text:p>tf_orc| tfg_ranged| tfg_boots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good, itm_orc_beakhelm_good,</text:p>
          </table:table-cell>
          <table:table-cell table:style-name="ce18" office:value-type="string" calcext:value-type="string">
            <text:p>itm_moria_armor_d,itm_moria_armor_c,itm_moria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lasher,itm_orc_falchion,</text:p>
          </table:table-cell>
          <table:table-cell table:style-name="ce18" office:value-type="string" calcext:value-type="string">
            <text:p>itm_orc_shield_b,itm_orc_shield_a,itm_moria_orc_shield_b,</text:p>
          </table:table-cell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bow_4</text:p>
          </table:table-cell>
          <table:table-cell table:style-name="ce30" office:value-type="string" calcext:value-type="string">
            <text:p>knows_athletics_7|knows_power_draw_4|knows_power_strike_3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a4_fell_goblin_archer_of_moria&quot;,&quot;Fell_Goblin_Archer_of_Moria&quot;,&quot;Fell_Goblin_Archers_of_Moria&quot;,tf_orc| tfg_ranged| tfg_boots| tfg_helm| tf_no_capture_alive,0,0,fac_moria,[itm_orc_bughelm_good, itm_orc_beakhelm_good,itm_moria_armor_d,itm_moria_armor_c,itm_moria_armor_d,itm_leather_gloves,itm_orc_ragwrap,itm_orc_bow,itm_orc_hook_arrow,itm_orc_slasher,itm_orc_falchion,itm_orc_shield_b,itm_orc_shield_a,itm_moria_orc_shield_b,],attr_orc_tier_4,wp_orc_tier_bow_4,knows_athletics_7|knows_power_draw_4|knows_power_strike_3,orc_face5,orc_face6]," calcext:value-type="string">
            <text:p>["a4_fell_goblin_archer_of_moria","Fell_Goblin_Archer_of_Moria","Fell_Goblin_Archers_of_Moria",tf_orc| tfg_ranged| tfg_boots| tfg_helm| tf_no_capture_alive,0,0,fac_moria,[itm_orc_bughelm_good, itm_orc_beakhelm_good,itm_moria_armor_d,itm_moria_armor_c,itm_moria_armor_d,itm_leather_gloves,itm_orc_ragwrap,itm_orc_bow,itm_orc_hook_arrow,itm_orc_slasher,itm_orc_falchion,itm_orc_shield_b,itm_orc_shield_a,itm_moria_orc_shield_b,],attr_orc_tier_4,wp_orc_tier_bow_4,knows_athletics_7|knows_power_draw_4|knows_power_strike_3,orc_face5,orc_face6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xt two moved to end of file</text:p>
          </table:table-cell>
          <table:table-cell table:style-name="ce7" table:number-columns-repeated="19"/>
          <table:table-cell table:style-name="ce7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eep_dweller_of_moria</text:p>
          </table:table-cell>
          <table:table-cell table:style-name="ce6" office:value-type="string" calcext:value-type="string">
            <text:p>Deep-Dweller_of_Moria</text:p>
          </table:table-cell>
          <table:table-cell table:style-name="ce6" office:value-type="string" calcext:value-type="string">
            <text:p>Deep-Dwellers_of_Moria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lordly,itm_orc_bughelm_lordly,itm_uruk_helm_e,itm_uruk_helm_f,</text:p>
          </table:table-cell>
          <table:table-cell table:style-name="ce18" office:value-type="string" calcext:value-type="string">
            <text:p>itm_moria_armor_e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club_d,itm_dwarf_war_pick_old,</text:p>
          </table:table-cell>
          <table:table-cell table:style-name="ce18" office:value-type="string" calcext:value-type="string">
            <text:p>itm_orc_javelin,itm_orc_javelin,itm_moria_orc_shield_b,itm_moria_orc_shield_c</text:p>
          </table:table-cell>
          <table:table-cell table:style-name="ce18"/>
          <table:table-cell table:style-name="ce30" office:value-type="string" calcext:value-type="string">
            <text:p>attr_orc_tier_5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7|knows_power_strike_6|knows_power_throw_5|knows_ironflesh_7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deep_dweller_of_moria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" calcext:value-type="string">
            <text:p>["i5_deep_dweller_of_moria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orc_chieftain_of_moria</text:p>
          </table:table-cell>
          <table:table-cell table:style-name="ce6" office:value-type="string" calcext:value-type="string">
            <text:p>Orc_Chieftain_of_Moria</text:p>
          </table:table-cell>
          <table:table-cell table:style-name="ce6" office:value-type="string" calcext:value-type="string">
            <text:p>Orc_Chieftains_of_Moria</text:p>
          </table:table-cell>
          <table:table-cell table:style-name="ce12" office:value-type="string" calcext:value-type="string">
            <text:p>tf_orc| tfg_armor| tfg_helm| tfg_boots| tfg_shield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eakhelm_lordly,itm_uruk_helm_c,itm_uruk_helm_d,itm_uruk_helm_f,</text:p>
          </table:table-cell>
          <table:table-cell table:style-name="ce18" office:value-type="string" calcext:value-type="string">
            <text:p>(itm_moria_armor_e, imod_sturdy),(itm_moria_armor_e, imod_reinforced),(itm_moria_armor_e, imod_lordly),</text:p>
          </table:table-cell>
          <table:table-cell table:style-name="ce18"/>
          <table:table-cell table:style-name="ce18" office:value-type="string" calcext:value-type="string">
            <text:p>itm_uruk_greaves, itm_orc_greaves, </text:p>
          </table:table-cell>
          <table:table-cell table:style-name="ce18" office:value-type="string" calcext:value-type="string">
            <text:p>itm_rhun_falchion,itm_rhun_shortsword,itm_rhun_sword, </text:p>
          </table:table-cell>
          <table:table-cell table:style-name="ce18" office:value-type="string" calcext:value-type="string">
            <text:p>itm_orc_skull_spear,itm_uruk_spear, itm_moria_orc_shield_a, (itm_orc_shield_c, imod_reinforced)</text:p>
          </table:table-cell>
          <table:table-cell table:style-name="ce18"/>
          <table:table-cell table:style-name="ce30" office:value-type="string" calcext:value-type="string">
            <text:p>attr_orc_tier_5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5|knows_power_strike_4|knows_ironflesh_10|knows_shield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i5_orc_chieftain_of_moria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5|knows_power_strike_4|knows_ironflesh_10|knows_shield_4,orc_face5,orc_face4]," calcext:value-type="string">
            <text:p>["i5_orc_chieftain_of_moria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5|knows_power_strike_4|knows_ironflesh_10|knows_shield_4,orc_face5,orc_face4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undabad</text:p>
          </table:table-cell>
          <table:table-cell table:style-name="ce7" table:number-columns-repeated="19"/>
          <table:table-cell table:style-name="ce7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goblin_gundabad</text:p>
          </table:table-cell>
          <table:table-cell table:style-name="ce6" office:value-type="string" calcext:value-type="string">
            <text:p>Gundabad_Goblin</text:p>
          </table:table-cell>
          <table:table-cell table:style-name="ce6" office:value-type="string" calcext:value-type="string">
            <text:p>Gundabad_Goblins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</text:p>
          </table:table-cell>
          <table:table-cell table:style-name="ce18" office:value-type="string" calcext:value-type="string">
            <text:p>itm_gundabad_armor_a,itm_orc_tribal_a,</text:p>
          </table:table-cell>
          <table:table-cell table:style-name="ce18" table:number-columns-repeated="2"/>
          <table:table-cell table:style-name="ce18" office:value-type="string" calcext:value-type="string">
            <text:p>itm_wood_club,itm_orc_machete,itm_orc_slasher,itm_orc_simple_spear,itm_orc_simple_spear,itm_bone_cudgel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/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5|knows_power_throw_2|knows_power_strike_1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1_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" calcext:value-type="string">
            <text:p>["i1_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orc_gundabad</text:p>
          </table:table-cell>
          <table:table-cell table:style-name="ce6" office:value-type="string" calcext:value-type="string">
            <text:p>Gundabad_Orc</text:p>
          </table:table-cell>
          <table:table-cell table:style-name="ce6" office:value-type="string" calcext:value-type="string">
            <text:p>Gundabad_Orcs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</text:p>
          </table:table-cell>
          <table:table-cell table:style-name="ce18" office:value-type="string" calcext:value-type="string">
            <text:p>itm_gundabad_armor_b,itm_gundabad_armor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hield_a,itm_orc_shield_b,</text:p>
          </table:table-cell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6|knows_power_draw_1|knows_power_throw_3|knows_power_strike_2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2_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" calcext:value-type="string">
            <text:p>["i2_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orc_fighter_gundabad</text:p>
          </table:table-cell>
          <table:table-cell table:style-name="ce6" office:value-type="string" calcext:value-type="string">
            <text:p>Gundabad_Orc_Fighter</text:p>
          </table:table-cell>
          <table:table-cell table:style-name="ce6" office:value-type="string" calcext:value-type="string">
            <text:p>Gundabad_Orc_Fighters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c,itm_gundabad_helm_b, itm_orc_coif,</text:p>
          </table:table-cell>
          <table:table-cell table:style-name="ce18" office:value-type="string" calcext:value-type="string">
            <text:p>itm_gundabad_armor_d,itm_gundabad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falchion,itm_orc_machete,itm_orc_scimitar,itm_orc_axe,itm_orc_skull_spear,</text:p>
          </table:table-cell>
          <table:table-cell table:style-name="ce18" office:value-type="string" calcext:value-type="string">
            <text:p>itm_orc_javelin,itm_orc_throwing_arrow,itm_orc_throwing_axes,itm_orc_throwing_axes,</text:p>
          </table:table-cell>
          <table:table-cell table:style-name="ce18" office:value-type="string" calcext:value-type="string">
            <text:p>itm_orc_shield_b,itm_orc_shield_a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7|knows_power_draw_2|knows_power_throw_4|knows_power_strike_3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3_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xes,itm_orc_throwing_axes,itm_orc_shield_b,itm_orc_shield_a,],attr_orc_tier_3,wp_orc_tier_3,knows_athletics_7|knows_power_draw_2|knows_power_throw_4|knows_power_strike_3,orc_face5,orc_face6]," calcext:value-type="string">
            <text:p>["i3_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xes,itm_orc_throwing_axes,itm_orc_shield_b,itm_orc_shield_a,],attr_orc_tier_3,wp_orc_tier_3,knows_athletics_7|knows_power_draw_2|knows_power_throw_4|knows_power_strike_3,orc_face5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fell_orc_warrior_gundabad</text:p>
          </table:table-cell>
          <table:table-cell table:style-name="ce6" office:value-type="string" calcext:value-type="string">
            <text:p>Gundabad_Orc_Warrior</text:p>
          </table:table-cell>
          <table:table-cell table:style-name="ce6" office:value-type="string" calcext:value-type="string">
            <text:p>Gundabad_Orc_Warriors</text:p>
          </table:table-cell>
          <table:table-cell table:style-name="ce12" office:value-type="string" calcext:value-type="string">
            <text:p>tf_orc| tfg_shield| tfg_armor| tfg_helm|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c,itm_gundabad_helm_b, itm_orc_coif,</text:p>
          </table:table-cell>
          <table:table-cell table:style-name="ce18" office:value-type="string" calcext:value-type="string">
            <text:p>itm_gundabad_armor_d,itm_gundabad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falchion,itm_orc_scimitar,itm_orc_axe,itm_orc_skull_spear,</text:p>
          </table:table-cell>
          <table:table-cell table:style-name="ce18" office:value-type="string" calcext:value-type="string">
            <text:p>itm_orc_javelin,itm_orc_throwing_arrow,itm_orc_throwing_axes,itm_orc_throwing_axes,</text:p>
          </table:table-cell>
          <table:table-cell table:style-name="ce18" office:value-type="string" calcext:value-type="string">
            <text:p>itm_orc_shield_b,itm_orc_shield_a,</text:p>
          </table:table-cell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8|knows_power_throw_5|knows_power_strike_4|knows_ironflesh_2|knows_shield_2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fell_orc_warrior_gundabad&quot;,&quot;Gundabad_Orc_Warrior&quot;,&quot;Gundabad_Orc_Warriors&quot;,tf_orc| tfg_shield| tfg_armor| tfg_helm|tfg_boots| tf_no_capture_alive,0,0,fac_gundabad,[itm_gundabad_helm_c,itm_gundabad_helm_b, itm_orc_coif,itm_gundabad_armor_d,itm_gundabad_armor_c,itm_leather_gloves,itm_orc_furboots,itm_orc_falchion,itm_orc_scimitar,itm_orc_axe,itm_orc_skull_spear,itm_orc_javelin,itm_orc_throwing_arrow,itm_orc_throwing_axes,itm_orc_throwing_axes,itm_orc_shield_b,itm_orc_shield_a,],attr_orc_tier_4,wp_orc_tier_4,knows_athletics_8|knows_power_throw_5|knows_power_strike_4|knows_ironflesh_2|knows_shield_2,orc_face3,orc_face8]," calcext:value-type="string">
            <text:p>["i4_fell_orc_warrior_gundabad","Gundabad_Orc_Warrior","Gundabad_Orc_Warriors",tf_orc| tfg_shield| tfg_armor| tfg_helm|tfg_boots| tf_no_capture_alive,0,0,fac_gundabad,[itm_gundabad_helm_c,itm_gundabad_helm_b, itm_orc_coif,itm_gundabad_armor_d,itm_gundabad_armor_c,itm_leather_gloves,itm_orc_furboots,itm_orc_falchion,itm_orc_scimitar,itm_orc_axe,itm_orc_skull_spear,itm_orc_javelin,itm_orc_throwing_arrow,itm_orc_throwing_axes,itm_orc_throwing_axes,itm_orc_shield_b,itm_orc_shield_a,],attr_orc_tier_4,wp_orc_tier_4,knows_athletics_8|knows_power_throw_5|knows_power_strike_4|knows_ironflesh_2|knows_shield_2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orc_beserker_gundabad</text:p>
          </table:table-cell>
          <table:table-cell table:style-name="ce6" office:value-type="string" calcext:value-type="string">
            <text:p>Gundabad_Orc_Berserker</text:p>
          </table:table-cell>
          <table:table-cell table:style-name="ce6" office:value-type="string" calcext:value-type="string">
            <text:p>Gundabad_Orc_Berserkers</text:p>
          </table:table-cell>
          <table:table-cell table:style-name="ce12" office:value-type="string" calcext:value-type="string">
            <text:p>tf_orc| tfg_armor|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itm_gundabad_helm_c,itm_gundabad_helm_d,</text:p>
          </table:table-cell>
          <table:table-cell table:style-name="ce18" office:value-type="string" calcext:value-type="string">
            <text:p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8" table:number-columns-repeated="2"/>
          <table:table-cell table:style-name="ce30" office:value-type="string" calcext:value-type="string">
            <text:p>str_11| agi_9| int_4| cha_4|level(25)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10|knows_power_throw_6|knows_power_strike_7|knows_ironflesh_7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4_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" calcext:value-type="string">
            <text:p>["i4_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a4_warg_skirmisher_gundabad</text:p>
          </table:table-cell>
          <table:table-cell table:style-name="ce6" office:value-type="string" calcext:value-type="string">
            <text:p>Gundabad_Skirmisher</text:p>
          </table:table-cell>
          <table:table-cell table:style-name="ce6" office:value-type="string" calcext:value-type="string">
            <text:p>Gundabad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</text:p>
          </table:table-cell>
          <table:table-cell table:style-name="ce18" office:value-type="string" calcext:value-type="string">
            <text:p>itm_gundabad_armor_b,itm_gundabad_armor_c,</text:p>
          </table:table-cell>
          <table:table-cell table:style-name="ce18"/>
          <table:table-cell table:style-name="ce18" office:value-type="string" calcext:value-type="string">
            <text:p>itm_orc_furboots,itm_orc_ragwrap,</text:p>
          </table:table-cell>
          <table:table-cell table:style-name="ce18" office:value-type="string" calcext:value-type="string">
            <text:p>itm_uruk_bow,itm_uruk_bow,itm_orc_hook_arrow,</text:p>
          </table:table-cell>
          <table:table-cell table:style-name="ce18" office:value-type="string" calcext:value-type="string">
            <text:p>itm_orc_machete,itm_orc_scimitar,itm_orc_falchion,</text:p>
          </table:table-cell>
          <table:table-cell table:style-name="ce18" office:value-type="string" calcext:value-type="string">
            <text:p>itm_warg_1c,itm_warg_1d,itm_warg_1b,itm_warg_1d,</text:p>
          </table:table-cell>
          <table:table-cell table:style-name="ce30" office:value-type="string" calcext:value-type="string">
            <text:p>str_9| agi_8| int_4| cha_4|level(18)</text:p>
          </table:table-cell>
          <table:table-cell table:style-name="ce30" office:value-type="string" calcext:value-type="string">
            <text:p>wp_orc_tier_bow_4</text:p>
          </table:table-cell>
          <table:table-cell table:style-name="ce30" office:value-type="string" calcext:value-type="string">
            <text:p>knows_athletics_6|knows_horse_archery_4|knows_riding_4|knows_power_draw_3|knows_power_throw_3|knows_power_strike_1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4_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" calcext:value-type="string">
            <text:p>["ca4_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a5_goblin_north_clan_skirmisher</text:p>
          </table:table-cell>
          <table:table-cell table:style-name="ce6" office:value-type="string" calcext:value-type="string">
            <text:p>Goblin_North_Clan_Skirmisher</text:p>
          </table:table-cell>
          <table:table-cell table:style-name="ce6" office:value-type="string" calcext:value-type="string">
            <text:p>Goblin_North_Clan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d,itm_gundabad_helm_e,</text:p>
          </table:table-cell>
          <table:table-cell table:style-name="ce18" office:value-type="string" calcext:value-type="string">
            <text:p>itm_gundabad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uruk_bow,itm_uruk_bow,itm_orc_hook_arrow,</text:p>
          </table:table-cell>
          <table:table-cell table:style-name="ce18" office:value-type="string" calcext:value-type="string">
            <text:p>itm_orc_scimitar,</text:p>
          </table:table-cell>
          <table:table-cell table:style-name="ce18" office:value-type="string" calcext:value-type="string">
            <text:p>itm_warg_1d,itm_warg_1b,itm_warg_1d,</text:p>
          </table:table-cell>
          <table:table-cell table:style-name="ce30" office:value-type="string" calcext:value-type="string">
            <text:p>str_11| agi_9| int_4| cha_4|level(25)</text:p>
          </table:table-cell>
          <table:table-cell table:style-name="ce30" office:value-type="string" calcext:value-type="string">
            <text:p>wp_orc_tier_bow_5</text:p>
          </table:table-cell>
          <table:table-cell table:style-name="ce30" office:value-type="string" calcext:value-type="string">
            <text:p>knows_athletics_7|knows_horse_archery_6|knows_riding_6|knows_power_draw_4|knows_power_throw_4|knows_power_strike_2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a5_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" calcext:value-type="string">
            <text:p>["ca5_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goblin_rider_gundabad</text:p>
          </table:table-cell>
          <table:table-cell table:style-name="ce6" office:value-type="string" calcext:value-type="string">
            <text:p>Gundabad_Goblin_Rider</text:p>
          </table:table-cell>
          <table:table-cell table:style-name="ce6" office:value-type="string" calcext:value-type="string">
            <text:p>Gundabad_Goblin_Riders</text:p>
          </table:table-cell>
          <table:table-cell table:style-name="ce12" office:value-type="string" calcext:value-type="string">
            <text:p>tf_orc| tf_mount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</text:p>
          </table:table-cell>
          <table:table-cell table:style-name="ce18" office:value-type="string" calcext:value-type="string">
            <text:p>itm_gundabad_armor_b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uruk_bow,itm_orc_hook_arrow,</text:p>
          </table:table-cell>
          <table:table-cell table:style-name="ce18" office:value-type="string" calcext:value-type="string">
            <text:p>itm_wood_club,itm_twohand_wood_club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riding_3|knows_horse_archery_3|knows_power_throw_2|knows_power_draw_2|knows_power_strike_1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3_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" calcext:value-type="string">
            <text:p>["c3_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warg_rider_gundabad</text:p>
          </table:table-cell>
          <table:table-cell table:style-name="ce6" office:value-type="string" calcext:value-type="string">
            <text:p>Gundabad_Warg_Rider</text:p>
          </table:table-cell>
          <table:table-cell table:style-name="ce6" office:value-type="string" calcext:value-type="string">
            <text:p>Gundabad_Warg_Riders</text:p>
          </table:table-cell>
          <table:table-cell table:style-name="ce12" office:value-type="string" calcext:value-type="string">
            <text:p>tf_orc| tf_mounte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b,itm_gundabad_helm_c,</text:p>
          </table:table-cell>
          <table:table-cell table:style-name="ce18" office:value-type="string" calcext:value-type="string">
            <text:p>itm_gundabad_armor_b,itm_gundabad_armor_b,</text:p>
          </table:table-cell>
          <table:table-cell table:style-name="ce18"/>
          <table:table-cell table:style-name="ce18" office:value-type="string" calcext:value-type="string">
            <text:p>itm_orc_furboots,itm_orc_ragwrap,</text:p>
          </table:table-cell>
          <table:table-cell table:style-name="ce18" office:value-type="string" calcext:value-type="string">
            <text:p>itm_orc_machete,itm_orc_scimitar,itm_orc_falchion,itm_twohand_wood_club,itm_orc_club_b,</text:p>
          </table:table-cell>
          <table:table-cell table:style-name="ce18" office:value-type="string" calcext:value-type="string">
            <text:p>itm_orc_shield_b,itm_orc_shield_b,</text:p>
          </table:table-cell>
          <table:table-cell table:style-name="ce18" office:value-type="string" calcext:value-type="string">
            <text:p>itm_wargarmored_2b, itm_wargarmored_2c,</text:p>
          </table:table-cell>
          <table:table-cell table:style-name="ce30" office:value-type="string" calcext:value-type="string">
            <text:p>str_9| agi_8| int_4| cha_4|level(18)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riding_4|knows_power_strike_4|knows_ironflesh_4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4_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" calcext:value-type="string">
            <text:p>["c4_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goblin_north_clan_rider</text:p>
          </table:table-cell>
          <table:table-cell table:style-name="ce6" office:value-type="string" calcext:value-type="string">
            <text:p>Goblin_North_Clan_Rider</text:p>
          </table:table-cell>
          <table:table-cell table:style-name="ce6" office:value-type="string" calcext:value-type="string">
            <text:p>Goblin_North_Clan_Riders</text:p>
          </table:table-cell>
          <table:table-cell table:style-name="ce12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e,itm_gundabad_helm_d,</text:p>
          </table:table-cell>
          <table:table-cell table:style-name="ce18" office:value-type="string" calcext:value-type="string">
            <text:p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sabre,itm_orc_scimitar,itm_orc_skull_spear,itm_orc_club_b,itm_orc_club_b,itm_orc_club_b,itm_orc_two_handed_axe,itm_orc_two_handed_axe,itm_uruk_falchion_b, </text:p>
          </table:table-cell>
          <table:table-cell table:style-name="ce18" office:value-type="string" calcext:value-type="string">
            <text:p>itm_orc_shield_b,itm_orc_shield_b,</text:p>
          </table:table-cell>
          <table:table-cell table:style-name="ce18" office:value-type="string" calcext:value-type="string">
            <text:p>itm_wargarmored_3a,</text:p>
          </table:table-cell>
          <table:table-cell table:style-name="ce30" office:value-type="string" calcext:value-type="string">
            <text:p>attr_orc_tier_5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7|knows_riding_6|knows_power_strike_5|knows_ironflesh_6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5_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],attr_orc_tier_5,wp_orc_tier_5,knows_athletics_7|knows_riding_6|knows_power_strike_5|knows_ironflesh_6,orc_face3,orc_face6]," calcext:value-type="string">
            <text:p>["c5_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],attr_orc_tier_5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orc_champion_gundabad</text:p>
          </table:table-cell>
          <table:table-cell table:style-name="ce6" office:value-type="string" calcext:value-type="string">
            <text:p>Gundabad_Orc_Champion</text:p>
          </table:table-cell>
          <table:table-cell table:style-name="ce6" office:value-type="string" calcext:value-type="string">
            <text:p>Gundabad_Orc_Champions</text:p>
          </table:table-cell>
          <table:table-cell table:style-name="ce12" office:value-type="string" calcext:value-type="string">
            <text:p>tf_orc| tfg_shield| tfg_armor| tfg_helm|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c,itm_gundabad_helm_d,</text:p>
          </table:table-cell>
          <table:table-cell table:style-name="ce18" office:value-type="string" calcext:value-type="string">
            <text:p><text:s/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scimitar,itm_orc_sabre,itm_orc_club_c,</text:p>
          </table:table-cell>
          <table:table-cell table:style-name="ce18" office:value-type="string" calcext:value-type="string">
            <text:p>itm_orc_javelin, <text:s/>itm_orc_throwing_axes,</text:p>
          </table:table-cell>
          <table:table-cell table:style-name="ce18" office:value-type="string" calcext:value-type="string">
            <text:p>itm_orc_shield_b,itm_orc_shield_c,</text:p>
          </table:table-cell>
          <table:table-cell table:style-name="ce30" office:value-type="string" calcext:value-type="string">
            <text:p>str_11| agi_9| int_4| cha_4|level(25)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8|knows_power_throw_6|knows_power_strike_5|knows_ironflesh_4|knows_shield_6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i5_orc_champion_gundabad&quot;,&quot;Gundabad_Orc_Champion&quot;,&quot;Gundabad_Orc_Champions&quot;,tf_orc| tfg_shield| tfg_armor| tfg_helm|tfg_boots| tf_no_capture_alive,0,0,fac_gundabad,[itm_gundabad_helm_c,itm_gundabad_helm_d, itm_gundabad_armor_d,itm_gundabad_armor_e,itm_leather_gloves,itm_orc_furboots,itm_orc_scimitar,itm_orc_sabre,itm_orc_club_c,itm_orc_javelin,  itm_orc_throwing_axes,itm_orc_shield_b,itm_orc_shield_c,],str_11| agi_9| int_4| cha_4|level(25),wp_orc_tier_4,knows_athletics_8|knows_power_throw_6|knows_power_strike_5|knows_ironflesh_4|knows_shield_6,orc_face3,orc_face8]," calcext:value-type="string">
            <text:p>["i5_orc_champion_gundabad","Gundabad_Orc_Champion","Gundabad_Orc_Champions",tf_orc| tfg_shield| tfg_armor| tfg_helm|tfg_boots| tf_no_capture_alive,0,0,fac_gundabad,[itm_gundabad_helm_c,itm_gundabad_helm_d, itm_gundabad_armor_d,itm_gundabad_armor_e,itm_leather_gloves,itm_orc_furboots,itm_orc_scimitar,itm_orc_sabre,itm_orc_club_c,itm_orc_javelin, <text:s/>itm_orc_throwing_axes,itm_orc_shield_b,itm_orc_shield_c,],str_11| agi_9| int_4| cha_4|level(25),wp_orc_tier_4,knows_athletics_8|knows_power_throw_6|knows_power_strike_5|knows_ironflesh_4|knows_shield_6,orc_face3,orc_face8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s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/>
          <table:table-cell table:style-name="ce18" office:value-type="string" calcext:value-type="string">
            <text:p>itm_evil_light_arm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uruk_spear,itm_uruk_falchion_a,itm_orc_sabre,</text:p>
          </table:table-cell>
          <table:table-cell table:style-name="ce18" table:number-columns-repeated="2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1|knows_athletics_1|knows_power_strike_1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mb_hood,itm_orc_coif,</text:p>
          </table:table-cell>
          <table:table-cell table:style-name="ce18" office:value-type="string" calcext:value-type="string">
            <text:p>itm_evil_light_armor,itm_m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mordor_sword,itm_uruk_pike_b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athletics_2|knows_shield_2|knows_power_strike_3|knows_ironflesh_3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</text:p>
          </table:table-cell>
          <table:table-cell table:style-name="ce18" office:value-type="string" calcext:value-type="string">
            <text:p>itm_m_armor_a,itm_m_armor_b,</text:p>
          </table:table-cell>
          <table:table-cell table:style-name="ce18" office:value-type="string" calcext:value-type="string">
            <text:p><text:s/>itm_evil_gauntlets_b,</text:p>
          </table:table-cell>
          <table:table-cell table:style-name="ce18" office:value-type="string" calcext:value-type="string">
            <text:p>itm_uruk_greaves,</text:p>
          </table:table-cell>
          <table:table-cell table:style-name="ce18" office:value-type="string" calcext:value-type="string">
            <text:p>itm_mordor_longsword,itm_mordor_sword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tactics_1|knows_athletics_4|knows_shield_3|knows_power_strike_4|knows_ironflesh_4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black_num_helm,</text:p>
          </table:table-cell>
          <table:table-cell table:style-name="ce18" office:value-type="string" calcext:value-type="string">
            <text:p>itm_black_num_armor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mordor_man_shield_a,</text:p>
          </table:table-cell>
          <table:table-cell table:style-name="ce18" office:value-type="string" calcext:value-type="string">
            <text:p>itm_mordor_longsword,itm_orc_club_d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tactics_1|knows_athletics_5|knows_shield_4|knows_power_strike_5|knows_ironflesh_5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s</text:p>
          </table:table-cell>
          <table:table-cell table:style-name="ce12" office:value-type="string" calcext:value-type="string">
            <text:p>tf_evil_man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itm_umb_hood,itm_umb_hood,</text:p>
          </table:table-cell>
          <table:table-cell table:style-name="ce18" office:value-type="string" calcext:value-type="string">
            <text:p>itm_m_armor_a,itm_m_armor_b,itm_black_num_armor,</text:p>
          </table:table-cell>
          <table:table-cell table:style-name="ce18" office:value-type="string" calcext:value-type="string">
            <text:p>itm_uruk_greaves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throwing_dagger, itm_corsair_throwing_dagger, itm_corsair_throwing_dagger,</text:p>
          </table:table-cell>
          <table:table-cell table:style-name="ce18" office:value-type="string" calcext:value-type="string">
            <text:p>itm_mordor_sword,itm_mordor_longsword, itm_umb_shield_a, 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9|knows_shield_2|knows_power_strike_6|knows_power_throw_8|knows_ironflesh_7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veteran_horseman</text:p>
          </table:table-cell>
          <table:table-cell table:style-name="ce6" office:value-type="string" calcext:value-type="string">
            <text:p>Black_Numenorean_Horseman</text:p>
          </table:table-cell>
          <table:table-cell table:style-name="ce6" office:value-type="string" calcext:value-type="string">
            <text:p>Black_Numenorean_Horsemen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</text:p>
          </table:table-cell>
          <table:table-cell table:style-name="ce18" office:value-type="string" calcext:value-type="string">
            <text:p>itm_m_armor_a,itm_m_armor_b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<text:s/>itm_evil_gauntlets_b,</text:p>
          </table:table-cell>
          <table:table-cell table:style-name="ce18" office:value-type="string" calcext:value-type="string">
            <text:p>itm_mordor_longsword,itm_uruk_spear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 office:value-type="string" calcext:value-type="string">
            <text:p>itm_mordor_warhorse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s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black_num_helm,</text:p>
          </table:table-cell>
          <table:table-cell table:style-name="ce18" office:value-type="string" calcext:value-type="string">
            <text:p>itm_black_num_armor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<text:s/>itm_uruk_greaves,</text:p>
          </table:table-cell>
          <table:table-cell table:style-name="ce18" office:value-type="string" calcext:value-type="string">
            <text:p>itm_mordor_longsword,itm_uruk_spear, itm_uruk_pike_b,</text:p>
          </table:table-cell>
          <table:table-cell table:style-name="ce18" office:value-type="string" calcext:value-type="string">
            <text:p>itm_mordor_man_shield_a,</text:p>
          </table:table-cell>
          <table:table-cell table:style-name="ce18" office:value-type="string" calcext:value-type="string">
            <text:p>itm_mordor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>
            <text:p/>
          </table:table-cell>
          <table:table-cell table:number-columns-repeated="1003"/>
        </table:table-row>
        <table:table-row table:style-name="ro3" table:number-rows-repeated="582">
          <table:table-cell table:style-name="ce7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8" table:number-rows-repeated="8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37"/>
        <table:table-column table:style-name="co23" table:default-cell-style-name="ce37"/>
        <table:table-row table:style-name="ro6">
          <table:table-cell table:number-columns-repeated="7"/>
          <table:table-cell table:style-name="ce39" office:value-type="string" calcext:value-type="string">
            <text:p>Char 1</text:p>
          </table:table-cell>
          <table:table-cell table:style-name="ce39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2</text:p>
          </table:table-cell>
          <table:table-cell table:style-name="ce39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3</text:p>
          </table:table-cell>
          <table:table-cell table:style-name="ce39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4</text:p>
          </table:table-cell>
          <table:table-cell table:style-name="ce39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5</text:p>
          </table:table-cell>
          <table:table-cell table:style-name="ce39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6</text:p>
          </table:table-cell>
          <table:table-cell table:style-name="ce39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7</text:p>
          </table:table-cell>
          <table:table-cell table:style-name="ce39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0">00.00.0000</text:date>, <text:time style:data-style-name="N2" text:time-value="16:14:42.34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9-02-10T16:14:57.534000000</dc:date>
    <meta:editing-duration>P1DT15H36M20S</meta:editing-duration>
    <meta:editing-cycles>185</meta:editing-cycles>
    <meta:document-statistic meta:table-count="2" meta:cell-count="6705" meta:object-count="0"/>
  </office:meta>
</office:document-meta>
</file>